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7" style:family="table">
      <style:table-properties style:width="17cm" table:align="margins"/>
    </style:style>
    <style:style style:name="Tabla7.A" style:family="table-column">
      <style:table-column-properties style:column-width="2.175cm" style:rel-column-width="1233*"/>
    </style:style>
    <style:style style:name="Tabla7.B" style:family="table-column">
      <style:table-column-properties style:column-width="1.236cm" style:rel-column-width="701*"/>
    </style:style>
    <style:style style:name="Tabla7.C" style:family="table-column">
      <style:table-column-properties style:column-width="1.235cm" style:rel-column-width="700*"/>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style:vertical-align="middle" fo:background-color="#e0efd4" fo:padding="0.097cm" fo:border-left="0.05pt solid #000000" fo:border-right="none" fo:border-top="0.05pt solid #000000" fo:border-bottom="0.05pt solid #000000">
        <style:background-image/>
      </style:table-cell-properties>
    </style:style>
    <style:style style:name="Tabla7.C1" style:family="table-cell">
      <style:table-cell-properties style:vertical-align="middle" fo:background-color="#f7a19a" fo:padding="0.097cm" fo:border-left="0.05pt solid #000000" fo:border-right="none" fo:border-top="0.05pt solid #000000" fo:border-bottom="0.05pt solid #000000">
        <style:background-image/>
      </style:table-cell-properties>
    </style:style>
    <style:style style:name="Tabla7.M1" style:family="table-cell">
      <style:table-cell-properties style:vertical-align="middle" fo:background-color="#f7a19a"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style:vertical-align="middle" fo:padding="0.097cm" fo:border-left="0.05pt solid #000000" fo:border-right="none" fo:border-top="none" fo:border-bottom="0.05pt solid #000000"/>
    </style:style>
    <style:style style:name="Tabla7.F2" style:family="table-cell">
      <style:table-cell-properties style:vertical-align="middle" fo:padding="0.097cm" fo:border-left="0.05pt solid #000000" fo:border-right="none" fo:border-top="none" fo:border-bottom="0.05pt solid #000000"/>
    </style:style>
    <style:style style:name="Tabla7.J2"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969cm" table:align="left"/>
    </style:style>
    <style:style style:name="Tabla1.A" style:family="table-column">
      <style:table-column-properties style:column-width="2.3cm"/>
    </style:style>
    <style:style style:name="Tabla1.B" style:family="table-column">
      <style:table-column-properties style:column-width="1.63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style:vertical-align="middle" fo:background-color="#e0efd4"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padding="0.097cm" fo:border-left="0.05pt solid #000000" fo:border-right="none" fo:border-top="0.05pt solid #000000" fo:border-bottom="0.05pt solid #000000"/>
    </style:style>
    <style:style style:name="Tabla1.F1" style:family="table-cell">
      <style:table-cell-properties style:vertical-align="middle" fo:padding="0.097cm" fo:border-left="0.05pt solid #000000" fo:border-right="none" fo:border-top="0.05pt solid #000000" fo:border-bottom="0.05pt solid #000000"/>
    </style:style>
    <style:style style:name="Tabla1.G1" style:family="table-cell">
      <style:table-cell-properties style:vertical-align="middle" fo:padding="0.097cm" fo:border-left="0.05pt solid #000000" fo:border-right="none" fo:border-top="0.05pt solid #000000" fo:border-bottom="0.05pt solid #000000"/>
    </style:style>
    <style:style style:name="Tabla1.H1" style:family="table-cell">
      <style:table-cell-properties style:vertical-align="middle" fo:padding="0.097cm" fo:border-left="0.05pt solid #000000" fo:border-right="none" fo:border-top="0.05pt solid #000000" fo:border-bottom="0.05pt solid #000000"/>
    </style:style>
    <style:style style:name="Tabla1.I1" style:family="table-cell">
      <style:table-cell-properties style:vertical-align="middle" fo:padding="0.097cm" fo:border-left="0.05pt solid #000000" fo:border-right="none" fo:border-top="0.05pt solid #000000" fo:border-bottom="0.05pt solid #000000"/>
    </style:style>
    <style:style style:name="Tabla1.J1" style:family="table-cell">
      <style:table-cell-properties style:vertical-align="middle"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none" fo:border-top="none" fo:border-bottom="0.05pt solid #000000"/>
    </style:style>
    <style:style style:name="Tabla1.F2" style:family="table-cell">
      <style:table-cell-properties style:vertical-align="middle" fo:padding="0.097cm" fo:border-left="0.05pt solid #000000" fo:border-right="none" fo:border-top="none" fo:border-bottom="0.05pt solid #000000"/>
    </style:style>
    <style:style style:name="Tabla1.G2" style:family="table-cell">
      <style:table-cell-properties style:vertical-align="middle" fo:padding="0.097cm" fo:border-left="0.05pt solid #000000" fo:border-right="none" fo:border-top="none" fo:border-bottom="0.05pt solid #000000"/>
    </style:style>
    <style:style style:name="Tabla1.H2" style:family="table-cell">
      <style:table-cell-properties style:vertical-align="middle" fo:padding="0.097cm" fo:border-left="0.05pt solid #000000" fo:border-right="none" fo:border-top="none" fo:border-bottom="0.05pt solid #000000"/>
    </style:style>
    <style:style style:name="Tabla1.I2" style:family="table-cell">
      <style:table-cell-properties style:vertical-align="middle" fo:padding="0.097cm" fo:border-left="0.05pt solid #000000" fo:border-right="none" fo:border-top="none" fo:border-bottom="0.05pt solid #000000"/>
    </style:style>
    <style:style style:name="Tabla1.J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6.969cm" table:align="left"/>
    </style:style>
    <style:style style:name="Tabla2.A" style:family="table-column">
      <style:table-column-properties style:column-width="2.3cm"/>
    </style:style>
    <style:style style:name="Tabla2.B" style:family="table-column">
      <style:table-column-properties style:column-width="1.63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style:vertical-align="middle" fo:padding="0.097cm" fo:border-left="0.05pt solid #000000" fo:border-right="none" fo:border-top="0.05pt solid #000000" fo:border-bottom="0.05pt solid #000000"/>
    </style:style>
    <style:style style:name="Tabla2.E1" style:family="table-cell">
      <style:table-cell-properties style:vertical-align="middle" fo:background-color="#e0efd4" fo:padding="0.097cm" fo:border-left="0.05pt solid #000000" fo:border-right="none" fo:border-top="0.05pt solid #000000" fo:border-bottom="0.05pt solid #000000">
        <style:background-image/>
      </style:table-cell-properties>
    </style:style>
    <style:style style:name="Tabla2.J1" style:family="table-cell">
      <style:table-cell-properties style:vertical-align="middle"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style:vertical-align="middle" fo:padding="0.097cm" fo:border-left="0.05pt solid #000000" fo:border-right="none" fo:border-top="none" fo:border-bottom="0.05pt solid #000000"/>
    </style:style>
    <style:style style:name="Tabla2.C2" style:family="table-cell">
      <style:table-cell-properties style:vertical-align="middle" fo:padding="0.097cm" fo:border-left="0.05pt solid #000000" fo:border-right="none" fo:border-top="none" fo:border-bottom="0.05pt solid #000000"/>
    </style:style>
    <style:style style:name="Tabla2.D2" style:family="table-cell">
      <style:table-cell-properties style:vertical-align="middle" fo:padding="0.097cm" fo:border-left="0.05pt solid #000000" fo:border-right="none" fo:border-top="none" fo:border-bottom="0.05pt solid #000000"/>
    </style:style>
    <style:style style:name="Tabla2.E2" style:family="table-cell">
      <style:table-cell-properties style:vertical-align="middle" fo:padding="0.097cm" fo:border-left="0.05pt solid #000000" fo:border-right="none" fo:border-top="none" fo:border-bottom="0.05pt solid #000000"/>
    </style:style>
    <style:style style:name="Tabla2.F2" style:family="table-cell">
      <style:table-cell-properties style:vertical-align="middle" fo:padding="0.097cm" fo:border-left="0.05pt solid #000000" fo:border-right="none" fo:border-top="none" fo:border-bottom="0.05pt solid #000000"/>
    </style:style>
    <style:style style:name="Tabla2.G2" style:family="table-cell">
      <style:table-cell-properties style:vertical-align="middle" fo:padding="0.097cm" fo:border-left="0.05pt solid #000000" fo:border-right="none" fo:border-top="none" fo:border-bottom="0.05pt solid #000000"/>
    </style:style>
    <style:style style:name="Tabla2.H2" style:family="table-cell">
      <style:table-cell-properties style:vertical-align="middle" fo:padding="0.097cm" fo:border-left="0.05pt solid #000000" fo:border-right="none" fo:border-top="none" fo:border-bottom="0.05pt solid #000000"/>
    </style:style>
    <style:style style:name="Tabla2.I2" style:family="table-cell">
      <style:table-cell-properties style:vertical-align="middle" fo:padding="0.097cm" fo:border-left="0.05pt solid #000000" fo:border-right="none" fo:border-top="none" fo:border-bottom="0.05pt solid #000000"/>
    </style:style>
    <style:style style:name="Tabla2.J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969cm" table:align="left"/>
    </style:style>
    <style:style style:name="Tabla3.A" style:family="table-column">
      <style:table-column-properties style:column-width="2.3cm"/>
    </style:style>
    <style:style style:name="Tabla3.B" style:family="table-column">
      <style:table-column-properties style:column-width="1.63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style:vertical-align="middle" fo:padding="0.097cm" fo:border-left="0.05pt solid #000000" fo:border-right="none" fo:border-top="0.05pt solid #000000" fo:border-bottom="0.05pt solid #000000"/>
    </style:style>
    <style:style style:name="Tabla3.G1" style:family="table-cell">
      <style:table-cell-properties style:vertical-align="middle" fo:background-color="#e0efd4" fo:padding="0.097cm" fo:border-left="0.05pt solid #000000" fo:border-right="none" fo:border-top="0.05pt solid #000000" fo:border-bottom="0.05pt solid #000000">
        <style:background-image/>
      </style:table-cell-properties>
    </style:style>
    <style:style style:name="Tabla3.J1" style:family="table-cell">
      <style:table-cell-properties style:vertical-align="middle"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style:vertical-align="middle" fo:padding="0.097cm" fo:border-left="0.05pt solid #000000" fo:border-right="none" fo:border-top="none" fo:border-bottom="0.05pt solid #000000"/>
    </style:style>
    <style:style style:name="Tabla3.C2" style:family="table-cell">
      <style:table-cell-properties style:vertical-align="middle" fo:padding="0.097cm" fo:border-left="0.05pt solid #000000" fo:border-right="none" fo:border-top="none" fo:border-bottom="0.05pt solid #000000"/>
    </style:style>
    <style:style style:name="Tabla3.D2" style:family="table-cell">
      <style:table-cell-properties style:vertical-align="middle" fo:padding="0.097cm" fo:border-left="0.05pt solid #000000" fo:border-right="none" fo:border-top="none" fo:border-bottom="0.05pt solid #000000"/>
    </style:style>
    <style:style style:name="Tabla3.E2" style:family="table-cell">
      <style:table-cell-properties style:vertical-align="middle" fo:padding="0.097cm" fo:border-left="0.05pt solid #000000" fo:border-right="none" fo:border-top="none" fo:border-bottom="0.05pt solid #000000"/>
    </style:style>
    <style:style style:name="Tabla3.F2" style:family="table-cell">
      <style:table-cell-properties style:vertical-align="middle" fo:padding="0.097cm" fo:border-left="0.05pt solid #000000" fo:border-right="none" fo:border-top="none" fo:border-bottom="0.05pt solid #000000"/>
    </style:style>
    <style:style style:name="Tabla3.G2" style:family="table-cell">
      <style:table-cell-properties style:vertical-align="middle" fo:padding="0.097cm" fo:border-left="0.05pt solid #000000" fo:border-right="none" fo:border-top="none" fo:border-bottom="0.05pt solid #000000"/>
    </style:style>
    <style:style style:name="Tabla3.H2" style:family="table-cell">
      <style:table-cell-properties style:vertical-align="middle" fo:padding="0.097cm" fo:border-left="0.05pt solid #000000" fo:border-right="none" fo:border-top="none" fo:border-bottom="0.05pt solid #000000"/>
    </style:style>
    <style:style style:name="Tabla3.I2" style:family="table-cell">
      <style:table-cell-properties style:vertical-align="middle" fo:padding="0.097cm" fo:border-left="0.05pt solid #000000" fo:border-right="none" fo:border-top="none" fo:border-bottom="0.05pt solid #000000"/>
    </style:style>
    <style:style style:name="Tabla3.J2"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6.969cm" table:align="left"/>
    </style:style>
    <style:style style:name="Tabla4.A" style:family="table-column">
      <style:table-column-properties style:column-width="2.3cm"/>
    </style:style>
    <style:style style:name="Tabla4.B" style:family="table-column">
      <style:table-column-properties style:column-width="1.63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style:vertical-align="middle" fo:padding="0.097cm" fo:border-left="0.05pt solid #000000" fo:border-right="none" fo:border-top="0.05pt solid #000000" fo:border-bottom="0.05pt solid #000000"/>
    </style:style>
    <style:style style:name="Tabla4.E1" style:family="table-cell">
      <style:table-cell-properties style:vertical-align="middle" fo:background-color="#e0efd4" fo:padding="0.097cm" fo:border-left="0.05pt solid #000000" fo:border-right="none" fo:border-top="0.05pt solid #000000" fo:border-bottom="0.05pt solid #000000">
        <style:background-image/>
      </style:table-cell-properties>
    </style:style>
    <style:style style:name="Tabla4.J1" style:family="table-cell">
      <style:table-cell-properties style:vertical-align="middle"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style:vertical-align="middle" fo:padding="0.097cm" fo:border-left="0.05pt solid #000000" fo:border-right="none" fo:border-top="none" fo:border-bottom="0.05pt solid #000000"/>
    </style:style>
    <style:style style:name="Tabla4.C2" style:family="table-cell">
      <style:table-cell-properties style:vertical-align="middle" fo:padding="0.097cm" fo:border-left="0.05pt solid #000000" fo:border-right="none" fo:border-top="none" fo:border-bottom="0.05pt solid #000000"/>
    </style:style>
    <style:style style:name="Tabla4.D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none" fo:border-top="none" fo:border-bottom="0.05pt solid #000000"/>
    </style:style>
    <style:style style:name="Tabla4.F2" style:family="table-cell">
      <style:table-cell-properties style:vertical-align="middle" fo:padding="0.097cm" fo:border-left="0.05pt solid #000000" fo:border-right="none" fo:border-top="none" fo:border-bottom="0.05pt solid #000000"/>
    </style:style>
    <style:style style:name="Tabla4.G2" style:family="table-cell">
      <style:table-cell-properties style:vertical-align="middle" fo:padding="0.097cm" fo:border-left="0.05pt solid #000000" fo:border-right="none" fo:border-top="none" fo:border-bottom="0.05pt solid #000000"/>
    </style:style>
    <style:style style:name="Tabla4.H2" style:family="table-cell">
      <style:table-cell-properties style:vertical-align="middle" fo:padding="0.097cm" fo:border-left="0.05pt solid #000000" fo:border-right="none" fo:border-top="none" fo:border-bottom="0.05pt solid #000000"/>
    </style:style>
    <style:style style:name="Tabla4.I2" style:family="table-cell">
      <style:table-cell-properties style:vertical-align="middle" fo:padding="0.097cm" fo:border-left="0.05pt solid #000000" fo:border-right="none" fo:border-top="none" fo:border-bottom="0.05pt solid #000000"/>
    </style:style>
    <style:style style:name="Tabla4.J2" style:family="table-cell">
      <style:table-cell-properties style:vertical-align="middle" fo:padding="0.097cm" fo:border-left="0.05pt solid #000000" fo:border-right="0.05pt solid #000000" fo:border-top="none" fo:border-bottom="0.05pt solid #000000"/>
    </style:style>
    <style:style style:name="Tabla5" style:family="table">
      <style:table-properties style:width="16.969cm" table:align="left"/>
    </style:style>
    <style:style style:name="Tabla5.A" style:family="table-column">
      <style:table-column-properties style:column-width="2.3cm"/>
    </style:style>
    <style:style style:name="Tabla5.B" style:family="table-column">
      <style:table-column-properties style:column-width="1.63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style:vertical-align="middle" fo:padding="0.097cm" fo:border-left="0.05pt solid #000000" fo:border-right="none" fo:border-top="0.05pt solid #000000" fo:border-bottom="0.05pt solid #000000"/>
    </style:style>
    <style:style style:name="Tabla5.E1" style:family="table-cell">
      <style:table-cell-properties style:vertical-align="middle" fo:background-color="#e0efd4" fo:padding="0.097cm" fo:border-left="0.05pt solid #000000" fo:border-right="none" fo:border-top="0.05pt solid #000000" fo:border-bottom="0.05pt solid #000000">
        <style:background-image/>
      </style:table-cell-properties>
    </style:style>
    <style:style style:name="Tabla5.J1" style:family="table-cell">
      <style:table-cell-properties style:vertical-align="middle"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style:vertical-align="middle" fo:padding="0.097cm" fo:border-left="0.05pt solid #000000" fo:border-right="none" fo:border-top="none" fo:border-bottom="0.05pt solid #000000"/>
    </style:style>
    <style:style style:name="Tabla5.C2" style:family="table-cell">
      <style:table-cell-properties style:vertical-align="middle" fo:padding="0.097cm" fo:border-left="0.05pt solid #000000" fo:border-right="none" fo:border-top="none" fo:border-bottom="0.05pt solid #000000"/>
    </style:style>
    <style:style style:name="Tabla5.D2" style:family="table-cell">
      <style:table-cell-properties style:vertical-align="middle" fo:padding="0.097cm" fo:border-left="0.05pt solid #000000" fo:border-right="none" fo:border-top="none" fo:border-bottom="0.05pt solid #000000"/>
    </style:style>
    <style:style style:name="Tabla5.E2" style:family="table-cell">
      <style:table-cell-properties style:vertical-align="middle" fo:padding="0.097cm" fo:border-left="0.05pt solid #000000" fo:border-right="none" fo:border-top="none" fo:border-bottom="0.05pt solid #000000"/>
    </style:style>
    <style:style style:name="Tabla5.F2" style:family="table-cell">
      <style:table-cell-properties style:vertical-align="middle" fo:padding="0.097cm" fo:border-left="0.05pt solid #000000" fo:border-right="none" fo:border-top="none" fo:border-bottom="0.05pt solid #000000"/>
    </style:style>
    <style:style style:name="Tabla5.G2" style:family="table-cell">
      <style:table-cell-properties style:vertical-align="middle" fo:padding="0.097cm" fo:border-left="0.05pt solid #000000" fo:border-right="none" fo:border-top="none" fo:border-bottom="0.05pt solid #000000"/>
    </style:style>
    <style:style style:name="Tabla5.H2" style:family="table-cell">
      <style:table-cell-properties style:vertical-align="middle" fo:padding="0.097cm" fo:border-left="0.05pt solid #000000" fo:border-right="none" fo:border-top="none" fo:border-bottom="0.05pt solid #000000"/>
    </style:style>
    <style:style style:name="Tabla5.I2" style:family="table-cell">
      <style:table-cell-properties style:vertical-align="middle" fo:padding="0.097cm" fo:border-left="0.05pt solid #000000" fo:border-right="none" fo:border-top="none" fo:border-bottom="0.05pt solid #000000"/>
    </style:style>
    <style:style style:name="Tabla5.J2" style:family="table-cell">
      <style:table-cell-properties style:vertical-align="middle" fo:padding="0.097cm" fo:border-left="0.05pt solid #000000" fo:border-right="0.05pt solid #000000" fo:border-top="none" fo:border-bottom="0.05pt solid #000000"/>
    </style:style>
    <style:style style:name="Tabla10" style:family="table">
      <style:table-properties style:width="12.497cm" table:align="left"/>
    </style:style>
    <style:style style:name="Tabla10.A" style:family="table-column">
      <style:table-column-properties style:column-width="1.79cm"/>
    </style:style>
    <style:style style:name="Tabla10.B" style:family="table-column">
      <style:table-column-properties style:column-width="2.016cm"/>
    </style:style>
    <style:style style:name="Tabla10.C" style:family="table-column">
      <style:table-column-properties style:column-width="1.893cm"/>
    </style:style>
    <style:style style:name="Tabla10.D" style:family="table-column">
      <style:table-column-properties style:column-width="1.812cm"/>
    </style:style>
    <style:style style:name="Tabla10.E" style:family="table-column">
      <style:table-column-properties style:column-width="1.688cm"/>
    </style:style>
    <style:style style:name="Tabla10.F" style:family="table-column">
      <style:table-column-properties style:column-width="1.711cm"/>
    </style:style>
    <style:style style:name="Tabla10.G" style:family="table-column">
      <style:table-column-properties style:column-width="1.588cm"/>
    </style:style>
    <style:style style:name="Tabla10.A1" style:family="table-cell">
      <style:table-cell-properties style:vertical-align="middle" fo:padding="0.097cm" fo:border-left="0.05pt solid #000000" fo:border-right="none" fo:border-top="0.05pt solid #000000" fo:border-bottom="0.05pt solid #000000"/>
    </style:style>
    <style:style style:name="Tabla10.G1" style:family="table-cell">
      <style:table-cell-properties style:vertical-align="middle" fo:padding="0.097cm" fo:border="0.05pt solid #000000"/>
    </style:style>
    <style:style style:name="Tabla10.A2" style:family="table-cell">
      <style:table-cell-properties style:vertical-align="middle" fo:padding="0.097cm" fo:border-left="0.05pt solid #000000" fo:border-right="none" fo:border-top="none" fo:border-bottom="0.05pt solid #000000"/>
    </style:style>
    <style:style style:name="Tabla10.C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10.G2" style:family="table-cell">
      <style:table-cell-properties style:vertical-align="middle" fo:background-color="#e0efd4" fo:padding="0.097cm" fo:border-left="0.05pt solid #000000" fo:border-right="0.05pt solid #000000" fo:border-top="none" fo:border-bottom="0.05pt solid #000000">
        <style:background-image/>
      </style:table-cell-properties>
    </style:style>
    <style:style style:name="Tabla6" style:family="table">
      <style:table-properties style:width="12.497cm" table:align="left"/>
    </style:style>
    <style:style style:name="Tabla6.A" style:family="table-column">
      <style:table-column-properties style:column-width="1.79cm"/>
    </style:style>
    <style:style style:name="Tabla6.B" style:family="table-column">
      <style:table-column-properties style:column-width="2.016cm"/>
    </style:style>
    <style:style style:name="Tabla6.C" style:family="table-column">
      <style:table-column-properties style:column-width="1.893cm"/>
    </style:style>
    <style:style style:name="Tabla6.D" style:family="table-column">
      <style:table-column-properties style:column-width="1.812cm"/>
    </style:style>
    <style:style style:name="Tabla6.E" style:family="table-column">
      <style:table-column-properties style:column-width="1.688cm"/>
    </style:style>
    <style:style style:name="Tabla6.F" style:family="table-column">
      <style:table-column-properties style:column-width="1.711cm"/>
    </style:style>
    <style:style style:name="Tabla6.G" style:family="table-column">
      <style:table-column-properties style:column-width="1.588cm"/>
    </style:style>
    <style:style style:name="Tabla6.A1" style:family="table-cell">
      <style:table-cell-properties style:vertical-align="middle" fo:padding="0.097cm" fo:border-left="0.05pt solid #000000" fo:border-right="none" fo:border-top="0.05pt solid #000000" fo:border-bottom="0.05pt solid #000000"/>
    </style:style>
    <style:style style:name="Tabla6.G1" style:family="table-cell">
      <style:table-cell-properties style:vertical-align="middle" fo:padding="0.097cm" fo:border="0.05pt solid #000000"/>
    </style:style>
    <style:style style:name="Tabla6.A2" style:family="table-cell">
      <style:table-cell-properties style:vertical-align="middle" fo:padding="0.097cm" fo:border-left="0.05pt solid #000000" fo:border-right="none" fo:border-top="none" fo:border-bottom="0.05pt solid #000000"/>
    </style:style>
    <style:style style:name="Tabla6.C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6.G2" style:family="table-cell">
      <style:table-cell-properties style:vertical-align="middle" fo:background-color="#e0efd4" fo:padding="0.097cm" fo:border-left="0.05pt solid #000000" fo:border-right="0.05pt solid #000000" fo:border-top="none" fo:border-bottom="0.05pt solid #000000">
        <style:background-image/>
      </style:table-cell-properties>
    </style:style>
    <style:style style:name="Tabla8" style:family="table">
      <style:table-properties style:width="16.75cm" table:align="left"/>
    </style:style>
    <style:style style:name="Tabla8.A" style:family="table-column">
      <style:table-column-properties style:column-width="1.404cm"/>
    </style:style>
    <style:style style:name="Tabla8.B" style:family="table-column">
      <style:table-column-properties style:column-width="1.792cm"/>
    </style:style>
    <style:style style:name="Tabla8.C" style:family="table-column">
      <style:table-column-properties style:column-width="0.873cm"/>
    </style:style>
    <style:style style:name="Tabla8.D" style:family="table-column">
      <style:table-column-properties style:column-width="0.975cm"/>
    </style:style>
    <style:style style:name="Tabla8.A1" style:family="table-cell">
      <style:table-cell-properties style:vertical-align="middle" fo:padding="0.097cm" fo:border-left="0.05pt solid #000000" fo:border-right="none" fo:border-top="0.05pt solid #000000" fo:border-bottom="0.05pt solid #000000"/>
    </style:style>
    <style:style style:name="Tabla8.P1" style:family="table-cell">
      <style:table-cell-properties style:vertical-align="middle" fo:padding="0.097cm" fo:border="0.05pt solid #000000"/>
    </style:style>
    <style:style style:name="Tabla8.A2" style:family="table-cell">
      <style:table-cell-properties style:vertical-align="middle" fo:padding="0.097cm" fo:border-left="0.05pt solid #000000" fo:border-right="none" fo:border-top="none" fo:border-bottom="0.05pt solid #000000"/>
    </style:style>
    <style:style style:name="Tabla8.E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8.P2" style:family="table-cell">
      <style:table-cell-properties style:vertical-align="middle" fo:background-color="#e0efd4" fo:padding="0.097cm" fo:border-left="0.05pt solid #000000" fo:border-right="0.05pt solid #000000" fo:border-top="none" fo:border-bottom="0.05pt solid #000000">
        <style:background-image/>
      </style:table-cell-properties>
    </style:style>
    <style:style style:name="Tabla11" style:family="table">
      <style:table-properties style:width="16.75cm" table:align="left"/>
    </style:style>
    <style:style style:name="Tabla11.A" style:family="table-column">
      <style:table-column-properties style:column-width="1.404cm"/>
    </style:style>
    <style:style style:name="Tabla11.B" style:family="table-column">
      <style:table-column-properties style:column-width="1.792cm"/>
    </style:style>
    <style:style style:name="Tabla11.C" style:family="table-column">
      <style:table-column-properties style:column-width="0.873cm"/>
    </style:style>
    <style:style style:name="Tabla11.D" style:family="table-column">
      <style:table-column-properties style:column-width="0.975cm"/>
    </style:style>
    <style:style style:name="Tabla11.A1" style:family="table-cell">
      <style:table-cell-properties style:vertical-align="middle" fo:padding="0.097cm" fo:border-left="0.05pt solid #000000" fo:border-right="none" fo:border-top="0.05pt solid #000000" fo:border-bottom="0.05pt solid #000000"/>
    </style:style>
    <style:style style:name="Tabla11.P1" style:family="table-cell">
      <style:table-cell-properties style:vertical-align="middle" fo:padding="0.097cm" fo:border="0.05pt solid #000000"/>
    </style:style>
    <style:style style:name="Tabla11.A2" style:family="table-cell">
      <style:table-cell-properties style:vertical-align="middle" fo:padding="0.097cm" fo:border-left="0.05pt solid #000000" fo:border-right="none" fo:border-top="none" fo:border-bottom="0.05pt solid #000000"/>
    </style:style>
    <style:style style:name="Tabla11.E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11.P2" style:family="table-cell">
      <style:table-cell-properties style:vertical-align="middle" fo:background-color="#e0efd4" fo:padding="0.097cm" fo:border-left="0.05pt solid #000000" fo:border-right="0.05pt solid #000000" fo:border-top="none" fo:border-bottom="0.05pt solid #000000">
        <style:background-image/>
      </style:table-cell-properties>
    </style:style>
    <style:style style:name="Tabla9" style:family="table">
      <style:table-properties style:width="14.593cm" table:align="left"/>
    </style:style>
    <style:style style:name="Tabla9.A" style:family="table-column">
      <style:table-column-properties style:column-width="1.404cm"/>
    </style:style>
    <style:style style:name="Tabla9.B" style:family="table-column">
      <style:table-column-properties style:column-width="1.792cm"/>
    </style:style>
    <style:style style:name="Tabla9.C" style:family="table-column">
      <style:table-column-properties style:column-width="0.873cm"/>
    </style:style>
    <style:style style:name="Tabla9.D" style:family="table-column">
      <style:table-column-properties style:column-width="0.975cm"/>
    </style:style>
    <style:style style:name="Tabla9.M" style:family="table-column">
      <style:table-column-properties style:column-width="0.848cm"/>
    </style:style>
    <style:style style:name="Tabla9.N" style:family="table-column">
      <style:table-column-properties style:column-width="0.896cm"/>
    </style:style>
    <style:style style:name="Tabla9.A1" style:family="table-cell">
      <style:table-cell-properties style:vertical-align="middle" fo:padding="0.097cm" fo:border-left="0.05pt solid #000000" fo:border-right="none" fo:border-top="0.05pt solid #000000" fo:border-bottom="0.05pt solid #000000"/>
    </style:style>
    <style:style style:name="Tabla9.N1" style:family="table-cell">
      <style:table-cell-properties style:vertical-align="middle" fo:padding="0.097cm" fo:border="0.05pt solid #000000"/>
    </style:style>
    <style:style style:name="Tabla9.A2" style:family="table-cell">
      <style:table-cell-properties style:vertical-align="middle" fo:padding="0.097cm" fo:border-left="0.05pt solid #000000" fo:border-right="none" fo:border-top="none" fo:border-bottom="0.05pt solid #000000"/>
    </style:style>
    <style:style style:name="Tabla9.E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9.N2" style:family="table-cell">
      <style:table-cell-properties style:vertical-align="middle" fo:background-color="#e0efd4" fo:padding="0.097cm" fo:border-left="0.05pt solid #000000" fo:border-right="0.05pt solid #000000" fo:border-top="none" fo:border-bottom="0.05pt solid #000000">
        <style:background-image/>
      </style:table-cell-properties>
    </style:style>
    <style:style style:name="Tabla9.N5" style:family="table-cell">
      <style:table-cell-properties style:vertical-align="middle" fo:background-color="#f7a19a" fo:padding="0.097cm" fo:border-left="0.05pt solid #000000" fo:border-right="0.05pt solid #000000" fo:border-top="none" fo:border-bottom="0.05pt solid #000000">
        <style:background-image/>
      </style:table-cell-properties>
    </style:style>
    <style:style style:name="Tabla12" style:family="table">
      <style:table-properties style:width="14.593cm" table:align="left"/>
    </style:style>
    <style:style style:name="Tabla12.A" style:family="table-column">
      <style:table-column-properties style:column-width="1.404cm"/>
    </style:style>
    <style:style style:name="Tabla12.B" style:family="table-column">
      <style:table-column-properties style:column-width="1.792cm"/>
    </style:style>
    <style:style style:name="Tabla12.C" style:family="table-column">
      <style:table-column-properties style:column-width="0.873cm"/>
    </style:style>
    <style:style style:name="Tabla12.D" style:family="table-column">
      <style:table-column-properties style:column-width="0.975cm"/>
    </style:style>
    <style:style style:name="Tabla12.M" style:family="table-column">
      <style:table-column-properties style:column-width="0.848cm"/>
    </style:style>
    <style:style style:name="Tabla12.N" style:family="table-column">
      <style:table-column-properties style:column-width="0.896cm"/>
    </style:style>
    <style:style style:name="Tabla12.A1" style:family="table-cell">
      <style:table-cell-properties style:vertical-align="middle" fo:padding="0.097cm" fo:border-left="0.05pt solid #000000" fo:border-right="none" fo:border-top="0.05pt solid #000000" fo:border-bottom="0.05pt solid #000000"/>
    </style:style>
    <style:style style:name="Tabla12.N1" style:family="table-cell">
      <style:table-cell-properties style:vertical-align="middle" fo:padding="0.097cm" fo:border="0.05pt solid #000000"/>
    </style:style>
    <style:style style:name="Tabla12.A2" style:family="table-cell">
      <style:table-cell-properties style:vertical-align="middle" fo:padding="0.097cm" fo:border-left="0.05pt solid #000000" fo:border-right="none" fo:border-top="none" fo:border-bottom="0.05pt solid #000000"/>
    </style:style>
    <style:style style:name="Tabla12.E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12.N2" style:family="table-cell">
      <style:table-cell-properties style:vertical-align="middle" fo:background-color="#e0efd4" fo:padding="0.097cm" fo:border-left="0.05pt solid #000000" fo:border-right="0.05pt solid #000000" fo:border-top="none" fo:border-bottom="0.05pt solid #000000">
        <style:background-image/>
      </style:table-cell-properties>
    </style:style>
    <style:style style:name="Tabla12.N3" style:family="table-cell">
      <style:table-cell-properties style:vertical-align="middle" fo:background-color="#f7a19a" fo:padding="0.097cm" fo:border-left="0.05pt solid #000000" fo:border-right="0.05pt solid #000000" fo:border-top="none" fo:border-bottom="0.05pt solid #000000">
        <style:background-image/>
      </style:table-cell-properties>
    </style:style>
    <style:style style:name="Tabla13" style:family="table">
      <style:table-properties style:width="14.593cm" table:align="left"/>
    </style:style>
    <style:style style:name="Tabla13.A" style:family="table-column">
      <style:table-column-properties style:column-width="1.404cm"/>
    </style:style>
    <style:style style:name="Tabla13.B" style:family="table-column">
      <style:table-column-properties style:column-width="1.792cm"/>
    </style:style>
    <style:style style:name="Tabla13.C" style:family="table-column">
      <style:table-column-properties style:column-width="0.873cm"/>
    </style:style>
    <style:style style:name="Tabla13.D" style:family="table-column">
      <style:table-column-properties style:column-width="0.975cm"/>
    </style:style>
    <style:style style:name="Tabla13.M" style:family="table-column">
      <style:table-column-properties style:column-width="0.848cm"/>
    </style:style>
    <style:style style:name="Tabla13.N" style:family="table-column">
      <style:table-column-properties style:column-width="0.896cm"/>
    </style:style>
    <style:style style:name="Tabla13.A1" style:family="table-cell">
      <style:table-cell-properties style:vertical-align="middle" fo:padding="0.097cm" fo:border-left="0.05pt solid #000000" fo:border-right="none" fo:border-top="0.05pt solid #000000" fo:border-bottom="0.05pt solid #000000"/>
    </style:style>
    <style:style style:name="Tabla13.E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a13.N1" style:family="table-cell">
      <style:table-cell-properties style:vertical-align="middle" fo:background-color="transparent" fo:padding="0.097cm" fo:border="0.05pt solid #000000">
        <style:background-image/>
      </style:table-cell-properties>
    </style:style>
    <style:style style:name="Tabla13.A2" style:family="table-cell">
      <style:table-cell-properties style:vertical-align="middle" fo:padding="0.097cm" fo:border-left="0.05pt solid #000000" fo:border-right="none" fo:border-top="none" fo:border-bottom="0.05pt solid #000000"/>
    </style:style>
    <style:style style:name="Tabla13.B2" style:family="table-cell">
      <style:table-cell-properties style:vertical-align="middle" fo:padding="0.097cm" fo:border-left="0.05pt solid #000000" fo:border-right="none" fo:border-top="none" fo:border-bottom="0.05pt solid #000000"/>
    </style:style>
    <style:style style:name="Tabla13.C2" style:family="table-cell">
      <style:table-cell-properties style:vertical-align="middle" fo:padding="0.097cm" fo:border-left="0.05pt solid #000000" fo:border-right="none" fo:border-top="none" fo:border-bottom="0.05pt solid #000000"/>
    </style:style>
    <style:style style:name="Tabla13.D2" style:family="table-cell">
      <style:table-cell-properties style:vertical-align="middle" fo:padding="0.097cm" fo:border-left="0.05pt solid #000000" fo:border-right="none" fo:border-top="none" fo:border-bottom="0.05pt solid #000000"/>
    </style:style>
    <style:style style:name="Tabla13.E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a13.F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13.N2" style:family="table-cell">
      <style:table-cell-properties style:vertical-align="middle" fo:background-color="#f7a19a" fo:padding="0.097cm" fo:border-left="0.05pt solid #000000" fo:border-right="0.05pt solid #000000" fo:border-top="none" fo:border-bottom="0.05pt solid #000000">
        <style:background-image/>
      </style:table-cell-properties>
    </style:style>
    <style:style style:name="Tabla13.A3" style:family="table-cell">
      <style:table-cell-properties style:vertical-align="middle" fo:padding="0.097cm" fo:border-left="0.05pt solid #000000" fo:border-right="none" fo:border-top="none" fo:border-bottom="0.05pt solid #000000"/>
    </style:style>
    <style:style style:name="Tabla13.B3" style:family="table-cell">
      <style:table-cell-properties style:vertical-align="middle" fo:padding="0.097cm" fo:border-left="0.05pt solid #000000" fo:border-right="none" fo:border-top="none" fo:border-bottom="0.05pt solid #000000"/>
    </style:style>
    <style:style style:name="Tabla13.C3" style:family="table-cell">
      <style:table-cell-properties style:vertical-align="middle" fo:padding="0.097cm" fo:border-left="0.05pt solid #000000" fo:border-right="none" fo:border-top="none" fo:border-bottom="0.05pt solid #000000"/>
    </style:style>
    <style:style style:name="Tabla13.D3" style:family="table-cell">
      <style:table-cell-properties style:vertical-align="middle" fo:padding="0.097cm" fo:border-left="0.05pt solid #000000" fo:border-right="none" fo:border-top="none" fo:border-bottom="0.05pt solid #000000"/>
    </style:style>
    <style:style style:name="Tabla13.N3" style:family="table-cell">
      <style:table-cell-properties style:vertical-align="middle" fo:background-color="#e0efd4" fo:padding="0.097cm" fo:border-left="0.05pt solid #000000" fo:border-right="0.05pt solid #000000" fo:border-top="none" fo:border-bottom="0.05pt solid #000000">
        <style:background-image/>
      </style:table-cell-properties>
    </style:style>
    <style:style style:name="Tabla13.A4" style:family="table-cell">
      <style:table-cell-properties style:vertical-align="middle" fo:padding="0.097cm" fo:border-left="0.05pt solid #000000" fo:border-right="none" fo:border-top="none" fo:border-bottom="0.05pt solid #000000"/>
    </style:style>
    <style:style style:name="Tabla13.B4" style:family="table-cell">
      <style:table-cell-properties style:vertical-align="middle" fo:padding="0.097cm" fo:border-left="0.05pt solid #000000" fo:border-right="none" fo:border-top="none" fo:border-bottom="0.05pt solid #000000"/>
    </style:style>
    <style:style style:name="Tabla13.C4" style:family="table-cell">
      <style:table-cell-properties style:vertical-align="middle" fo:padding="0.097cm" fo:border-left="0.05pt solid #000000" fo:border-right="none" fo:border-top="none" fo:border-bottom="0.05pt solid #000000"/>
    </style:style>
    <style:style style:name="Tabla13.D4" style:family="table-cell">
      <style:table-cell-properties style:vertical-align="middle" fo:padding="0.097cm" fo:border-left="0.05pt solid #000000" fo:border-right="none" fo:border-top="none" fo:border-bottom="0.05pt solid #000000"/>
    </style:style>
    <style:style style:name="Tabla13.A5" style:family="table-cell">
      <style:table-cell-properties style:vertical-align="middle" fo:padding="0.097cm" fo:border-left="0.05pt solid #000000" fo:border-right="none" fo:border-top="none" fo:border-bottom="0.05pt solid #000000"/>
    </style:style>
    <style:style style:name="Tabla13.B5" style:family="table-cell">
      <style:table-cell-properties style:vertical-align="middle" fo:padding="0.097cm" fo:border-left="0.05pt solid #000000" fo:border-right="none" fo:border-top="none" fo:border-bottom="0.05pt solid #000000"/>
    </style:style>
    <style:style style:name="Tabla13.C5" style:family="table-cell">
      <style:table-cell-properties style:vertical-align="middle" fo:padding="0.097cm" fo:border-left="0.05pt solid #000000" fo:border-right="none" fo:border-top="none" fo:border-bottom="0.05pt solid #000000"/>
    </style:style>
    <style:style style:name="Tabla13.D5" style:family="table-cell">
      <style:table-cell-properties style:vertical-align="middle" fo:padding="0.097cm" fo:border-left="0.05pt solid #000000" fo:border-right="none" fo:border-top="none" fo:border-bottom="0.05pt solid #000000"/>
    </style:style>
    <style:style style:name="Tabla14" style:family="table">
      <style:table-properties style:width="14.593cm" table:align="left"/>
    </style:style>
    <style:style style:name="Tabla14.A" style:family="table-column">
      <style:table-column-properties style:column-width="1.404cm"/>
    </style:style>
    <style:style style:name="Tabla14.B" style:family="table-column">
      <style:table-column-properties style:column-width="1.792cm"/>
    </style:style>
    <style:style style:name="Tabla14.C" style:family="table-column">
      <style:table-column-properties style:column-width="0.873cm"/>
    </style:style>
    <style:style style:name="Tabla14.D" style:family="table-column">
      <style:table-column-properties style:column-width="0.975cm"/>
    </style:style>
    <style:style style:name="Tabla14.M" style:family="table-column">
      <style:table-column-properties style:column-width="0.848cm"/>
    </style:style>
    <style:style style:name="Tabla14.N" style:family="table-column">
      <style:table-column-properties style:column-width="0.896cm"/>
    </style:style>
    <style:style style:name="Tabla14.A1" style:family="table-cell">
      <style:table-cell-properties style:vertical-align="middle" fo:padding="0.097cm" fo:border-left="0.05pt solid #000000" fo:border-right="none" fo:border-top="0.05pt solid #000000" fo:border-bottom="0.05pt solid #000000"/>
    </style:style>
    <style:style style:name="Tabla14.E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a14.N1" style:family="table-cell">
      <style:table-cell-properties style:vertical-align="middle" fo:background-color="transparent" fo:padding="0.097cm" fo:border="0.05pt solid #000000">
        <style:background-image/>
      </style:table-cell-properties>
    </style:style>
    <style:style style:name="Tabla14.A2" style:family="table-cell">
      <style:table-cell-properties style:vertical-align="middle" fo:padding="0.097cm" fo:border-left="0.05pt solid #000000" fo:border-right="none" fo:border-top="none" fo:border-bottom="0.05pt solid #000000"/>
    </style:style>
    <style:style style:name="Tabla14.B2" style:family="table-cell">
      <style:table-cell-properties style:vertical-align="middle" fo:padding="0.097cm" fo:border-left="0.05pt solid #000000" fo:border-right="none" fo:border-top="none" fo:border-bottom="0.05pt solid #000000"/>
    </style:style>
    <style:style style:name="Tabla14.C2" style:family="table-cell">
      <style:table-cell-properties style:vertical-align="middle" fo:padding="0.097cm" fo:border-left="0.05pt solid #000000" fo:border-right="none" fo:border-top="none" fo:border-bottom="0.05pt solid #000000"/>
    </style:style>
    <style:style style:name="Tabla14.D2" style:family="table-cell">
      <style:table-cell-properties style:vertical-align="middle" fo:padding="0.097cm" fo:border-left="0.05pt solid #000000" fo:border-right="none" fo:border-top="none" fo:border-bottom="0.05pt solid #000000"/>
    </style:style>
    <style:style style:name="Tabla14.E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a14.F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14.N2" style:family="table-cell">
      <style:table-cell-properties style:vertical-align="middle" fo:background-color="#e0efd4" fo:padding="0.097cm" fo:border-left="0.05pt solid #000000" fo:border-right="0.05pt solid #000000" fo:border-top="none" fo:border-bottom="0.05pt solid #000000">
        <style:background-image/>
      </style:table-cell-properties>
    </style:style>
    <style:style style:name="Tabla14.A3" style:family="table-cell">
      <style:table-cell-properties style:vertical-align="middle" fo:padding="0.097cm" fo:border-left="0.05pt solid #000000" fo:border-right="none" fo:border-top="none" fo:border-bottom="0.05pt solid #000000"/>
    </style:style>
    <style:style style:name="Tabla14.B3" style:family="table-cell">
      <style:table-cell-properties style:vertical-align="middle" fo:padding="0.097cm" fo:border-left="0.05pt solid #000000" fo:border-right="none" fo:border-top="none" fo:border-bottom="0.05pt solid #000000"/>
    </style:style>
    <style:style style:name="Tabla14.C3" style:family="table-cell">
      <style:table-cell-properties style:vertical-align="middle" fo:padding="0.097cm" fo:border-left="0.05pt solid #000000" fo:border-right="none" fo:border-top="none" fo:border-bottom="0.05pt solid #000000"/>
    </style:style>
    <style:style style:name="Tabla14.D3" style:family="table-cell">
      <style:table-cell-properties style:vertical-align="middle" fo:padding="0.097cm" fo:border-left="0.05pt solid #000000" fo:border-right="none" fo:border-top="none" fo:border-bottom="0.05pt solid #000000"/>
    </style:style>
    <style:style style:name="Tabla14.A4" style:family="table-cell">
      <style:table-cell-properties style:vertical-align="middle" fo:padding="0.097cm" fo:border-left="0.05pt solid #000000" fo:border-right="none" fo:border-top="none" fo:border-bottom="0.05pt solid #000000"/>
    </style:style>
    <style:style style:name="Tabla14.B4" style:family="table-cell">
      <style:table-cell-properties style:vertical-align="middle" fo:padding="0.097cm" fo:border-left="0.05pt solid #000000" fo:border-right="none" fo:border-top="none" fo:border-bottom="0.05pt solid #000000"/>
    </style:style>
    <style:style style:name="Tabla14.C4" style:family="table-cell">
      <style:table-cell-properties style:vertical-align="middle" fo:padding="0.097cm" fo:border-left="0.05pt solid #000000" fo:border-right="none" fo:border-top="none" fo:border-bottom="0.05pt solid #000000"/>
    </style:style>
    <style:style style:name="Tabla14.D4" style:family="table-cell">
      <style:table-cell-properties style:vertical-align="middle" fo:padding="0.097cm" fo:border-left="0.05pt solid #000000" fo:border-right="none" fo:border-top="none" fo:border-bottom="0.05pt solid #000000"/>
    </style:style>
    <style:style style:name="Tabla14.A5" style:family="table-cell">
      <style:table-cell-properties style:vertical-align="middle" fo:padding="0.097cm" fo:border-left="0.05pt solid #000000" fo:border-right="none" fo:border-top="none" fo:border-bottom="0.05pt solid #000000"/>
    </style:style>
    <style:style style:name="Tabla14.B5" style:family="table-cell">
      <style:table-cell-properties style:vertical-align="middle" fo:padding="0.097cm" fo:border-left="0.05pt solid #000000" fo:border-right="none" fo:border-top="none" fo:border-bottom="0.05pt solid #000000"/>
    </style:style>
    <style:style style:name="Tabla14.C5" style:family="table-cell">
      <style:table-cell-properties style:vertical-align="middle" fo:padding="0.097cm" fo:border-left="0.05pt solid #000000" fo:border-right="none" fo:border-top="none" fo:border-bottom="0.05pt solid #000000"/>
    </style:style>
    <style:style style:name="Tabla14.D5" style:family="table-cell">
      <style:table-cell-properties style:vertical-align="middle" fo:padding="0.097cm" fo:border-left="0.05pt solid #000000" fo:border-right="none" fo:border-top="none" fo:border-bottom="0.05pt solid #000000"/>
    </style:style>
    <style:style style:name="Tabla15" style:family="table">
      <style:table-properties style:width="7.001cm" table:align="left"/>
    </style:style>
    <style:style style:name="Tabla15.A" style:family="table-column">
      <style:table-column-properties style:column-width="2.155cm"/>
    </style:style>
    <style:style style:name="Tabla15.B" style:family="table-column">
      <style:table-column-properties style:column-width="2.424cm"/>
    </style:style>
    <style:style style:name="Tabla15.C" style:family="table-column">
      <style:table-column-properties style:column-width="2.422cm"/>
    </style:style>
    <style:style style:name="Tabla15.A1" style:family="table-cell">
      <style:table-cell-properties style:vertical-align="middle" fo:padding="0.097cm" fo:border-left="0.05pt solid #000000" fo:border-right="none" fo:border-top="0.05pt solid #000000" fo:border-bottom="0.05pt solid #000000"/>
    </style:style>
    <style:style style:name="Tabla15.C1" style:family="table-cell">
      <style:table-cell-properties style:vertical-align="middle"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none" fo:border-top="none" fo:border-bottom="0.05pt solid #000000"/>
    </style:style>
    <style:style style:name="Tabla15.C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none" fo:border-top="none" fo:border-bottom="0.05pt solid #000000"/>
    </style:style>
    <style:style style:name="Tabla15.C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none" fo:border-top="none" fo:border-bottom="0.05pt solid #000000"/>
    </style:style>
    <style:style style:name="Tabla15.C4" style:family="table-cell">
      <style:table-cell-properties fo:padding="0.097cm" fo:border-left="0.05pt solid #000000" fo:border-right="0.05pt solid #000000" fo:border-top="none" fo:border-bottom="0.05pt solid #000000"/>
    </style:style>
    <style:style style:name="Tabla16" style:family="table">
      <style:table-properties style:width="14.206cm" table:align="left"/>
    </style:style>
    <style:style style:name="Tabla16.A" style:family="table-column">
      <style:table-column-properties style:column-width="3.907cm"/>
    </style:style>
    <style:style style:name="Tabla16.B" style:family="table-column">
      <style:table-column-properties style:column-width="2.484cm"/>
    </style:style>
    <style:style style:name="Tabla16.C" style:family="table-column">
      <style:table-column-properties style:column-width="2.402cm"/>
    </style:style>
    <style:style style:name="Tabla16.D" style:family="table-column">
      <style:table-column-properties style:column-width="2.117cm"/>
    </style:style>
    <style:style style:name="Tabla16.E" style:family="table-column">
      <style:table-column-properties style:column-width="1.485cm"/>
    </style:style>
    <style:style style:name="Tabla16.F" style:family="table-column">
      <style:table-column-properties style:column-width="1.812cm"/>
    </style:style>
    <style:style style:name="Tabla16.A1" style:family="table-cell">
      <style:table-cell-properties fo:padding="0.097cm" fo:border-left="0.05pt solid #000000" fo:border-right="none" fo:border-top="0.05pt solid #000000" fo:border-bottom="0.05pt solid #000000"/>
    </style:style>
    <style:style style:name="Tabla16.F1" style:family="table-cell">
      <style:table-cell-properties fo:padding="0.097cm" fo:border="0.05pt solid #000000"/>
    </style:style>
    <style:style style:name="Tabla16.2" style:family="table-row">
      <style:table-row-properties style:min-row-height="2.159cm"/>
    </style:style>
    <style:style style:name="Tabla16.A2" style:family="table-cell">
      <style:table-cell-properties style:vertical-align="middle" fo:padding="0.097cm" fo:border-left="0.05pt solid #000000" fo:border-right="none" fo:border-top="none" fo:border-bottom="0.05pt solid #000000"/>
    </style:style>
    <style:style style:name="Tabla16.B2" style:family="table-cell">
      <style:table-cell-properties style:vertical-align="middle" fo:background-color="#e0efd4" fo:padding="0.097cm" fo:border-left="0.05pt solid #000000" fo:border-right="none" fo:border-top="none" fo:border-bottom="0.05pt solid #000000">
        <style:background-image/>
      </style:table-cell-properties>
    </style:style>
    <style:style style:name="Tabla16.C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16.F2" style:family="table-cell">
      <style:table-cell-properties style:vertical-align="middle" fo:background-color="#f7a19a" fo:padding="0.097cm" fo:border-left="0.05pt solid #000000" fo:border-right="0.05pt solid #000000" fo:border-top="none" fo:border-bottom="0.05pt solid #000000">
        <style:background-image/>
      </style:table-cell-properties>
    </style:style>
    <style:style style:name="Tabla17" style:family="table">
      <style:table-properties style:width="14.206cm" table:align="left"/>
    </style:style>
    <style:style style:name="Tabla17.A" style:family="table-column">
      <style:table-column-properties style:column-width="3.907cm"/>
    </style:style>
    <style:style style:name="Tabla17.B" style:family="table-column">
      <style:table-column-properties style:column-width="2.484cm"/>
    </style:style>
    <style:style style:name="Tabla17.C" style:family="table-column">
      <style:table-column-properties style:column-width="2.402cm"/>
    </style:style>
    <style:style style:name="Tabla17.D" style:family="table-column">
      <style:table-column-properties style:column-width="1.199cm"/>
    </style:style>
    <style:style style:name="Tabla17.E" style:family="table-column">
      <style:table-column-properties style:column-width="0.917cm"/>
    </style:style>
    <style:style style:name="Tabla17.F" style:family="table-column">
      <style:table-column-properties style:column-width="1.72cm"/>
    </style:style>
    <style:style style:name="Tabla17.G" style:family="table-column">
      <style:table-column-properties style:column-width="1.577cm"/>
    </style:style>
    <style:style style:name="Tabla17.A1" style:family="table-cell">
      <style:table-cell-properties fo:padding="0.097cm" fo:border-left="0.05pt solid #000000" fo:border-right="none" fo:border-top="0.05pt solid #000000" fo:border-bottom="0.05pt solid #000000"/>
    </style:style>
    <style:style style:name="Tabla17.G1" style:family="table-cell">
      <style:table-cell-properties fo:padding="0.097cm" fo:border="0.05pt solid #000000"/>
    </style:style>
    <style:style style:name="Tabla17.2" style:family="table-row">
      <style:table-row-properties style:min-row-height="1.274cm"/>
    </style:style>
    <style:style style:name="Tabla17.A2" style:family="table-cell">
      <style:table-cell-properties style:vertical-align="middle" fo:padding="0.097cm" fo:border-left="0.05pt solid #000000" fo:border-right="none" fo:border-top="none" fo:border-bottom="0.05pt solid #000000"/>
    </style:style>
    <style:style style:name="Tabla17.B2" style:family="table-cell">
      <style:table-cell-properties style:vertical-align="middle" fo:background-color="#e0efd4" fo:padding="0.097cm" fo:border-left="0.05pt solid #000000" fo:border-right="none" fo:border-top="none" fo:border-bottom="0.05pt solid #000000">
        <style:background-image/>
      </style:table-cell-properties>
    </style:style>
    <style:style style:name="Tabla17.C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17.D2" style:family="table-cell">
      <style:table-cell-properties style:vertical-align="middle" fo:background-color="#fff200" fo:padding="0.097cm" fo:border-left="0.05pt solid #000000" fo:border-right="none" fo:border-top="none" fo:border-bottom="0.05pt solid #000000">
        <style:background-image/>
      </style:table-cell-properties>
    </style:style>
    <style:style style:name="Tabla17.G2" style:family="table-cell">
      <style:table-cell-properties style:vertical-align="middle" fo:background-color="#f7a19a" fo:padding="0.097cm" fo:border-left="0.05pt solid #000000" fo:border-right="0.05pt solid #000000" fo:border-top="none" fo:border-bottom="0.05pt solid #000000">
        <style:background-image/>
      </style:table-cell-properties>
    </style:style>
    <style:style style:name="Tabla18" style:family="table">
      <style:table-properties style:width="14.206cm" table:align="left"/>
    </style:style>
    <style:style style:name="Tabla18.A" style:family="table-column">
      <style:table-column-properties style:column-width="3.907cm"/>
    </style:style>
    <style:style style:name="Tabla18.B" style:family="table-column">
      <style:table-column-properties style:column-width="2.484cm"/>
    </style:style>
    <style:style style:name="Tabla18.C" style:family="table-column">
      <style:table-column-properties style:column-width="2.402cm"/>
    </style:style>
    <style:style style:name="Tabla18.D" style:family="table-column">
      <style:table-column-properties style:column-width="1.199cm"/>
    </style:style>
    <style:style style:name="Tabla18.E" style:family="table-column">
      <style:table-column-properties style:column-width="0.917cm"/>
    </style:style>
    <style:style style:name="Tabla18.F" style:family="table-column">
      <style:table-column-properties style:column-width="1.72cm"/>
    </style:style>
    <style:style style:name="Tabla18.G" style:family="table-column">
      <style:table-column-properties style:column-width="1.577cm"/>
    </style:style>
    <style:style style:name="Tabla18.A1" style:family="table-cell">
      <style:table-cell-properties fo:padding="0.097cm" fo:border-left="0.05pt solid #000000" fo:border-right="none" fo:border-top="0.05pt solid #000000" fo:border-bottom="0.05pt solid #000000"/>
    </style:style>
    <style:style style:name="Tabla18.G1" style:family="table-cell">
      <style:table-cell-properties fo:padding="0.097cm" fo:border="0.05pt solid #000000"/>
    </style:style>
    <style:style style:name="Tabla18.2" style:family="table-row">
      <style:table-row-properties style:min-row-height="1.274cm"/>
    </style:style>
    <style:style style:name="Tabla18.A2" style:family="table-cell">
      <style:table-cell-properties style:vertical-align="middle" fo:padding="0.097cm" fo:border-left="0.05pt solid #000000" fo:border-right="none" fo:border-top="none" fo:border-bottom="0.05pt solid #000000"/>
    </style:style>
    <style:style style:name="Tabla18.B2" style:family="table-cell">
      <style:table-cell-properties style:vertical-align="middle" fo:background-color="#fff200" fo:padding="0.097cm" fo:border-left="0.05pt solid #000000" fo:border-right="none" fo:border-top="none" fo:border-bottom="0.05pt solid #000000">
        <style:background-image/>
      </style:table-cell-properties>
    </style:style>
    <style:style style:name="Tabla18.C2" style:family="table-cell">
      <style:table-cell-properties style:vertical-align="middle" fo:background-color="#e0efd4" fo:padding="0.097cm" fo:border-left="0.05pt solid #000000" fo:border-right="none" fo:border-top="none" fo:border-bottom="0.05pt solid #000000">
        <style:background-image/>
      </style:table-cell-properties>
    </style:style>
    <style:style style:name="Tabla18.D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18.G2" style:family="table-cell">
      <style:table-cell-properties style:vertical-align="middle" fo:background-color="#f7a19a" fo:padding="0.097cm" fo:border-left="0.05pt solid #000000" fo:border-right="0.05pt solid #000000" fo:border-top="none" fo:border-bottom="0.05pt solid #000000">
        <style:background-image/>
      </style:table-cell-properties>
    </style:style>
    <style:style style:name="Tabla19" style:family="table">
      <style:table-properties style:width="14.206cm" table:align="left"/>
    </style:style>
    <style:style style:name="Tabla19.A" style:family="table-column">
      <style:table-column-properties style:column-width="3.907cm"/>
    </style:style>
    <style:style style:name="Tabla19.B" style:family="table-column">
      <style:table-column-properties style:column-width="2.484cm"/>
    </style:style>
    <style:style style:name="Tabla19.C" style:family="table-column">
      <style:table-column-properties style:column-width="1.304cm"/>
    </style:style>
    <style:style style:name="Tabla19.D" style:family="table-column">
      <style:table-column-properties style:column-width="3.216cm"/>
    </style:style>
    <style:style style:name="Tabla19.E" style:family="table-column">
      <style:table-column-properties style:column-width="1.72cm"/>
    </style:style>
    <style:style style:name="Tabla19.F" style:family="table-column">
      <style:table-column-properties style:column-width="1.577cm"/>
    </style:style>
    <style:style style:name="Tabla19.A1" style:family="table-cell">
      <style:table-cell-properties fo:padding="0.097cm" fo:border-left="0.05pt solid #000000" fo:border-right="none" fo:border-top="0.05pt solid #000000" fo:border-bottom="0.05pt solid #000000"/>
    </style:style>
    <style:style style:name="Tabla19.F1" style:family="table-cell">
      <style:table-cell-properties fo:padding="0.097cm" fo:border="0.05pt solid #000000"/>
    </style:style>
    <style:style style:name="Tabla19.2" style:family="table-row">
      <style:table-row-properties style:min-row-height="1.274cm"/>
    </style:style>
    <style:style style:name="Tabla19.A2" style:family="table-cell">
      <style:table-cell-properties style:vertical-align="middle" fo:padding="0.097cm" fo:border-left="0.05pt solid #000000" fo:border-right="none" fo:border-top="none" fo:border-bottom="0.05pt solid #000000"/>
    </style:style>
    <style:style style:name="Tabla19.B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19.C2" style:family="table-cell">
      <style:table-cell-properties style:vertical-align="middle" fo:background-color="#fff200" fo:padding="0.097cm" fo:border-left="0.05pt solid #000000" fo:border-right="none" fo:border-top="none" fo:border-bottom="0.05pt solid #000000">
        <style:background-image/>
      </style:table-cell-properties>
    </style:style>
    <style:style style:name="Tabla19.D2" style:family="table-cell">
      <style:table-cell-properties style:vertical-align="middle" fo:background-color="#e0efd4" fo:padding="0.097cm" fo:border-left="0.05pt solid #000000" fo:border-right="none" fo:border-top="none" fo:border-bottom="0.05pt solid #000000">
        <style:background-image/>
      </style:table-cell-properties>
    </style:style>
    <style:style style:name="Tabla19.F2" style:family="table-cell">
      <style:table-cell-properties style:vertical-align="middle" fo:background-color="#f7a19a" fo:padding="0.097cm" fo:border-left="0.05pt solid #000000" fo:border-right="0.05pt solid #000000" fo:border-top="none" fo:border-bottom="0.05pt solid #000000">
        <style:background-image/>
      </style:table-cell-properties>
    </style:style>
    <style:style style:name="Tabla20" style:family="table">
      <style:table-properties style:width="14.206cm" table:align="left"/>
    </style:style>
    <style:style style:name="Tabla20.A" style:family="table-column">
      <style:table-column-properties style:column-width="3.907cm"/>
    </style:style>
    <style:style style:name="Tabla20.B" style:family="table-column">
      <style:table-column-properties style:column-width="2.484cm"/>
    </style:style>
    <style:style style:name="Tabla20.C" style:family="table-column">
      <style:table-column-properties style:column-width="1.304cm"/>
    </style:style>
    <style:style style:name="Tabla20.D" style:family="table-column">
      <style:table-column-properties style:column-width="2.298cm"/>
    </style:style>
    <style:style style:name="Tabla20.E" style:family="table-column">
      <style:table-column-properties style:column-width="0.917cm"/>
    </style:style>
    <style:style style:name="Tabla20.F" style:family="table-column">
      <style:table-column-properties style:column-width="1.688cm"/>
    </style:style>
    <style:style style:name="Tabla20.G" style:family="table-column">
      <style:table-column-properties style:column-width="1.609cm"/>
    </style:style>
    <style:style style:name="Tabla20.A1" style:family="table-cell">
      <style:table-cell-properties fo:padding="0.097cm" fo:border-left="0.05pt solid #000000" fo:border-right="none" fo:border-top="0.05pt solid #000000" fo:border-bottom="0.05pt solid #000000"/>
    </style:style>
    <style:style style:name="Tabla20.G1" style:family="table-cell">
      <style:table-cell-properties fo:padding="0.097cm" fo:border="0.05pt solid #000000"/>
    </style:style>
    <style:style style:name="Tabla20.2" style:family="table-row">
      <style:table-row-properties style:min-row-height="1.274cm"/>
    </style:style>
    <style:style style:name="Tabla20.A2" style:family="table-cell">
      <style:table-cell-properties style:vertical-align="middle" fo:padding="0.097cm" fo:border-left="0.05pt solid #000000" fo:border-right="none" fo:border-top="none" fo:border-bottom="0.05pt solid #000000"/>
    </style:style>
    <style:style style:name="Tabla20.B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20.D2" style:family="table-cell">
      <style:table-cell-properties style:vertical-align="middle" fo:background-color="#fff200" fo:padding="0.097cm" fo:border-left="0.05pt solid #000000" fo:border-right="none" fo:border-top="none" fo:border-bottom="0.05pt solid #000000">
        <style:background-image/>
      </style:table-cell-properties>
    </style:style>
    <style:style style:name="Tabla20.E2" style:family="table-cell">
      <style:table-cell-properties style:vertical-align="middle" fo:background-color="#e0efd4" fo:padding="0.097cm" fo:border-left="0.05pt solid #000000" fo:border-right="none" fo:border-top="none" fo:border-bottom="0.05pt solid #000000">
        <style:background-image/>
      </style:table-cell-properties>
    </style:style>
    <style:style style:name="Tabla20.G2" style:family="table-cell">
      <style:table-cell-properties style:vertical-align="middle" fo:background-color="#f7a19a" fo:padding="0.097cm" fo:border-left="0.05pt solid #000000" fo:border-right="0.05pt solid #000000" fo:border-top="none" fo:border-bottom="0.05pt solid #000000">
        <style:background-image/>
      </style:table-cell-properties>
    </style:style>
    <style:style style:name="Tabla22" style:family="table">
      <style:table-properties style:width="14.206cm" table:align="left"/>
    </style:style>
    <style:style style:name="Tabla22.A" style:family="table-column">
      <style:table-column-properties style:column-width="3.491cm"/>
    </style:style>
    <style:style style:name="Tabla22.B" style:family="table-column">
      <style:table-column-properties style:column-width="2.221cm"/>
    </style:style>
    <style:style style:name="Tabla22.C" style:family="table-column">
      <style:table-column-properties style:column-width="1.164cm"/>
    </style:style>
    <style:style style:name="Tabla22.D" style:family="table-column">
      <style:table-column-properties style:column-width="3.117cm"/>
    </style:style>
    <style:style style:name="Tabla22.E" style:family="table-column">
      <style:table-column-properties style:column-width="0.407cm"/>
    </style:style>
    <style:style style:name="Tabla22.F" style:family="table-column">
      <style:table-column-properties style:column-width="0.51cm"/>
    </style:style>
    <style:style style:name="Tabla22.G" style:family="table-column">
      <style:table-column-properties style:column-width="1.688cm"/>
    </style:style>
    <style:style style:name="Tabla22.H" style:family="table-column">
      <style:table-column-properties style:column-width="1.609cm"/>
    </style:style>
    <style:style style:name="Tabla22.A1" style:family="table-cell">
      <style:table-cell-properties fo:padding="0.097cm" fo:border-left="0.05pt solid #000000" fo:border-right="none" fo:border-top="0.05pt solid #000000" fo:border-bottom="0.05pt solid #000000"/>
    </style:style>
    <style:style style:name="Tabla22.H1" style:family="table-cell">
      <style:table-cell-properties fo:padding="0.097cm" fo:border="0.05pt solid #000000"/>
    </style:style>
    <style:style style:name="Tabla22.2" style:family="table-row">
      <style:table-row-properties style:min-row-height="1.274cm"/>
    </style:style>
    <style:style style:name="Tabla22.A2" style:family="table-cell">
      <style:table-cell-properties style:vertical-align="middle" fo:padding="0.097cm" fo:border-left="0.05pt solid #000000" fo:border-right="none" fo:border-top="none" fo:border-bottom="0.05pt solid #000000"/>
    </style:style>
    <style:style style:name="Tabla22.B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22.E2" style:family="table-cell">
      <style:table-cell-properties style:vertical-align="middle" fo:background-color="#fff200" fo:padding="0.097cm" fo:border-left="0.05pt solid #000000" fo:border-right="none" fo:border-top="none" fo:border-bottom="0.05pt solid #000000">
        <style:background-image/>
      </style:table-cell-properties>
    </style:style>
    <style:style style:name="Tabla22.H2" style:family="table-cell">
      <style:table-cell-properties style:vertical-align="middle" fo:background-color="#f7a19a" fo:padding="0.097cm" fo:border-left="0.05pt solid #000000" fo:border-right="0.05pt solid #000000" fo:border-top="none" fo:border-bottom="0.05pt solid #000000">
        <style:background-image/>
      </style:table-cell-properties>
    </style:style>
    <style:style style:name="Tabla21" style:family="table">
      <style:table-properties style:width="14.206cm" table:align="left"/>
    </style:style>
    <style:style style:name="Tabla21.A" style:family="table-column">
      <style:table-column-properties style:column-width="3.907cm"/>
    </style:style>
    <style:style style:name="Tabla21.B" style:family="table-column">
      <style:table-column-properties style:column-width="2.484cm"/>
    </style:style>
    <style:style style:name="Tabla21.C" style:family="table-column">
      <style:table-column-properties style:column-width="1.304cm"/>
    </style:style>
    <style:style style:name="Tabla21.D" style:family="table-column">
      <style:table-column-properties style:column-width="2.298cm"/>
    </style:style>
    <style:style style:name="Tabla21.E" style:family="table-column">
      <style:table-column-properties style:column-width="0.407cm"/>
    </style:style>
    <style:style style:name="Tabla21.F" style:family="table-column">
      <style:table-column-properties style:column-width="0.51cm"/>
    </style:style>
    <style:style style:name="Tabla21.G" style:family="table-column">
      <style:table-column-properties style:column-width="1.857cm"/>
    </style:style>
    <style:style style:name="Tabla21.H" style:family="table-column">
      <style:table-column-properties style:column-width="1.439cm"/>
    </style:style>
    <style:style style:name="Tabla21.A1" style:family="table-cell">
      <style:table-cell-properties style:vertical-align="bottom" fo:padding="0.097cm" fo:border-left="0.05pt solid #000000" fo:border-right="none" fo:border-top="0.05pt solid #000000" fo:border-bottom="0.05pt solid #000000"/>
    </style:style>
    <style:style style:name="Tabla21.H1" style:family="table-cell">
      <style:table-cell-properties style:vertical-align="bottom" fo:padding="0.097cm" fo:border="0.05pt solid #000000"/>
    </style:style>
    <style:style style:name="Tabla21.2" style:family="table-row">
      <style:table-row-properties style:min-row-height="1.274cm"/>
    </style:style>
    <style:style style:name="Tabla21.A2" style:family="table-cell">
      <style:table-cell-properties style:vertical-align="middle" fo:padding="0.097cm" fo:border-left="0.05pt solid #000000" fo:border-right="none" fo:border-top="none" fo:border-bottom="0.05pt solid #000000"/>
    </style:style>
    <style:style style:name="Tabla21.B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21.F2" style:family="table-cell">
      <style:table-cell-properties style:vertical-align="middle" fo:background-color="#e0efd4" fo:padding="0.097cm" fo:border-left="0.05pt solid #000000" fo:border-right="none" fo:border-top="none" fo:border-bottom="0.05pt solid #000000">
        <style:background-image/>
      </style:table-cell-properties>
    </style:style>
    <style:style style:name="Tabla21.H2" style:family="table-cell">
      <style:table-cell-properties style:vertical-align="middle" fo:background-color="#f7a19a" fo:padding="0.097cm" fo:border-left="0.05pt solid #000000" fo:border-right="0.05pt solid #000000" fo:border-top="none" fo:border-bottom="0.05pt solid #000000">
        <style:background-image/>
      </style:table-cell-properties>
    </style:style>
    <style:style style:name="P1" style:family="paragraph" style:parent-style-name="Standard">
      <style:text-properties style:font-name="Arial"/>
    </style:style>
    <style:style style:name="P2" style:family="paragraph" style:parent-style-name="Standard">
      <style:text-properties style:font-name="Arial" officeooo:rsid="001ef152"/>
    </style:style>
    <style:style style:name="P3" style:family="paragraph" style:parent-style-name="Standard">
      <style:text-properties style:font-name="Arial" officeooo:rsid="001ef152" officeooo:paragraph-rsid="001ef152"/>
    </style:style>
    <style:style style:name="P4" style:family="paragraph" style:parent-style-name="Standard">
      <style:text-properties style:font-name="Arial" officeooo:paragraph-rsid="00206c8c"/>
    </style:style>
    <style:style style:name="P5" style:family="paragraph" style:parent-style-name="Standard">
      <style:text-properties style:font-name="Arial" officeooo:paragraph-rsid="0020a765"/>
    </style:style>
    <style:style style:name="P6" style:family="paragraph" style:parent-style-name="Standard">
      <style:text-properties style:font-name="Arial" officeooo:paragraph-rsid="0020b1b7"/>
    </style:style>
    <style:style style:name="P7" style:family="paragraph" style:parent-style-name="Standard">
      <style:text-properties style:font-name="Arial" officeooo:rsid="002330cd" officeooo:paragraph-rsid="002330cd"/>
    </style:style>
    <style:style style:name="P8" style:family="paragraph" style:parent-style-name="Standard">
      <style:text-properties style:font-name="Arial" officeooo:rsid="002330cd" officeooo:paragraph-rsid="00267f41"/>
    </style:style>
    <style:style style:name="P9" style:family="paragraph" style:parent-style-name="Standard">
      <style:text-properties style:font-name="Arial" officeooo:paragraph-rsid="0024b8a8"/>
    </style:style>
    <style:style style:name="P10" style:family="paragraph" style:parent-style-name="Standard">
      <style:text-properties style:font-name="Arial" officeooo:paragraph-rsid="002d67d6"/>
    </style:style>
    <style:style style:name="P11" style:family="paragraph" style:parent-style-name="Standard">
      <style:text-properties style:font-name="Arial" officeooo:rsid="00305d6d" officeooo:paragraph-rsid="00305d6d"/>
    </style:style>
    <style:style style:name="P12" style:family="paragraph" style:parent-style-name="Standard">
      <style:text-properties style:font-name="Arial" officeooo:rsid="0031d317" officeooo:paragraph-rsid="0031d317"/>
    </style:style>
    <style:style style:name="P13" style:family="paragraph" style:parent-style-name="Standard">
      <style:text-properties style:font-name="Arial" officeooo:rsid="0031d317" officeooo:paragraph-rsid="003279c5"/>
    </style:style>
    <style:style style:name="P14" style:family="paragraph" style:parent-style-name="Standard">
      <style:text-properties style:font-name="Arial" officeooo:paragraph-rsid="00330951"/>
    </style:style>
    <style:style style:name="P15" style:family="paragraph" style:parent-style-name="Standard">
      <style:text-properties style:font-name="Arial" officeooo:rsid="0033975f" officeooo:paragraph-rsid="0033975f"/>
    </style:style>
    <style:style style:name="P16" style:family="paragraph" style:parent-style-name="Standard">
      <style:text-properties style:font-name="Ubuntu Mono" officeooo:rsid="002330cd" officeooo:paragraph-rsid="002330cd"/>
    </style:style>
    <style:style style:name="P17" style:family="paragraph" style:parent-style-name="Standard">
      <style:text-properties style:font-name="Ubuntu Mono" officeooo:rsid="002330cd" officeooo:paragraph-rsid="0024b8a8"/>
    </style:style>
    <style:style style:name="P18" style:family="paragraph" style:parent-style-name="Standard">
      <style:text-properties style:font-name="Ubuntu Mono" officeooo:rsid="002330cd" officeooo:paragraph-rsid="0027fc96"/>
    </style:style>
    <style:style style:name="P19" style:family="paragraph" style:parent-style-name="Standard">
      <style:text-properties style:font-name="Ubuntu Mono" officeooo:rsid="002330cd" officeooo:paragraph-rsid="002d67d6"/>
    </style:style>
    <style:style style:name="P20" style:family="paragraph" style:parent-style-name="Standard">
      <style:text-properties style:font-name="Ubuntu Mono" officeooo:paragraph-rsid="0024b8a8"/>
    </style:style>
    <style:style style:name="P21" style:family="paragraph" style:parent-style-name="Standard">
      <style:text-properties style:font-name="Ubuntu Mono" officeooo:paragraph-rsid="00267f41"/>
    </style:style>
    <style:style style:name="P22" style:family="paragraph" style:parent-style-name="Standard">
      <style:text-properties style:font-name="Ubuntu Mono" officeooo:rsid="0027dfe2" officeooo:paragraph-rsid="0027dfe2"/>
    </style:style>
    <style:style style:name="P23" style:family="paragraph" style:parent-style-name="Standard">
      <style:text-properties style:font-name="Ubuntu Mono" officeooo:rsid="0027dfe2" officeooo:paragraph-rsid="00305d6d"/>
    </style:style>
    <style:style style:name="P24" style:family="paragraph" style:parent-style-name="Standard">
      <style:text-properties style:font-name="Ubuntu Mono" officeooo:rsid="0027fc96" officeooo:paragraph-rsid="0027fc96"/>
    </style:style>
    <style:style style:name="P25" style:family="paragraph" style:parent-style-name="Standard">
      <style:text-properties style:font-name="Ubuntu Mono" officeooo:rsid="0027fc96" officeooo:paragraph-rsid="002d67d6"/>
    </style:style>
    <style:style style:name="P26" style:family="paragraph" style:parent-style-name="Standard">
      <style:text-properties style:font-name="Ubuntu Mono" officeooo:rsid="0027fc96" officeooo:paragraph-rsid="00305d6d"/>
    </style:style>
    <style:style style:name="P27" style:family="paragraph" style:parent-style-name="Standard">
      <style:text-properties style:font-name="Ubuntu Mono" officeooo:rsid="0027fc96" officeooo:paragraph-rsid="0027fc96" fo:background-color="#fff200"/>
    </style:style>
    <style:style style:name="P28" style:family="paragraph" style:parent-style-name="Standard">
      <style:text-properties style:font-name="Ubuntu Mono" officeooo:rsid="0027fc96" officeooo:paragraph-rsid="00301ebe" fo:background-color="#fff200"/>
    </style:style>
    <style:style style:name="P29" style:family="paragraph" style:parent-style-name="Standard">
      <style:text-properties style:font-name="Ubuntu Mono" officeooo:rsid="00301ebe" officeooo:paragraph-rsid="00301ebe" fo:background-color="#fff200"/>
    </style:style>
    <style:style style:name="P30" style:family="paragraph" style:parent-style-name="Standard">
      <style:text-properties style:font-name="Ubuntu Mono" officeooo:rsid="0035a612" officeooo:paragraph-rsid="0035a612" fo:background-color="#fff200"/>
    </style:style>
    <style:style style:name="P31" style:family="paragraph" style:parent-style-name="Standard">
      <style:text-properties style:font-name="Ubuntu Mono" officeooo:paragraph-rsid="0027fc96"/>
    </style:style>
    <style:style style:name="P32" style:family="paragraph" style:parent-style-name="Standard">
      <style:text-properties style:font-name="Ubuntu Mono" officeooo:paragraph-rsid="002d67d6"/>
    </style:style>
    <style:style style:name="P33" style:family="paragraph" style:parent-style-name="Standard">
      <style:text-properties style:font-name="Ubuntu Mono" officeooo:rsid="003279c5" officeooo:paragraph-rsid="003279c5"/>
    </style:style>
    <style:style style:name="P34" style:family="paragraph" style:parent-style-name="Standard">
      <style:text-properties style:font-name="Ubuntu Mono" officeooo:rsid="003279c5" officeooo:paragraph-rsid="00330951"/>
    </style:style>
    <style:style style:name="P35" style:family="paragraph" style:parent-style-name="Standard">
      <style:text-properties style:font-name="Ubuntu Mono" officeooo:rsid="0031d317" officeooo:paragraph-rsid="003279c5"/>
    </style:style>
    <style:style style:name="P36" style:family="paragraph" style:parent-style-name="Standard">
      <style:text-properties style:font-name="Ubuntu Mono" officeooo:rsid="0031d317" officeooo:paragraph-rsid="00330951"/>
    </style:style>
    <style:style style:name="P37" style:family="paragraph" style:parent-style-name="Standard">
      <style:text-properties style:font-name="Ubuntu Mono" officeooo:rsid="00330951" officeooo:paragraph-rsid="00330951"/>
    </style:style>
    <style:style style:name="P38" style:family="paragraph" style:parent-style-name="Standard">
      <style:text-properties style:font-name="Ubuntu Mono" officeooo:rsid="0033975f" officeooo:paragraph-rsid="0033975f"/>
    </style:style>
    <style:style style:name="P39" style:family="paragraph" style:parent-style-name="Standard">
      <style:paragraph-properties fo:margin-left="1.251cm" fo:margin-right="0cm" fo:text-indent="0cm" style:auto-text-indent="false"/>
      <style:text-properties style:font-name="Ubuntu Mono" officeooo:rsid="001ef152" officeooo:paragraph-rsid="001fa73b"/>
    </style:style>
    <style:style style:name="P40" style:family="paragraph" style:parent-style-name="Table_20_Contents">
      <style:paragraph-properties fo:text-align="center" style:justify-single-word="false"/>
      <style:text-properties style:font-name="Ubuntu Mono"/>
    </style:style>
    <style:style style:name="P41" style:family="paragraph" style:parent-style-name="Table_20_Contents">
      <style:text-properties style:font-name="Ubuntu Mono" officeooo:rsid="00206c8c" officeooo:paragraph-rsid="00206c8c"/>
    </style:style>
    <style:style style:name="P42" style:family="paragraph" style:parent-style-name="Table_20_Contents">
      <style:paragraph-properties fo:text-align="center" style:justify-single-word="false"/>
      <style:text-properties style:font-name="Ubuntu Mono" officeooo:rsid="0020a765" officeooo:paragraph-rsid="0020a765"/>
    </style:style>
    <style:style style:name="P43" style:family="paragraph" style:parent-style-name="Table_20_Contents">
      <style:paragraph-properties fo:text-align="end" style:justify-single-word="false"/>
      <style:text-properties style:font-name="Ubuntu Mono" officeooo:rsid="00239c01" officeooo:paragraph-rsid="00239c01"/>
    </style:style>
    <style:style style:name="P44" style:family="paragraph" style:parent-style-name="Table_20_Contents">
      <style:paragraph-properties fo:text-align="end" style:justify-single-word="false"/>
      <style:text-properties style:font-name="Ubuntu Mono" officeooo:rsid="00239c01" officeooo:paragraph-rsid="0024b8a8"/>
    </style:style>
    <style:style style:name="P45" style:family="paragraph" style:parent-style-name="Table_20_Contents">
      <style:paragraph-properties fo:text-align="end" style:justify-single-word="false"/>
      <style:text-properties style:font-name="Ubuntu Mono" officeooo:rsid="00239c01" officeooo:paragraph-rsid="00267f41"/>
    </style:style>
    <style:style style:name="P46" style:family="paragraph" style:parent-style-name="Table_20_Contents">
      <style:paragraph-properties fo:text-align="end" style:justify-single-word="false"/>
      <style:text-properties style:font-name="Ubuntu Mono" officeooo:rsid="00239c01" officeooo:paragraph-rsid="0027fc96"/>
    </style:style>
    <style:style style:name="P47" style:family="paragraph" style:parent-style-name="Table_20_Contents">
      <style:paragraph-properties fo:text-align="end" style:justify-single-word="false"/>
      <style:text-properties style:font-name="Ubuntu Mono" officeooo:rsid="00239c01" officeooo:paragraph-rsid="002d67d6"/>
    </style:style>
    <style:style style:name="P48" style:family="paragraph" style:parent-style-name="Table_20_Contents">
      <style:paragraph-properties fo:text-align="center" style:justify-single-word="false"/>
      <style:text-properties style:font-name="Ubuntu Mono" officeooo:rsid="00239c01" officeooo:paragraph-rsid="00239c01"/>
    </style:style>
    <style:style style:name="P49" style:family="paragraph" style:parent-style-name="Table_20_Contents">
      <style:paragraph-properties fo:text-align="center" style:justify-single-word="false"/>
      <style:text-properties style:font-name="Ubuntu Mono" officeooo:rsid="00239c01" officeooo:paragraph-rsid="0024b8a8"/>
    </style:style>
    <style:style style:name="P50" style:family="paragraph" style:parent-style-name="Table_20_Contents">
      <style:paragraph-properties fo:text-align="center" style:justify-single-word="false"/>
      <style:text-properties style:font-name="Ubuntu Mono" officeooo:rsid="00239c01" officeooo:paragraph-rsid="00267f41"/>
    </style:style>
    <style:style style:name="P51" style:family="paragraph" style:parent-style-name="Table_20_Contents">
      <style:paragraph-properties fo:text-align="center" style:justify-single-word="false"/>
      <style:text-properties style:font-name="Ubuntu Mono" officeooo:rsid="00239c01" officeooo:paragraph-rsid="0027fc96"/>
    </style:style>
    <style:style style:name="P52" style:family="paragraph" style:parent-style-name="Table_20_Contents">
      <style:paragraph-properties fo:text-align="center" style:justify-single-word="false"/>
      <style:text-properties style:font-name="Ubuntu Mono" officeooo:rsid="00239c01" officeooo:paragraph-rsid="002d67d6"/>
    </style:style>
    <style:style style:name="P53" style:family="paragraph" style:parent-style-name="Table_20_Contents">
      <style:paragraph-properties fo:text-align="center" style:justify-single-word="false"/>
      <style:text-properties style:font-name="Ubuntu Mono" fo:font-weight="bold" officeooo:rsid="00239c01" officeooo:paragraph-rsid="00239c01" style:font-weight-asian="bold" style:font-weight-complex="bold"/>
    </style:style>
    <style:style style:name="P54" style:family="paragraph" style:parent-style-name="Table_20_Contents">
      <style:paragraph-properties fo:text-align="center" style:justify-single-word="false"/>
      <style:text-properties style:font-name="Ubuntu Mono" fo:font-weight="bold" officeooo:rsid="00239c01" officeooo:paragraph-rsid="0024b8a8" style:font-weight-asian="bold" style:font-weight-complex="bold"/>
    </style:style>
    <style:style style:name="P55" style:family="paragraph" style:parent-style-name="Table_20_Contents">
      <style:paragraph-properties fo:text-align="center" style:justify-single-word="false"/>
      <style:text-properties style:font-name="Ubuntu Mono" fo:font-weight="bold" officeooo:rsid="00239c01" officeooo:paragraph-rsid="00267f41" style:font-weight-asian="bold" style:font-weight-complex="bold"/>
    </style:style>
    <style:style style:name="P56" style:family="paragraph" style:parent-style-name="Table_20_Contents">
      <style:paragraph-properties fo:text-align="center" style:justify-single-word="false"/>
      <style:text-properties style:font-name="Ubuntu Mono" fo:font-weight="bold" officeooo:rsid="00239c01" officeooo:paragraph-rsid="0027fc96" style:font-weight-asian="bold" style:font-weight-complex="bold"/>
    </style:style>
    <style:style style:name="P57" style:family="paragraph" style:parent-style-name="Table_20_Contents">
      <style:paragraph-properties fo:text-align="center" style:justify-single-word="false"/>
      <style:text-properties style:font-name="Ubuntu Mono" fo:font-weight="bold" officeooo:rsid="00239c01" officeooo:paragraph-rsid="002d67d6" style:font-weight-asian="bold" style:font-weight-complex="bold"/>
    </style:style>
    <style:style style:name="P58" style:family="paragraph" style:parent-style-name="Table_20_Contents">
      <style:paragraph-properties fo:text-align="center" style:justify-single-word="false"/>
      <style:text-properties style:font-name="Ubuntu Mono" fo:font-weight="bold" officeooo:rsid="0024b8a8" officeooo:paragraph-rsid="0024b8a8" style:font-weight-asian="bold" style:font-weight-complex="bold"/>
    </style:style>
    <style:style style:name="P59" style:family="paragraph" style:parent-style-name="Table_20_Contents">
      <style:paragraph-properties fo:text-align="center" style:justify-single-word="false"/>
      <style:text-properties style:font-name="Ubuntu Mono" fo:font-weight="bold" officeooo:rsid="00270930" officeooo:paragraph-rsid="00270930" style:font-weight-asian="bold" style:font-weight-complex="bold"/>
    </style:style>
    <style:style style:name="P60" style:family="paragraph" style:parent-style-name="Table_20_Contents">
      <style:paragraph-properties fo:text-align="center" style:justify-single-word="false"/>
      <style:text-properties style:font-name="Ubuntu Mono" fo:font-weight="bold" officeooo:rsid="00270930" officeooo:paragraph-rsid="0027fc96" style:font-weight-asian="bold" style:font-weight-complex="bold"/>
    </style:style>
    <style:style style:name="P61" style:family="paragraph" style:parent-style-name="Table_20_Contents">
      <style:paragraph-properties fo:text-align="center" style:justify-single-word="false"/>
      <style:text-properties style:font-name="Ubuntu Mono" fo:font-weight="bold" officeooo:rsid="0027dfe2" officeooo:paragraph-rsid="0027dfe2" style:font-weight-asian="bold" style:font-weight-complex="bold"/>
    </style:style>
    <style:style style:name="P62" style:family="paragraph" style:parent-style-name="Table_20_Contents">
      <style:paragraph-properties fo:text-align="center" style:justify-single-word="false"/>
      <style:text-properties style:font-name="Ubuntu Mono" fo:font-weight="bold" officeooo:rsid="0027dfe2" officeooo:paragraph-rsid="0027fc96" style:font-weight-asian="bold" style:font-weight-complex="bold"/>
    </style:style>
    <style:style style:name="P63" style:family="paragraph" style:parent-style-name="Table_20_Contents">
      <style:paragraph-properties fo:text-align="center" style:justify-single-word="false"/>
      <style:text-properties style:font-name="Ubuntu Mono" fo:font-weight="bold" officeooo:rsid="0027fc96" officeooo:paragraph-rsid="0027fc96" style:font-weight-asian="bold" style:font-weight-complex="bold"/>
    </style:style>
    <style:style style:name="P64" style:family="paragraph" style:parent-style-name="Table_20_Contents">
      <style:paragraph-properties fo:text-align="center" style:justify-single-word="false"/>
      <style:text-properties style:font-name="Ubuntu Mono" fo:font-weight="bold" officeooo:rsid="0029b770" officeooo:paragraph-rsid="0029b770" style:font-weight-asian="bold" style:font-weight-complex="bold"/>
    </style:style>
    <style:style style:name="P65" style:family="paragraph" style:parent-style-name="Table_20_Contents">
      <style:paragraph-properties fo:text-align="center" style:justify-single-word="false"/>
      <style:text-properties style:font-name="Ubuntu Mono" fo:font-weight="bold" officeooo:rsid="0029c2ea" officeooo:paragraph-rsid="0029c2ea" style:font-weight-asian="bold" style:font-weight-complex="bold"/>
    </style:style>
    <style:style style:name="P66" style:family="paragraph" style:parent-style-name="Table_20_Contents">
      <style:paragraph-properties fo:text-align="center" style:justify-single-word="false"/>
      <style:text-properties style:font-name="Ubuntu Mono" fo:font-weight="bold" officeooo:rsid="002eaf59" officeooo:paragraph-rsid="002eaf59" style:font-weight-asian="bold" style:font-weight-complex="bold"/>
    </style:style>
    <style:style style:name="P67" style:family="paragraph" style:parent-style-name="Table_20_Contents">
      <loext:graphic-properties draw:fill="solid" draw:fill-color="#f7a19a" draw:opacity="100%"/>
      <style:paragraph-properties fo:text-align="center" style:justify-single-word="false" fo:background-color="#f7a19a"/>
      <style:text-properties style:font-name="Ubuntu Mono" fo:font-weight="bold" officeooo:rsid="002eaf59" officeooo:paragraph-rsid="002eaf59" style:font-weight-asian="bold" style:font-weight-complex="bold"/>
    </style:style>
    <style:style style:name="P68" style:family="paragraph" style:parent-style-name="Table_20_Contents">
      <style:paragraph-properties fo:text-align="center" style:justify-single-word="false"/>
      <style:text-properties style:font-name="Ubuntu Mono" fo:font-weight="bold" officeooo:rsid="00301ebe" officeooo:paragraph-rsid="00301ebe" style:font-weight-asian="bold" style:font-weight-complex="bold"/>
    </style:style>
    <style:style style:name="P69" style:family="paragraph" style:parent-style-name="Table_20_Contents">
      <style:paragraph-properties fo:text-align="center" style:justify-single-word="false"/>
      <style:text-properties style:font-name="Ubuntu Mono" fo:font-weight="bold" officeooo:rsid="00305d6d" officeooo:paragraph-rsid="00305d6d" style:font-weight-asian="bold" style:font-weight-complex="bold"/>
    </style:style>
    <style:style style:name="P70" style:family="paragraph" style:parent-style-name="Table_20_Contents">
      <style:paragraph-properties fo:text-align="center" style:justify-single-word="false"/>
      <style:text-properties style:font-name="Ubuntu Mono" fo:font-weight="bold" officeooo:rsid="00349b48" officeooo:paragraph-rsid="00349b48" style:font-weight-asian="bold" style:font-weight-complex="bold"/>
    </style:style>
    <style:style style:name="P71" style:family="paragraph" style:parent-style-name="Table_20_Contents">
      <style:paragraph-properties fo:text-align="center" style:justify-single-word="false"/>
      <style:text-properties style:font-name="Ubuntu Mono" officeooo:rsid="0024b8a8" officeooo:paragraph-rsid="0024b8a8"/>
    </style:style>
    <style:style style:name="P72" style:family="paragraph" style:parent-style-name="Table_20_Contents">
      <style:paragraph-properties fo:text-align="center" style:justify-single-word="false"/>
      <style:text-properties style:font-name="Ubuntu Mono" fo:font-weight="normal" officeooo:rsid="0024b8a8" officeooo:paragraph-rsid="0024b8a8" style:font-weight-asian="normal" style:font-weight-complex="normal"/>
    </style:style>
    <style:style style:name="P73" style:family="paragraph" style:parent-style-name="Table_20_Contents">
      <style:paragraph-properties fo:text-align="center" style:justify-single-word="false"/>
      <style:text-properties style:font-name="Ubuntu Mono" fo:font-weight="normal" officeooo:rsid="00267f41" officeooo:paragraph-rsid="00267f41" style:font-weight-asian="normal" style:font-weight-complex="normal"/>
    </style:style>
    <style:style style:name="P74" style:family="paragraph" style:parent-style-name="Table_20_Contents">
      <style:paragraph-properties fo:text-align="center" style:justify-single-word="false"/>
      <style:text-properties style:font-name="Ubuntu Mono" fo:font-weight="normal" officeooo:rsid="00267f41" officeooo:paragraph-rsid="0027fc96" style:font-weight-asian="normal" style:font-weight-complex="normal"/>
    </style:style>
    <style:style style:name="P75" style:family="paragraph" style:parent-style-name="Table_20_Contents">
      <style:paragraph-properties fo:text-align="center" style:justify-single-word="false"/>
      <style:text-properties style:font-name="Ubuntu Mono" fo:font-weight="normal" officeooo:rsid="00267f41" officeooo:paragraph-rsid="002d67d6" style:font-weight-asian="normal" style:font-weight-complex="normal"/>
    </style:style>
    <style:style style:name="P76" style:family="paragraph" style:parent-style-name="Table_20_Contents">
      <style:paragraph-properties fo:text-align="center" style:justify-single-word="false"/>
      <style:text-properties style:font-name="Ubuntu Mono" fo:font-weight="normal" officeooo:rsid="00270930" officeooo:paragraph-rsid="00270930" style:font-weight-asian="normal" style:font-weight-complex="normal"/>
    </style:style>
    <style:style style:name="P77" style:family="paragraph" style:parent-style-name="Table_20_Contents">
      <style:paragraph-properties fo:text-align="center" style:justify-single-word="false"/>
      <style:text-properties style:font-name="Ubuntu Mono" fo:font-weight="normal" officeooo:rsid="00270930" officeooo:paragraph-rsid="0027fc96" style:font-weight-asian="normal" style:font-weight-complex="normal"/>
    </style:style>
    <style:style style:name="P78" style:family="paragraph" style:parent-style-name="Table_20_Contents">
      <style:paragraph-properties fo:text-align="center" style:justify-single-word="false"/>
      <style:text-properties style:font-name="Ubuntu Mono" fo:font-weight="normal" officeooo:rsid="00270930" officeooo:paragraph-rsid="002d67d6" style:font-weight-asian="normal" style:font-weight-complex="normal"/>
    </style:style>
    <style:style style:name="P79" style:family="paragraph" style:parent-style-name="Table_20_Contents">
      <style:paragraph-properties fo:text-align="center" style:justify-single-word="false"/>
      <style:text-properties style:font-name="Ubuntu Mono" fo:font-weight="normal" officeooo:rsid="0027dfe2" officeooo:paragraph-rsid="0027dfe2" style:font-weight-asian="normal" style:font-weight-complex="normal"/>
    </style:style>
    <style:style style:name="P80" style:family="paragraph" style:parent-style-name="Table_20_Contents">
      <style:paragraph-properties fo:text-align="center" style:justify-single-word="false"/>
      <style:text-properties style:font-name="Ubuntu Mono" fo:font-weight="normal" officeooo:rsid="0027dfe2" officeooo:paragraph-rsid="0027fc96" style:font-weight-asian="normal" style:font-weight-complex="normal"/>
    </style:style>
    <style:style style:name="P81" style:family="paragraph" style:parent-style-name="Table_20_Contents">
      <style:paragraph-properties fo:text-align="center" style:justify-single-word="false"/>
      <style:text-properties style:font-name="Ubuntu Mono" fo:font-weight="normal" officeooo:rsid="0027fc96" officeooo:paragraph-rsid="0027fc96" style:font-weight-asian="normal" style:font-weight-complex="normal"/>
    </style:style>
    <style:style style:name="P82" style:family="paragraph" style:parent-style-name="Table_20_Contents">
      <style:paragraph-properties fo:text-align="center" style:justify-single-word="false"/>
      <style:text-properties style:font-name="Ubuntu Mono" fo:font-weight="normal" officeooo:rsid="0027fc96" officeooo:paragraph-rsid="002d67d6" style:font-weight-asian="normal" style:font-weight-complex="normal"/>
    </style:style>
    <style:style style:name="P83" style:family="paragraph" style:parent-style-name="Table_20_Contents">
      <style:paragraph-properties fo:text-align="center" style:justify-single-word="false"/>
      <style:text-properties style:font-name="Ubuntu Mono" fo:font-weight="normal" officeooo:rsid="0029b770" officeooo:paragraph-rsid="0029b770" style:font-weight-asian="normal" style:font-weight-complex="normal"/>
    </style:style>
    <style:style style:name="P84" style:family="paragraph" style:parent-style-name="Table_20_Contents">
      <style:paragraph-properties fo:text-align="center" style:justify-single-word="false"/>
      <style:text-properties style:font-name="Ubuntu Mono" fo:font-weight="normal" officeooo:rsid="0029c2ea" officeooo:paragraph-rsid="0029c2ea" style:font-weight-asian="normal" style:font-weight-complex="normal"/>
    </style:style>
    <style:style style:name="P85" style:family="paragraph" style:parent-style-name="Table_20_Contents">
      <style:paragraph-properties fo:text-align="center" style:justify-single-word="false"/>
      <style:text-properties style:font-name="Ubuntu Mono" fo:font-weight="normal" officeooo:rsid="002d67d6" officeooo:paragraph-rsid="002d67d6" style:font-weight-asian="normal" style:font-weight-complex="normal"/>
    </style:style>
    <style:style style:name="P86" style:family="paragraph" style:parent-style-name="Table_20_Contents">
      <style:paragraph-properties fo:text-align="center" style:justify-single-word="false"/>
      <style:text-properties style:font-name="Ubuntu Mono" fo:font-weight="normal" officeooo:rsid="002eaf59" officeooo:paragraph-rsid="002eaf59" style:font-weight-asian="normal" style:font-weight-complex="normal"/>
    </style:style>
    <style:style style:name="P87" style:family="paragraph" style:parent-style-name="Table_20_Contents">
      <style:paragraph-properties fo:text-align="center" style:justify-single-word="false"/>
      <style:text-properties style:font-name="Ubuntu Mono" fo:font-weight="normal" officeooo:rsid="00301ebe" officeooo:paragraph-rsid="00301ebe" style:font-weight-asian="normal" style:font-weight-complex="normal"/>
    </style:style>
    <style:style style:name="P88" style:family="paragraph" style:parent-style-name="Table_20_Contents">
      <style:paragraph-properties fo:text-align="center" style:justify-single-word="false"/>
      <style:text-properties style:font-name="Ubuntu Mono" officeooo:rsid="00305d6d" officeooo:paragraph-rsid="00305d6d"/>
    </style:style>
    <style:style style:name="P89" style:family="paragraph" style:parent-style-name="Table_20_Contents">
      <style:text-properties style:font-name="Ubuntu Mono" fo:font-size="10pt" officeooo:rsid="003279c5" officeooo:paragraph-rsid="003279c5" style:font-size-asian="10pt" style:font-size-complex="10pt"/>
    </style:style>
    <style:style style:name="P90" style:family="paragraph" style:parent-style-name="Table_20_Contents">
      <style:paragraph-properties fo:text-align="center" style:justify-single-word="false"/>
      <style:text-properties style:font-name="Ubuntu Mono" fo:font-size="10pt" officeooo:rsid="003279c5" officeooo:paragraph-rsid="003279c5" style:font-size-asian="10pt" style:font-size-complex="10pt"/>
    </style:style>
    <style:style style:name="P91" style:family="paragraph" style:parent-style-name="Table_20_Contents">
      <style:paragraph-properties fo:text-align="center" style:justify-single-word="false"/>
      <style:text-properties style:font-name="Ubuntu Mono" fo:font-size="10pt" officeooo:rsid="003279c5" officeooo:paragraph-rsid="00349b48" style:font-size-asian="10pt" style:font-size-complex="10pt"/>
    </style:style>
    <style:style style:name="P92" style:family="paragraph" style:parent-style-name="Table_20_Contents">
      <style:paragraph-properties fo:text-align="center" style:justify-single-word="false"/>
      <style:text-properties style:font-name="Ubuntu Mono" fo:font-size="10pt" officeooo:rsid="003279c5" officeooo:paragraph-rsid="0035a612" style:font-size-asian="10pt" style:font-size-complex="10pt"/>
    </style:style>
    <style:style style:name="P93" style:family="paragraph" style:parent-style-name="Table_20_Contents">
      <style:text-properties style:font-name="Ubuntu Mono" fo:font-size="10pt" officeooo:rsid="003279c5" officeooo:paragraph-rsid="00330951" style:font-size-asian="10pt" style:font-size-complex="10pt"/>
    </style:style>
    <style:style style:name="P94" style:family="paragraph" style:parent-style-name="Table_20_Contents">
      <style:text-properties style:font-name="Ubuntu Mono" fo:font-size="10pt" officeooo:rsid="003279c5" officeooo:paragraph-rsid="0033975f" style:font-size-asian="10pt" style:font-size-complex="10pt"/>
    </style:style>
    <style:style style:name="P95" style:family="paragraph" style:parent-style-name="Table_20_Contents">
      <style:paragraph-properties fo:text-align="center" style:justify-single-word="false"/>
      <style:text-properties style:font-name="Ubuntu Mono" fo:font-size="10pt" officeooo:rsid="00330951" officeooo:paragraph-rsid="00330951" style:font-size-asian="10pt" style:font-size-complex="10pt"/>
    </style:style>
    <style:style style:name="P96" style:family="paragraph" style:parent-style-name="Table_20_Contents">
      <style:paragraph-properties fo:text-align="center" style:justify-single-word="false"/>
      <style:text-properties style:font-name="Ubuntu Mono" fo:font-size="10pt" officeooo:rsid="00330951" officeooo:paragraph-rsid="0033975f" style:font-size-asian="10pt" style:font-size-complex="10pt"/>
    </style:style>
    <style:style style:name="P97" style:family="paragraph" style:parent-style-name="Table_20_Contents">
      <style:paragraph-properties fo:text-align="center" style:justify-single-word="false"/>
      <style:text-properties style:font-name="Ubuntu Mono" fo:font-size="10pt" officeooo:rsid="00330951" officeooo:paragraph-rsid="00349b48" style:font-size-asian="10pt" style:font-size-complex="10pt"/>
    </style:style>
    <style:style style:name="P98" style:family="paragraph" style:parent-style-name="Table_20_Contents">
      <style:paragraph-properties fo:text-align="center" style:justify-single-word="false"/>
      <style:text-properties style:font-name="Ubuntu Mono" fo:font-size="10pt" officeooo:rsid="00330951" officeooo:paragraph-rsid="0035a612" style:font-size-asian="10pt" style:font-size-complex="10pt"/>
    </style:style>
    <style:style style:name="P99" style:family="paragraph" style:parent-style-name="Table_20_Contents">
      <style:text-properties style:font-name="Ubuntu Mono" fo:font-size="10pt" officeooo:rsid="00330951" officeooo:paragraph-rsid="00330951" style:font-size-asian="10pt" style:font-size-complex="10pt"/>
    </style:style>
    <style:style style:name="P100" style:family="paragraph" style:parent-style-name="Table_20_Contents">
      <style:text-properties style:font-name="Ubuntu Mono" fo:font-size="10pt" officeooo:rsid="00330951" officeooo:paragraph-rsid="0033975f" style:font-size-asian="10pt" style:font-size-complex="10pt"/>
    </style:style>
    <style:style style:name="P101" style:family="paragraph" style:parent-style-name="Table_20_Contents">
      <style:text-properties style:font-name="Ubuntu Mono" fo:font-size="10pt" officeooo:rsid="0035a612" officeooo:paragraph-rsid="0035a612" style:font-size-asian="10pt" style:font-size-complex="10pt"/>
    </style:style>
    <style:style style:name="P102" style:family="paragraph" style:parent-style-name="Table_20_Contents">
      <style:paragraph-properties fo:text-align="center" style:justify-single-word="false"/>
      <style:text-properties style:font-name="Ubuntu Mono" fo:font-size="10pt" officeooo:rsid="0035a612" officeooo:paragraph-rsid="0035a612" style:font-size-asian="10pt" style:font-size-complex="10pt"/>
    </style:style>
    <style:style style:name="P103" style:family="paragraph" style:parent-style-name="Table_20_Contents">
      <style:paragraph-properties fo:text-align="center" style:justify-single-word="false"/>
      <style:text-properties style:font-name="Ubuntu Mono" officeooo:rsid="00349b48" officeooo:paragraph-rsid="00349b48"/>
    </style:style>
    <style:style style:name="P104" style:family="paragraph" style:parent-style-name="Table_20_Contents">
      <style:paragraph-properties fo:text-align="center" style:justify-single-word="false"/>
      <style:text-properties style:font-name="Arial" officeooo:rsid="0020a765" officeooo:paragraph-rsid="0020a765"/>
    </style:style>
    <style:style style:name="P105" style:family="paragraph" style:parent-style-name="Table_20_Contents">
      <style:paragraph-properties fo:text-align="center" style:justify-single-word="false"/>
      <style:text-properties style:font-name="Arial" officeooo:rsid="0020a765" officeooo:paragraph-rsid="0020b1b7"/>
    </style:style>
    <style:style style:name="P106" style:family="paragraph" style:parent-style-name="Table_20_Contents">
      <style:text-properties style:font-name="Arial" officeooo:rsid="0020a765" officeooo:paragraph-rsid="0020a765"/>
    </style:style>
    <style:style style:name="P107" style:family="paragraph" style:parent-style-name="Table_20_Contents">
      <style:text-properties style:font-name="Arial" officeooo:rsid="0020a765" officeooo:paragraph-rsid="0020b1b7"/>
    </style:style>
    <style:style style:name="P108" style:family="paragraph" style:parent-style-name="Table_20_Contents">
      <style:paragraph-properties fo:text-align="center" style:justify-single-word="false"/>
      <style:text-properties style:font-name="Arial"/>
    </style:style>
    <style:style style:name="P109" style:family="paragraph" style:parent-style-name="Table_20_Contents">
      <style:paragraph-properties fo:text-align="center" style:justify-single-word="false"/>
      <style:text-properties style:font-name="Arial" officeooo:paragraph-rsid="0020a765"/>
    </style:style>
    <style:style style:name="P110" style:family="paragraph" style:parent-style-name="Table_20_Contents">
      <style:paragraph-properties fo:text-align="center" style:justify-single-word="false"/>
      <style:text-properties style:font-name="Arial" officeooo:paragraph-rsid="0020b1b7"/>
    </style:style>
    <style:style style:name="P111" style:family="paragraph" style:parent-style-name="Table_20_Contents">
      <style:paragraph-properties fo:text-align="center" style:justify-single-word="false"/>
      <style:text-properties style:font-name="Arial" officeooo:rsid="0020b1b7" officeooo:paragraph-rsid="0020b1b7"/>
    </style:style>
    <style:style style:name="P112" style:family="paragraph" style:parent-style-name="Table_20_Contents">
      <style:paragraph-properties fo:text-align="center" style:justify-single-word="false"/>
      <style:text-properties style:font-name="Arial" officeooo:rsid="0029c2ea" officeooo:paragraph-rsid="0029c2ea"/>
    </style:style>
    <style:style style:name="P113" style:family="paragraph" style:parent-style-name="Table_20_Contents">
      <loext:graphic-properties draw:fill="solid" draw:fill-color="#e0efd4" draw:opacity="100%"/>
      <style:paragraph-properties fo:text-align="center" style:justify-single-word="false" fo:background-color="#e0efd4"/>
      <style:text-properties style:font-name="Arial" officeooo:rsid="0029c2ea" officeooo:paragraph-rsid="0029c2ea"/>
    </style:style>
    <style:style style:name="T1" style:family="text">
      <style:text-properties fo:font-weight="bold" style:font-weight-asian="bold" style:font-weight-complex="bold"/>
    </style:style>
    <style:style style:name="T2" style:family="text">
      <style:text-properties fo:font-weight="bold" officeooo:rsid="0033975f" style:font-weight-asian="bold" style:font-weight-complex="bold"/>
    </style:style>
    <style:style style:name="T3" style:family="text">
      <style:text-properties fo:font-weight="bold" officeooo:rsid="00330951" style:font-weight-asian="bold" style:font-weight-complex="bold"/>
    </style:style>
    <style:style style:name="T4" style:family="text">
      <style:text-properties fo:font-weight="bold" officeooo:rsid="0035a612" style:font-weight-asian="bold" style:font-weight-complex="bold"/>
    </style:style>
    <style:style style:name="T5" style:family="text">
      <style:text-properties officeooo:rsid="0020a765"/>
    </style:style>
    <style:style style:name="T6" style:family="text">
      <style:text-properties style:font-name="Ubuntu Mono"/>
    </style:style>
    <style:style style:name="T7" style:family="text">
      <style:text-properties style:text-line-through-style="none" style:text-line-through-type="none"/>
    </style:style>
    <style:style style:name="T8" style:family="text">
      <style:text-properties officeooo:rsid="0027dfe2"/>
    </style:style>
    <style:style style:name="T9" style:family="text">
      <style:text-properties officeooo:rsid="0029c2ea"/>
    </style:style>
    <style:style style:name="T10" style:family="text">
      <style:text-properties officeooo:rsid="002b6ce5"/>
    </style:style>
    <style:style style:name="T11" style:family="text">
      <style:text-properties officeooo:rsid="00301ebe"/>
    </style:style>
    <style:style style:name="T12" style:family="text">
      <style:text-properties officeooo:rsid="00305d6d"/>
    </style:style>
    <style:style style:name="T13" style:family="text">
      <style:text-properties officeooo:rsid="0031d317"/>
    </style:style>
    <style:style style:name="T14" style:family="text">
      <style:text-properties fo:background-color="#e0efd4" loext:char-shading-value="0"/>
    </style:style>
    <style:style style:name="T15" style:family="text">
      <style:text-properties fo:background-color="#f7a19a" loext:char-shading-value="0"/>
    </style:style>
    <style:style style:name="T16" style:family="text">
      <style:text-properties officeooo:rsid="00330951"/>
    </style:style>
    <style:style style:name="T17" style:family="text">
      <style:text-properties officeooo:rsid="0033975f"/>
    </style:style>
    <style:style style:name="T18" style:family="text">
      <style:text-properties officeooo:rsid="0033a1af"/>
    </style:style>
    <style:style style:name="T19" style:family="text">
      <style:text-properties officeooo:rsid="00349b48"/>
    </style:style>
    <style:style style:name="T20" style:family="text">
      <style:text-properties officeooo:rsid="0035a61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JERCICIOS DE GESTIÓN DE LA MEMORIA</text:p>
      <text:p text:style-name="P11">0) Tenemos us sistema que gestiona la memoria por segmentación. La memoria tiene 4200 KB. En un momento determinado la memoria está ocupada por 3 proceso de la forma:</text:p>
      <text:p text:style-name="P11"/>
      <table:table table:name="Tabla15" table:style-name="Tabla15">
        <table:table-column table:style-name="Tabla15.A"/>
        <table:table-column table:style-name="Tabla15.B"/>
        <table:table-column table:style-name="Tabla15.C"/>
        <table:table-row>
          <table:table-cell table:style-name="Tabla15.A1" office:value-type="string">
            <text:p text:style-name="P69">Dirección inicial</text:p>
          </table:table-cell>
          <table:table-cell table:style-name="Tabla15.A1" office:value-type="string">
            <text:p text:style-name="P69">longitud</text:p>
          </table:table-cell>
          <table:table-cell table:style-name="Tabla15.C1" office:value-type="string">
            <text:p text:style-name="P70">Proceso</text:p>
          </table:table-cell>
        </table:table-row>
        <table:table-row>
          <table:table-cell table:style-name="Tabla15.A4" office:value-type="string">
            <text:p text:style-name="P88">1000</text:p>
          </table:table-cell>
          <table:table-cell table:style-name="Tabla15.B2" office:value-type="string">
            <text:p text:style-name="P88">1000</text:p>
          </table:table-cell>
          <table:table-cell table:style-name="Tabla15.C2" office:value-type="string">
            <text:p text:style-name="P103">P1</text:p>
          </table:table-cell>
        </table:table-row>
        <table:table-row>
          <table:table-cell table:style-name="Tabla15.A4" office:value-type="string">
            <text:p text:style-name="P88">2900</text:p>
          </table:table-cell>
          <table:table-cell table:style-name="Tabla15.B3" office:value-type="string">
            <text:p text:style-name="P88">500</text:p>
          </table:table-cell>
          <table:table-cell table:style-name="Tabla15.C3" office:value-type="string">
            <text:p text:style-name="P103">P2</text:p>
          </table:table-cell>
        </table:table-row>
        <table:table-row>
          <table:table-cell table:style-name="Tabla15.A4" office:value-type="string">
            <text:p text:style-name="P88">3400</text:p>
          </table:table-cell>
          <table:table-cell table:style-name="Tabla15.B4" office:value-type="string">
            <text:p text:style-name="P88">800</text:p>
          </table:table-cell>
          <table:table-cell table:style-name="Tabla15.C4" office:value-type="string">
            <text:p text:style-name="P103">P3</text:p>
          </table:table-cell>
        </table:table-row>
      </table:table>
      <text:p text:style-name="P11"/>
      <text:p text:style-name="P11">La estrategia de reemplazo cuando se carga en memoria un proceso es la del mejor ajueste <text:span text:style-name="T13">(best fit). Si falla (no existe un hueco en memoria) se crea un hueco desplazando los bloques en memoria hacia la dirección 0. Esta acción siempre empieza con el bloque actualmente en la dirección de memoria más baja, y prosigue hasta encontrar un hueco del suficiente tamaño para el nuevo bloque. Si finalmente no hubiera hueco suficiente se elimina el proceso con dirección más alta de forma sucesiva hasta encontrar hueco.</text:span></text:p>
      <text:p text:style-name="P11"/>
      <text:p text:style-name="P12">Si hay que cargar tres procesos <text:span text:style-name="T19">P4, P5 y P6</text:span> que ocupan 500 , 1200 y <text:span text:style-name="T20">1</text:span>00KB (en ese orden). Describir el contenido final de la memoria. <text:span text:style-name="T20">¿Qué fragmentación externa tenemos al final de la ejecución?</text:span></text:p>
      <text:p text:style-name="P12"/>
      <text:p text:style-name="P33">Memoria inicial</text:p>
      <text:p text:style-name="P33"/>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table-cell table:style-name="Tabla16.A1" office:value-type="string">
            <text:p text:style-name="P89">Dirección inicial</text:p>
          </table:table-cell>
          <table:table-cell table:style-name="Tabla16.A1" office:value-type="string">
            <text:p text:style-name="P89">0<text:span text:style-name="T18">000</text:span></text:p>
          </table:table-cell>
          <table:table-cell table:style-name="Tabla16.A1" office:value-type="string">
            <text:p text:style-name="P89">1000</text:p>
          </table:table-cell>
          <table:table-cell table:style-name="Tabla16.A1" office:value-type="string">
            <text:p text:style-name="P89">1900</text:p>
          </table:table-cell>
          <table:table-cell table:style-name="Tabla16.A1" office:value-type="string">
            <text:p text:style-name="P89">2900</text:p>
          </table:table-cell>
          <table:table-cell table:style-name="Tabla16.F1" office:value-type="string">
            <text:p text:style-name="P89">3400</text:p>
          </table:table-cell>
        </table:table-row>
        <table:table-row table:style-name="Tabla16.2">
          <table:table-cell table:style-name="Tabla16.A2" office:value-type="string">
            <text:p text:style-name="P89"><text:span text:style-name="T14">Libre</text:span>/<text:span text:style-name="T15">ocupado</text:span></text:p>
          </table:table-cell>
          <table:table-cell table:style-name="Tabla16.B2" office:value-type="string">
            <text:p text:style-name="P90">1000</text:p>
          </table:table-cell>
          <table:table-cell table:style-name="Tabla16.C2" office:value-type="string">
            <text:p text:style-name="P91"><text:span text:style-name="T19">P1</text:span></text:p>
            <text:p text:style-name="P91">1000</text:p>
          </table:table-cell>
          <table:table-cell table:style-name="Tabla16.B2" office:value-type="string">
            <text:p text:style-name="P90">900</text:p>
          </table:table-cell>
          <table:table-cell table:style-name="Tabla16.C2" office:value-type="string">
            <text:p text:style-name="P91"><text:span text:style-name="T19">P2</text:span></text:p>
            <text:p text:style-name="P91">500</text:p>
          </table:table-cell>
          <table:table-cell table:style-name="Tabla16.F2" office:value-type="string">
            <text:p text:style-name="P91"><text:span text:style-name="T19">P3</text:span></text:p>
            <text:p text:style-name="P91">800</text:p>
          </table:table-cell>
        </table:table-row>
      </table:table>
      <text:p text:style-name="P12"/>
      <text:p text:style-name="P33">Se carga <text:span text:style-name="T17">proceso</text:span> de <text:span text:style-name="T1">500</text:span><text:span text:style-name="T2">KB</text:span>. Pasos:</text:p>
      <text:p text:style-name="P33"/>
      <text:p text:style-name="P33">1. En dirección 1900 hueco que menos espacio libre queda. Se inserta</text:p>
      <text:p text:style-name="P33"/>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table-cell table:style-name="Tabla17.A1" office:value-type="string">
            <text:p text:style-name="P89">Dirección inicial</text:p>
          </table:table-cell>
          <table:table-cell table:style-name="Tabla17.A1" office:value-type="string">
            <text:p text:style-name="P89">0<text:span text:style-name="T18">000</text:span></text:p>
          </table:table-cell>
          <table:table-cell table:style-name="Tabla17.A1" office:value-type="string">
            <text:p text:style-name="P89">1000</text:p>
          </table:table-cell>
          <table:table-cell table:style-name="Tabla17.A1" office:value-type="string">
            <text:p text:style-name="P89">1900</text:p>
          </table:table-cell>
          <table:table-cell table:style-name="Tabla17.A1" office:value-type="string">
            <text:p text:style-name="P89"/>
          </table:table-cell>
          <table:table-cell table:style-name="Tabla17.A1" office:value-type="string">
            <text:p text:style-name="P89">2900</text:p>
          </table:table-cell>
          <table:table-cell table:style-name="Tabla17.G1" office:value-type="string">
            <text:p text:style-name="P89">3400</text:p>
          </table:table-cell>
        </table:table-row>
        <table:table-row table:style-name="Tabla17.2">
          <table:table-cell table:style-name="Tabla17.A2" office:value-type="string">
            <text:p text:style-name="P89"><text:span text:style-name="T14">Libre</text:span>/<text:span text:style-name="T15">ocupado</text:span></text:p>
          </table:table-cell>
          <table:table-cell table:style-name="Tabla17.B2" office:value-type="string">
            <text:p text:style-name="P90">1000</text:p>
          </table:table-cell>
          <table:table-cell table:style-name="Tabla17.C2" office:value-type="string">
            <text:p text:style-name="P91"><text:span text:style-name="T19">P1</text:span></text:p>
            <text:p text:style-name="P91">1000</text:p>
          </table:table-cell>
          <table:table-cell table:style-name="Tabla17.D2" office:value-type="string">
            <text:p text:style-name="P91"><text:span text:style-name="T19">P4</text:span></text:p>
            <text:p text:style-name="P91">500</text:p>
          </table:table-cell>
          <table:table-cell table:style-name="Tabla17.B2" office:value-type="string">
            <text:p text:style-name="P90">400</text:p>
          </table:table-cell>
          <table:table-cell table:style-name="Tabla17.C2" office:value-type="string">
            <text:p text:style-name="P91"><text:span text:style-name="T19">P2</text:span></text:p>
            <text:p text:style-name="P91">500</text:p>
          </table:table-cell>
          <table:table-cell table:style-name="Tabla17.G2" office:value-type="string">
            <text:p text:style-name="P91"><text:span text:style-name="T19">P3</text:span></text:p>
            <text:p text:style-name="P91">800</text:p>
          </table:table-cell>
        </table:table-row>
      </table:table>
      <text:p text:style-name="P13"/>
      <text:p text:style-name="P33">Se carga <text:span text:style-name="T16">proceso</text:span> de <text:span text:style-name="T1">1200</text:span><text:span text:style-name="T3">KB</text:span></text:p>
      <text:p text:style-name="P33"/>
      <text:p text:style-name="P33">1. No hay hueco libre suficiente. Se desplaza proceso en dirección 1000 a dirección 0</text:p>
      <text:p text:style-name="P33"/>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column table:style-name="Tabla18.G"/>
        <table:table-row>
          <table:table-cell table:style-name="Tabla18.A1" office:value-type="string">
            <text:p text:style-name="P89">Dirección inicial</text:p>
          </table:table-cell>
          <table:table-cell table:style-name="Tabla18.A1" office:value-type="string">
            <text:p text:style-name="P89">0<text:span text:style-name="T18">000</text:span></text:p>
          </table:table-cell>
          <table:table-cell table:style-name="Tabla18.A1" office:value-type="string">
            <text:p text:style-name="P89">1000</text:p>
          </table:table-cell>
          <table:table-cell table:style-name="Tabla18.A1" office:value-type="string">
            <text:p text:style-name="P89">1900</text:p>
          </table:table-cell>
          <table:table-cell table:style-name="Tabla18.A1" office:value-type="string">
            <text:p text:style-name="P89"/>
          </table:table-cell>
          <table:table-cell table:style-name="Tabla18.A1" office:value-type="string">
            <text:p text:style-name="P89">2900</text:p>
          </table:table-cell>
          <table:table-cell table:style-name="Tabla18.G1" office:value-type="string">
            <text:p text:style-name="P89">3400</text:p>
          </table:table-cell>
        </table:table-row>
        <table:table-row table:style-name="Tabla18.2">
          <table:table-cell table:style-name="Tabla18.A2" office:value-type="string">
            <text:p text:style-name="P89"><text:span text:style-name="T14">Libre</text:span>/<text:span text:style-name="T15">ocupado</text:span></text:p>
          </table:table-cell>
          <table:table-cell table:style-name="Tabla18.B2" office:value-type="string">
            <text:p text:style-name="P91"><text:span text:style-name="T19">P1</text:span></text:p>
            <text:p text:style-name="P91">1000</text:p>
          </table:table-cell>
          <table:table-cell table:style-name="Tabla18.C2" office:value-type="string">
            <text:p text:style-name="P90">1000</text:p>
          </table:table-cell>
          <table:table-cell table:style-name="Tabla18.D2" office:value-type="string">
            <text:p text:style-name="P91"><text:span text:style-name="T19">P4</text:span></text:p>
            <text:p text:style-name="P91">500</text:p>
          </table:table-cell>
          <table:table-cell table:style-name="Tabla18.C2" office:value-type="string">
            <text:p text:style-name="P90">400</text:p>
          </table:table-cell>
          <table:table-cell table:style-name="Tabla18.D2" office:value-type="string">
            <text:p text:style-name="P91"><text:span text:style-name="T19">P2</text:span></text:p>
            <text:p text:style-name="P91">500</text:p>
          </table:table-cell>
          <table:table-cell table:style-name="Tabla18.G2" office:value-type="string">
            <text:p text:style-name="P91"><text:span text:style-name="T19">P3</text:span></text:p>
            <text:p text:style-name="P91">800</text:p>
          </table:table-cell>
        </table:table-row>
      </table:table>
      <text:p text:style-name="P35"/>
      <text:p text:style-name="P37">2. Sigue sin haber hueco. Se rueda proceso en dirección 1900 a dirección 1000</text:p>
      <text:p text:style-name="P37"/>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table-cell table:style-name="Tabla19.A1" office:value-type="string">
            <text:p text:style-name="P93">Dirección inicial</text:p>
          </table:table-cell>
          <table:table-cell table:style-name="Tabla19.A1" office:value-type="string">
            <text:p text:style-name="P93">0<text:span text:style-name="T18">000</text:span></text:p>
          </table:table-cell>
          <table:table-cell table:style-name="Tabla19.A1" office:value-type="string">
            <text:p text:style-name="P93">1000</text:p>
          </table:table-cell>
          <table:table-cell table:style-name="Tabla19.A1" office:value-type="string">
            <text:p text:style-name="P93">1<text:span text:style-name="T16">500</text:span></text:p>
          </table:table-cell>
          <table:table-cell table:style-name="Tabla19.A1" office:value-type="string">
            <text:p text:style-name="P93">2900</text:p>
          </table:table-cell>
          <table:table-cell table:style-name="Tabla19.F1" office:value-type="string">
            <text:p text:style-name="P93">3400</text:p>
          </table:table-cell>
        </table:table-row>
        <text:soft-page-break/>
        <table:table-row table:style-name="Tabla19.2">
          <table:table-cell table:style-name="Tabla19.A2" office:value-type="string">
            <text:p text:style-name="P93"><text:span text:style-name="T14">Libre</text:span>/<text:span text:style-name="T15">ocupado</text:span></text:p>
          </table:table-cell>
          <table:table-cell table:style-name="Tabla19.B2" office:value-type="string">
            <text:p text:style-name="P91"><text:span text:style-name="T19">P1</text:span></text:p>
            <text:p text:style-name="P91">1000</text:p>
          </table:table-cell>
          <table:table-cell table:style-name="Tabla19.C2" office:value-type="string">
            <text:p text:style-name="P97"><text:span text:style-name="T19">P4</text:span></text:p>
            <text:p text:style-name="P97">500</text:p>
          </table:table-cell>
          <table:table-cell table:style-name="Tabla19.D2" office:value-type="string">
            <text:p text:style-name="P95">1400</text:p>
          </table:table-cell>
          <table:table-cell table:style-name="Tabla19.B2" office:value-type="string">
            <text:p text:style-name="P91"><text:span text:style-name="T19">P2</text:span></text:p>
            <text:p text:style-name="P91">500</text:p>
          </table:table-cell>
          <table:table-cell table:style-name="Tabla19.F2" office:value-type="string">
            <text:p text:style-name="P91"><text:span text:style-name="T19">P3</text:span></text:p>
            <text:p text:style-name="P91">800</text:p>
          </table:table-cell>
        </table:table-row>
      </table:table>
      <text:p text:style-name="P36"/>
      <text:p text:style-name="P37">3. Ya tenemos hueco, insertamos proceso en dirección 1500</text:p>
      <text:p text:style-name="P37"/>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column table:style-name="Tabla20.G"/>
        <table:table-row>
          <table:table-cell table:style-name="Tabla20.A1" office:value-type="string">
            <text:p text:style-name="P93">Dirección inicial</text:p>
          </table:table-cell>
          <table:table-cell table:style-name="Tabla20.A1" office:value-type="string">
            <text:p text:style-name="P93">0<text:span text:style-name="T18">000</text:span></text:p>
          </table:table-cell>
          <table:table-cell table:style-name="Tabla20.A1" office:value-type="string">
            <text:p text:style-name="P93">1000</text:p>
          </table:table-cell>
          <table:table-cell table:style-name="Tabla20.A1" office:value-type="string">
            <text:p text:style-name="P93">1<text:span text:style-name="T16">500</text:span></text:p>
          </table:table-cell>
          <table:table-cell table:style-name="Tabla20.A1" office:value-type="string">
            <text:p text:style-name="P99">2700</text:p>
          </table:table-cell>
          <table:table-cell table:style-name="Tabla20.A1" office:value-type="string">
            <text:p text:style-name="P93">2900</text:p>
          </table:table-cell>
          <table:table-cell table:style-name="Tabla20.G1" office:value-type="string">
            <text:p text:style-name="P93">3400</text:p>
          </table:table-cell>
        </table:table-row>
        <table:table-row table:style-name="Tabla20.2">
          <table:table-cell table:style-name="Tabla20.A2" office:value-type="string">
            <text:p text:style-name="P93"><text:span text:style-name="T14">Libre</text:span>/<text:span text:style-name="T15">ocupado</text:span></text:p>
          </table:table-cell>
          <table:table-cell table:style-name="Tabla20.B2" office:value-type="string">
            <text:p text:style-name="P92"><text:span text:style-name="T20">P1</text:span></text:p>
            <text:p text:style-name="P92">1000</text:p>
          </table:table-cell>
          <table:table-cell table:style-name="Tabla20.B2" office:value-type="string">
            <text:p text:style-name="P98"><text:span text:style-name="T20">P4</text:span></text:p>
            <text:p text:style-name="P98">500</text:p>
          </table:table-cell>
          <table:table-cell table:style-name="Tabla20.D2" office:value-type="string">
            <text:p text:style-name="P98"><text:span text:style-name="T20">P5</text:span></text:p>
            <text:p text:style-name="P98">1400</text:p>
          </table:table-cell>
          <table:table-cell table:style-name="Tabla20.E2" office:value-type="string">
            <text:p text:style-name="P95">200</text:p>
          </table:table-cell>
          <table:table-cell table:style-name="Tabla20.B2" office:value-type="string">
            <text:p text:style-name="P92"><text:span text:style-name="T20">P2</text:span></text:p>
            <text:p text:style-name="P92">500</text:p>
          </table:table-cell>
          <table:table-cell table:style-name="Tabla20.G2" office:value-type="string">
            <text:p text:style-name="P92"><text:span text:style-name="T20">P3</text:span></text:p>
            <text:p text:style-name="P92">800</text:p>
          </table:table-cell>
        </table:table-row>
      </table:table>
      <text:p text:style-name="P14"/>
      <text:p text:style-name="P34">Se carga <text:span text:style-name="T16">proceso</text:span> de <text:span text:style-name="T4">10</text:span><text:span text:style-name="T1">0</text:span><text:span text:style-name="T3">KB</text:span></text:p>
      <text:p text:style-name="P34"/>
      <text:p text:style-name="P34">1. <text:span text:style-name="T16">Se carga en el principio del hueco que queda de 200KB</text:span></text:p>
      <text:p text:style-name="P34"/>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column table:style-name="Tabla22.G"/>
        <table:table-column table:style-name="Tabla22.H"/>
        <table:table-row>
          <table:table-cell table:style-name="Tabla22.A1" office:value-type="string">
            <text:p text:style-name="P93">Dirección inicial</text:p>
          </table:table-cell>
          <table:table-cell table:style-name="Tabla22.A1" office:value-type="string">
            <text:p text:style-name="P93">0<text:span text:style-name="T18">000</text:span></text:p>
          </table:table-cell>
          <table:table-cell table:style-name="Tabla22.A1" office:value-type="string">
            <text:p text:style-name="P93">1000</text:p>
          </table:table-cell>
          <table:table-cell table:style-name="Tabla22.A1" office:value-type="string">
            <text:p text:style-name="P93">1<text:span text:style-name="T16">500</text:span></text:p>
          </table:table-cell>
          <table:table-cell table:style-name="Tabla22.A1" office:value-type="string">
            <text:p text:style-name="P99">2700</text:p>
          </table:table-cell>
          <table:table-cell table:style-name="Tabla22.A1" office:value-type="string">
            <text:p text:style-name="P93"/>
          </table:table-cell>
          <table:table-cell table:style-name="Tabla22.A1" office:value-type="string">
            <text:p text:style-name="P93">2900</text:p>
          </table:table-cell>
          <table:table-cell table:style-name="Tabla22.H1" office:value-type="string">
            <text:p text:style-name="P93">3400</text:p>
          </table:table-cell>
        </table:table-row>
        <table:table-row table:style-name="Tabla22.2">
          <table:table-cell table:style-name="Tabla22.A2" office:value-type="string">
            <text:p text:style-name="P93"><text:span text:style-name="T14">Libre</text:span>/<text:span text:style-name="T15">ocupado</text:span></text:p>
          </table:table-cell>
          <table:table-cell table:style-name="Tabla22.B2" office:value-type="string">
            <text:p text:style-name="P92"><text:span text:style-name="T20">P1</text:span></text:p>
            <text:p text:style-name="P92">1000</text:p>
          </table:table-cell>
          <table:table-cell table:style-name="Tabla22.B2" office:value-type="string">
            <text:p text:style-name="P98"><text:span text:style-name="T20">P4</text:span></text:p>
            <text:p text:style-name="P98">500</text:p>
          </table:table-cell>
          <table:table-cell table:style-name="Tabla22.B2" office:value-type="string">
            <text:p text:style-name="P98"><text:span text:style-name="T20">P5</text:span></text:p>
            <text:p text:style-name="P98">1400</text:p>
          </table:table-cell>
          <table:table-cell table:style-name="Tabla22.E2" office:value-type="string">
            <text:p text:style-name="P98"><text:span text:style-name="T20">P6</text:span></text:p>
            <text:p text:style-name="P98"><text:span text:style-name="T20">1</text:span>00</text:p>
          </table:table-cell>
          <table:table-cell table:style-name="Tabla22.B2" office:value-type="string">
            <text:p text:style-name="P92"/>
          </table:table-cell>
          <table:table-cell table:style-name="Tabla22.B2" office:value-type="string">
            <text:p text:style-name="P92"><text:span text:style-name="T20">P2</text:span></text:p>
            <text:p text:style-name="P92">500</text:p>
          </table:table-cell>
          <table:table-cell table:style-name="Tabla22.H2" office:value-type="string">
            <text:p text:style-name="P92"><text:span text:style-name="T20">P3</text:span></text:p>
            <text:p text:style-name="P92">800</text:p>
          </table:table-cell>
        </table:table-row>
      </table:table>
      <text:p text:style-name="P36"/>
      <text:p text:style-name="P38">Al terminar tenemos la memoria totalmente ocupada con el siguiente contenido final:</text:p>
      <text:p text:style-name="P15"/>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column table:style-name="Tabla21.G"/>
        <table:table-column table:style-name="Tabla21.H"/>
        <table:table-row>
          <table:table-cell table:style-name="Tabla21.A1" office:value-type="string">
            <text:p text:style-name="P94">Dirección inicial</text:p>
          </table:table-cell>
          <table:table-cell table:style-name="Tabla21.A1" office:value-type="string">
            <text:p text:style-name="P94">0<text:span text:style-name="T18">000</text:span></text:p>
          </table:table-cell>
          <table:table-cell table:style-name="Tabla21.A1" office:value-type="string">
            <text:p text:style-name="P94">1000</text:p>
          </table:table-cell>
          <table:table-cell table:style-name="Tabla21.A1" office:value-type="string">
            <text:p text:style-name="P94">1<text:span text:style-name="T16">500</text:span></text:p>
          </table:table-cell>
          <table:table-cell table:style-name="Tabla21.A1" office:value-type="string">
            <text:p text:style-name="P100">2700</text:p>
          </table:table-cell>
          <table:table-cell table:style-name="Tabla21.A1" office:value-type="string">
            <text:p text:style-name="P101">2800</text:p>
          </table:table-cell>
          <table:table-cell table:style-name="Tabla21.A1" office:value-type="string">
            <text:p text:style-name="P94">2900</text:p>
          </table:table-cell>
          <table:table-cell table:style-name="Tabla21.H1" office:value-type="string">
            <text:p text:style-name="P94">3400</text:p>
          </table:table-cell>
        </table:table-row>
        <table:table-row table:style-name="Tabla21.2">
          <table:table-cell table:style-name="Tabla21.A2" office:value-type="string">
            <text:p text:style-name="P94"><text:span text:style-name="T14">Libre</text:span>/<text:span text:style-name="T15">ocupado</text:span></text:p>
          </table:table-cell>
          <table:table-cell table:style-name="Tabla21.B2" office:value-type="string">
            <text:p text:style-name="P92"><text:span text:style-name="T20">P1</text:span></text:p>
            <text:p text:style-name="P92">1000</text:p>
          </table:table-cell>
          <table:table-cell table:style-name="Tabla21.B2" office:value-type="string">
            <text:p text:style-name="P98"><text:span text:style-name="T20">P4</text:span></text:p>
            <text:p text:style-name="P98">500</text:p>
          </table:table-cell>
          <table:table-cell table:style-name="Tabla21.B2" office:value-type="string">
            <text:p text:style-name="P98"><text:span text:style-name="T20">P5</text:span></text:p>
            <text:p text:style-name="P98">1400</text:p>
          </table:table-cell>
          <table:table-cell table:style-name="Tabla21.B2" office:value-type="string">
            <text:p text:style-name="P96"><text:span text:style-name="T20">P61</text:span>00</text:p>
          </table:table-cell>
          <table:table-cell table:style-name="Tabla21.F2" office:value-type="string">
            <text:p text:style-name="P102">100</text:p>
          </table:table-cell>
          <table:table-cell table:style-name="Tabla21.B2" office:value-type="string">
            <text:p text:style-name="P92"><text:span text:style-name="T20">P2</text:span></text:p>
            <text:p text:style-name="P92">500</text:p>
          </table:table-cell>
          <table:table-cell table:style-name="Tabla21.H2" office:value-type="string">
            <text:p text:style-name="P92"><text:span text:style-name="T20">P3</text:span></text:p>
            <text:p text:style-name="P92">800</text:p>
          </table:table-cell>
        </table:table-row>
      </table:table>
      <text:p text:style-name="P15"/>
      <text:p text:style-name="P30">La fragmentación externa es de 100KB</text:p>
      <text:p text:style-name="P14"/>
      <text:p text:style-name="P14"><text:span text:style-name="T16">2</text:span>)Tenemos 3 procesos (P1,P2 y P3): P1 ocupa 1KB, P2 ocupa 4 KB y P3 ocupa 2 KB. El tamaño de</text:p>
      <text:p text:style-name="P1">las páginas es de 4 KB. ¿Cuál es la <text:span text:style-name="T1">fragmentación interna</text:span>?</text:p>
      <text:p text:style-name="P1"/>
      <table:table table:name="Tabla7" table:style-name="Tabla7">
        <table:table-column table:style-name="Tabla7.A"/>
        <table:table-column table:style-name="Tabla7.B"/>
        <table:table-column table:style-name="Tabla7.C" table:number-columns-repeated="2"/>
        <table:table-column table:style-name="Tabla7.B"/>
        <table:table-column table:style-name="Tabla7.C" table:number-columns-repeated="2"/>
        <table:table-column table:style-name="Tabla7.B"/>
        <table:table-column table:style-name="Tabla7.C" table:number-columns-repeated="2"/>
        <table:table-column table:style-name="Tabla7.B"/>
        <table:table-column table:style-name="Tabla7.C"/>
        <table:table-column table:style-name="Tabla7.B"/>
        <table:table-row>
          <table:table-cell table:style-name="Tabla7.A1" office:value-type="string">
            <text:p text:style-name="P41">Memoria</text:p>
          </table:table-cell>
          <table:table-cell table:style-name="Tabla7.B1" office:value-type="string">
            <text:p text:style-name="P42">P1</text:p>
          </table:table-cell>
          <table:table-cell table:style-name="Tabla7.C1" office:value-type="string">
            <text:p text:style-name="P40"/>
          </table:table-cell>
          <table:table-cell table:style-name="Tabla7.C1" office:value-type="string">
            <text:p text:style-name="P40"/>
          </table:table-cell>
          <table:table-cell table:style-name="Tabla7.C1" office:value-type="string">
            <text:p text:style-name="P40"/>
          </table:table-cell>
          <table:table-cell table:style-name="Tabla7.B1" office:value-type="string">
            <text:p text:style-name="P42">P2</text:p>
          </table:table-cell>
          <table:table-cell table:style-name="Tabla7.B1" office:value-type="string">
            <text:p text:style-name="P42">P2</text:p>
          </table:table-cell>
          <table:table-cell table:style-name="Tabla7.B1" office:value-type="string">
            <text:p text:style-name="P42">P2</text:p>
          </table:table-cell>
          <table:table-cell table:style-name="Tabla7.B1" office:value-type="string">
            <text:p text:style-name="P42">P2</text:p>
          </table:table-cell>
          <table:table-cell table:style-name="Tabla7.B1" office:value-type="string">
            <text:p text:style-name="P42">P3</text:p>
          </table:table-cell>
          <table:table-cell table:style-name="Tabla7.B1" office:value-type="string">
            <text:p text:style-name="P42">P3</text:p>
          </table:table-cell>
          <table:table-cell table:style-name="Tabla7.C1" office:value-type="string">
            <text:p text:style-name="P40"/>
          </table:table-cell>
          <table:table-cell table:style-name="Tabla7.M1" office:value-type="string">
            <text:p text:style-name="P40"/>
          </table:table-cell>
        </table:table-row>
        <table:table-row>
          <table:table-cell table:style-name="Tabla7.A2" office:value-type="string">
            <text:p text:style-name="P41">Marcos</text:p>
          </table:table-cell>
          <table:table-cell table:style-name="Tabla7.B2" table:number-columns-spanned="4" office:value-type="string">
            <text:p text:style-name="P42">0</text:p>
          </table:table-cell>
          <table:covered-table-cell/>
          <table:covered-table-cell/>
          <table:covered-table-cell/>
          <table:table-cell table:style-name="Tabla7.F2" table:number-columns-spanned="4" office:value-type="string">
            <text:p text:style-name="P42">1</text:p>
          </table:table-cell>
          <table:covered-table-cell/>
          <table:covered-table-cell/>
          <table:covered-table-cell/>
          <table:table-cell table:style-name="Tabla7.J2" table:number-columns-spanned="4" office:value-type="string">
            <text:p text:style-name="P42">2</text:p>
          </table:table-cell>
          <table:covered-table-cell/>
          <table:covered-table-cell/>
          <table:covered-table-cell/>
        </table:table-row>
      </table:table>
      <text:p text:style-name="P2"/>
      <text:p text:style-name="P39">P1 → 3KB</text:p>
      <text:p text:style-name="P39">P2 → 0KB</text:p>
      <text:p text:style-name="P39">P3 → 2KB</text:p>
      <text:p text:style-name="P39">---------</text:p>
      <text:p text:style-name="P39"><text:s text:c="5"/>5KB de fragmentación <text:span text:style-name="T5">interna</text:span></text:p>
      <text:p text:style-name="P3"/>
      <text:p text:style-name="P1">2) Dibuja el mapa de una memoria paginada que quedaría con marcos de páginas de 4Kb. Si se</text:p>
      <text:p text:style-name="P1">tienen cuatro procesos, llamados A, B, C y D, que ocupan respectivamente 3, 2, 2 y 3 páginas.</text:p>
      <text:p text:style-name="P1"/>
      <text:p text:style-name="P1"><text:soft-page-break/>1.El programa A se carga en memoria (se le asignan los marcos 0, 1 y 2)</text:p>
      <text:p text:style-name="P1"/>
      <table:table table:name="Tabla1" table:style-name="Tabla1">
        <table:table-column table:style-name="Tabla1.A"/>
        <table:table-column table:style-name="Tabla1.B" table:number-columns-repeated="9"/>
        <table:table-row>
          <table:table-cell table:style-name="Tabla1.A1" office:value-type="string">
            <text:p text:style-name="P106">Procesos</text:p>
          </table:table-cell>
          <table:table-cell table:style-name="Tabla1.B1" office:value-type="string">
            <text:p text:style-name="P104">A</text:p>
          </table:table-cell>
          <table:table-cell table:style-name="Tabla1.B1" office:value-type="string">
            <text:p text:style-name="P104">A</text:p>
          </table:table-cell>
          <table:table-cell table:style-name="Tabla1.B1" office:value-type="string">
            <text:p text:style-name="P104">A</text:p>
          </table:table-cell>
          <table:table-cell table:style-name="Tabla1.E1" office:value-type="string">
            <text:p text:style-name="P108"/>
          </table:table-cell>
          <table:table-cell table:style-name="Tabla1.F1" office:value-type="string">
            <text:p text:style-name="P108"/>
          </table:table-cell>
          <table:table-cell table:style-name="Tabla1.G1" office:value-type="string">
            <text:p text:style-name="P108"/>
          </table:table-cell>
          <table:table-cell table:style-name="Tabla1.H1" office:value-type="string">
            <text:p text:style-name="P108"/>
          </table:table-cell>
          <table:table-cell table:style-name="Tabla1.I1" office:value-type="string">
            <text:p text:style-name="P108"/>
          </table:table-cell>
          <table:table-cell table:style-name="Tabla1.J1" office:value-type="string">
            <text:p text:style-name="P108"/>
          </table:table-cell>
        </table:table-row>
        <table:table-row>
          <table:table-cell table:style-name="Tabla1.A2" office:value-type="string">
            <text:p text:style-name="P106">Marcos</text:p>
          </table:table-cell>
          <table:table-cell table:style-name="Tabla1.B2" office:value-type="string">
            <text:p text:style-name="P104">0</text:p>
          </table:table-cell>
          <table:table-cell table:style-name="Tabla1.C2" office:value-type="string">
            <text:p text:style-name="P104">1</text:p>
          </table:table-cell>
          <table:table-cell table:style-name="Tabla1.D2" office:value-type="string">
            <text:p text:style-name="P104">2</text:p>
          </table:table-cell>
          <table:table-cell table:style-name="Tabla1.E2" office:value-type="string">
            <text:p text:style-name="P104">3</text:p>
          </table:table-cell>
          <table:table-cell table:style-name="Tabla1.F2" office:value-type="string">
            <text:p text:style-name="P104">4</text:p>
          </table:table-cell>
          <table:table-cell table:style-name="Tabla1.G2" office:value-type="string">
            <text:p text:style-name="P104">5</text:p>
          </table:table-cell>
          <table:table-cell table:style-name="Tabla1.H2" office:value-type="string">
            <text:p text:style-name="P104">6</text:p>
          </table:table-cell>
          <table:table-cell table:style-name="Tabla1.I2" office:value-type="string">
            <text:p text:style-name="P104"/>
          </table:table-cell>
          <table:table-cell table:style-name="Tabla1.J2" office:value-type="string">
            <text:p text:style-name="P104"/>
          </table:table-cell>
        </table:table-row>
      </table:table>
      <text:p text:style-name="P1"/>
      <text:p text:style-name="P1">2.El programa B se carga en memoria (se le asignan los marcos 3 y 4)</text:p>
      <text:p text:style-name="P5"/>
      <table:table table:name="Tabla2" table:style-name="Tabla2">
        <table:table-column table:style-name="Tabla2.A"/>
        <table:table-column table:style-name="Tabla2.B" table:number-columns-repeated="9"/>
        <table:table-row>
          <table:table-cell table:style-name="Tabla2.A1" office:value-type="string">
            <text:p text:style-name="P106">Procesos</text:p>
          </table:table-cell>
          <table:table-cell table:style-name="Tabla2.B1" office:value-type="string">
            <text:p text:style-name="P104">A</text:p>
          </table:table-cell>
          <table:table-cell table:style-name="Tabla2.B1" office:value-type="string">
            <text:p text:style-name="P104">A</text:p>
          </table:table-cell>
          <table:table-cell table:style-name="Tabla2.B1" office:value-type="string">
            <text:p text:style-name="P104">A</text:p>
          </table:table-cell>
          <table:table-cell table:style-name="Tabla2.E1" office:value-type="string">
            <text:p text:style-name="P104">B</text:p>
          </table:table-cell>
          <table:table-cell table:style-name="Tabla2.E1" office:value-type="string">
            <text:p text:style-name="P104">B</text:p>
          </table:table-cell>
          <table:table-cell table:style-name="Tabla2.B1" office:value-type="string">
            <text:p text:style-name="P109"/>
          </table:table-cell>
          <table:table-cell table:style-name="Tabla2.B1" office:value-type="string">
            <text:p text:style-name="P109"/>
          </table:table-cell>
          <table:table-cell table:style-name="Tabla2.B1" office:value-type="string">
            <text:p text:style-name="P109"/>
          </table:table-cell>
          <table:table-cell table:style-name="Tabla2.J1" office:value-type="string">
            <text:p text:style-name="P109"/>
          </table:table-cell>
        </table:table-row>
        <table:table-row>
          <table:table-cell table:style-name="Tabla2.A2" office:value-type="string">
            <text:p text:style-name="P106">Marcos</text:p>
          </table:table-cell>
          <table:table-cell table:style-name="Tabla2.B2" office:value-type="string">
            <text:p text:style-name="P104">0</text:p>
          </table:table-cell>
          <table:table-cell table:style-name="Tabla2.C2" office:value-type="string">
            <text:p text:style-name="P104">1</text:p>
          </table:table-cell>
          <table:table-cell table:style-name="Tabla2.D2" office:value-type="string">
            <text:p text:style-name="P104">2</text:p>
          </table:table-cell>
          <table:table-cell table:style-name="Tabla2.E2" office:value-type="string">
            <text:p text:style-name="P104">3</text:p>
          </table:table-cell>
          <table:table-cell table:style-name="Tabla2.F2" office:value-type="string">
            <text:p text:style-name="P104">4</text:p>
          </table:table-cell>
          <table:table-cell table:style-name="Tabla2.G2" office:value-type="string">
            <text:p text:style-name="P104">5</text:p>
          </table:table-cell>
          <table:table-cell table:style-name="Tabla2.H2" office:value-type="string">
            <text:p text:style-name="P104">6</text:p>
          </table:table-cell>
          <table:table-cell table:style-name="Tabla2.I2" office:value-type="string">
            <text:p text:style-name="P111">7</text:p>
          </table:table-cell>
          <table:table-cell table:style-name="Tabla2.J2" office:value-type="string">
            <text:p text:style-name="P111">8</text:p>
          </table:table-cell>
        </table:table-row>
      </table:table>
      <text:p text:style-name="P5"/>
      <text:p text:style-name="P5">3.El programa C se carga en memoria (se le asignan los marcos 5 y 6)</text:p>
      <text:p text:style-name="P5"/>
      <table:table table:name="Tabla3" table:style-name="Tabla3">
        <table:table-column table:style-name="Tabla3.A"/>
        <table:table-column table:style-name="Tabla3.B" table:number-columns-repeated="9"/>
        <table:table-row>
          <table:table-cell table:style-name="Tabla3.A1" office:value-type="string">
            <text:p text:style-name="P106">Procesos</text:p>
          </table:table-cell>
          <table:table-cell table:style-name="Tabla3.B1" office:value-type="string">
            <text:p text:style-name="P104">A</text:p>
          </table:table-cell>
          <table:table-cell table:style-name="Tabla3.B1" office:value-type="string">
            <text:p text:style-name="P104">A</text:p>
          </table:table-cell>
          <table:table-cell table:style-name="Tabla3.B1" office:value-type="string">
            <text:p text:style-name="P104">A</text:p>
          </table:table-cell>
          <table:table-cell table:style-name="Tabla3.B1" office:value-type="string">
            <text:p text:style-name="P104">B</text:p>
          </table:table-cell>
          <table:table-cell table:style-name="Tabla3.B1" office:value-type="string">
            <text:p text:style-name="P104">B</text:p>
          </table:table-cell>
          <table:table-cell table:style-name="Tabla3.G1" office:value-type="string">
            <text:p text:style-name="P111">C</text:p>
          </table:table-cell>
          <table:table-cell table:style-name="Tabla3.G1" office:value-type="string">
            <text:p text:style-name="P111">C</text:p>
          </table:table-cell>
          <table:table-cell table:style-name="Tabla3.B1" office:value-type="string">
            <text:p text:style-name="P109"/>
          </table:table-cell>
          <table:table-cell table:style-name="Tabla3.J1" office:value-type="string">
            <text:p text:style-name="P109"/>
          </table:table-cell>
        </table:table-row>
        <table:table-row>
          <table:table-cell table:style-name="Tabla3.A2" office:value-type="string">
            <text:p text:style-name="P106">Marcos</text:p>
          </table:table-cell>
          <table:table-cell table:style-name="Tabla3.B2" office:value-type="string">
            <text:p text:style-name="P104">0</text:p>
          </table:table-cell>
          <table:table-cell table:style-name="Tabla3.C2" office:value-type="string">
            <text:p text:style-name="P104">1</text:p>
          </table:table-cell>
          <table:table-cell table:style-name="Tabla3.D2" office:value-type="string">
            <text:p text:style-name="P104">2</text:p>
          </table:table-cell>
          <table:table-cell table:style-name="Tabla3.E2" office:value-type="string">
            <text:p text:style-name="P104">3</text:p>
          </table:table-cell>
          <table:table-cell table:style-name="Tabla3.F2" office:value-type="string">
            <text:p text:style-name="P104">4</text:p>
          </table:table-cell>
          <table:table-cell table:style-name="Tabla3.G2" office:value-type="string">
            <text:p text:style-name="P104">5</text:p>
          </table:table-cell>
          <table:table-cell table:style-name="Tabla3.H2" office:value-type="string">
            <text:p text:style-name="P104">6</text:p>
          </table:table-cell>
          <table:table-cell table:style-name="Tabla3.I2" office:value-type="string">
            <text:p text:style-name="P111">7</text:p>
          </table:table-cell>
          <table:table-cell table:style-name="Tabla3.J2" office:value-type="string">
            <text:p text:style-name="P111">8</text:p>
          </table:table-cell>
        </table:table-row>
      </table:table>
      <text:p text:style-name="P5"/>
      <text:p text:style-name="P4"/>
      <text:p text:style-name="P4">4.El programa B termina, liberando sus páginas</text:p>
      <text:p text:style-name="P6"/>
      <table:table table:name="Tabla4" table:style-name="Tabla4">
        <table:table-column table:style-name="Tabla4.A"/>
        <table:table-column table:style-name="Tabla4.B" table:number-columns-repeated="9"/>
        <table:table-row>
          <table:table-cell table:style-name="Tabla4.A1" office:value-type="string">
            <text:p text:style-name="P107">Procesos</text:p>
          </table:table-cell>
          <table:table-cell table:style-name="Tabla4.B1" office:value-type="string">
            <text:p text:style-name="P105">A</text:p>
          </table:table-cell>
          <table:table-cell table:style-name="Tabla4.B1" office:value-type="string">
            <text:p text:style-name="P105">A</text:p>
          </table:table-cell>
          <table:table-cell table:style-name="Tabla4.B1" office:value-type="string">
            <text:p text:style-name="P105">A</text:p>
          </table:table-cell>
          <table:table-cell table:style-name="Tabla4.E1" office:value-type="string">
            <text:p text:style-name="P105"/>
          </table:table-cell>
          <table:table-cell table:style-name="Tabla4.E1" office:value-type="string">
            <text:p text:style-name="P105"/>
          </table:table-cell>
          <table:table-cell table:style-name="Tabla4.B1" office:value-type="string">
            <text:p text:style-name="P111">C</text:p>
          </table:table-cell>
          <table:table-cell table:style-name="Tabla4.B1" office:value-type="string">
            <text:p text:style-name="P111">C</text:p>
          </table:table-cell>
          <table:table-cell table:style-name="Tabla4.B1" office:value-type="string">
            <text:p text:style-name="P110"/>
          </table:table-cell>
          <table:table-cell table:style-name="Tabla4.J1" office:value-type="string">
            <text:p text:style-name="P110"/>
          </table:table-cell>
        </table:table-row>
        <table:table-row>
          <table:table-cell table:style-name="Tabla4.A2" office:value-type="string">
            <text:p text:style-name="P107">Marcos</text:p>
          </table:table-cell>
          <table:table-cell table:style-name="Tabla4.B2" office:value-type="string">
            <text:p text:style-name="P105">0</text:p>
          </table:table-cell>
          <table:table-cell table:style-name="Tabla4.C2" office:value-type="string">
            <text:p text:style-name="P105">1</text:p>
          </table:table-cell>
          <table:table-cell table:style-name="Tabla4.D2" office:value-type="string">
            <text:p text:style-name="P105">2</text:p>
          </table:table-cell>
          <table:table-cell table:style-name="Tabla4.E2" office:value-type="string">
            <text:p text:style-name="P111">3</text:p>
          </table:table-cell>
          <table:table-cell table:style-name="Tabla4.F2" office:value-type="string">
            <text:p text:style-name="P111">4</text:p>
          </table:table-cell>
          <table:table-cell table:style-name="Tabla4.G2" office:value-type="string">
            <text:p text:style-name="P105">5</text:p>
          </table:table-cell>
          <table:table-cell table:style-name="Tabla4.H2" office:value-type="string">
            <text:p text:style-name="P105">6</text:p>
          </table:table-cell>
          <table:table-cell table:style-name="Tabla4.I2" office:value-type="string">
            <text:p text:style-name="P111">7</text:p>
          </table:table-cell>
          <table:table-cell table:style-name="Tabla4.J2" office:value-type="string">
            <text:p text:style-name="P111">8</text:p>
          </table:table-cell>
        </table:table-row>
      </table:table>
      <text:p text:style-name="P6"/>
      <text:p text:style-name="P6">5.El programa D se carga en memoria (se le asignan los marcos 3 y 4 que usaba el proceso B y el marco 7 que permanecía libre)</text:p>
      <text:p text:style-name="P6"/>
      <table:table table:name="Tabla5" table:style-name="Tabla5">
        <table:table-column table:style-name="Tabla5.A"/>
        <table:table-column table:style-name="Tabla5.B" table:number-columns-repeated="9"/>
        <table:table-row>
          <table:table-cell table:style-name="Tabla5.A1" office:value-type="string">
            <text:p text:style-name="P107">Procesos</text:p>
          </table:table-cell>
          <table:table-cell table:style-name="Tabla5.B1" office:value-type="string">
            <text:p text:style-name="P105">A</text:p>
          </table:table-cell>
          <table:table-cell table:style-name="Tabla5.B1" office:value-type="string">
            <text:p text:style-name="P105">A</text:p>
          </table:table-cell>
          <table:table-cell table:style-name="Tabla5.B1" office:value-type="string">
            <text:p text:style-name="P105">A</text:p>
          </table:table-cell>
          <table:table-cell table:style-name="Tabla5.E1" office:value-type="string">
            <text:p text:style-name="P112">D</text:p>
          </table:table-cell>
          <table:table-cell table:style-name="Tabla5.E1" office:value-type="string">
            <text:p text:style-name="P112">D</text:p>
          </table:table-cell>
          <table:table-cell table:style-name="Tabla5.B1" office:value-type="string">
            <text:p text:style-name="P111">C</text:p>
          </table:table-cell>
          <table:table-cell table:style-name="Tabla5.B1" office:value-type="string">
            <text:p text:style-name="P111">C</text:p>
          </table:table-cell>
          <table:table-cell table:style-name="Tabla5.E1" office:value-type="string">
            <text:p text:style-name="P113">D</text:p>
          </table:table-cell>
          <table:table-cell table:style-name="Tabla5.J1" office:value-type="string">
            <text:p text:style-name="P110"/>
          </table:table-cell>
        </table:table-row>
        <table:table-row>
          <table:table-cell table:style-name="Tabla5.A2" office:value-type="string">
            <text:p text:style-name="P107">Marcos</text:p>
          </table:table-cell>
          <table:table-cell table:style-name="Tabla5.B2" office:value-type="string">
            <text:p text:style-name="P105">0</text:p>
          </table:table-cell>
          <table:table-cell table:style-name="Tabla5.C2" office:value-type="string">
            <text:p text:style-name="P105">1</text:p>
          </table:table-cell>
          <table:table-cell table:style-name="Tabla5.D2" office:value-type="string">
            <text:p text:style-name="P105">2</text:p>
          </table:table-cell>
          <table:table-cell table:style-name="Tabla5.E2" office:value-type="string">
            <text:p text:style-name="P111">3</text:p>
          </table:table-cell>
          <table:table-cell table:style-name="Tabla5.F2" office:value-type="string">
            <text:p text:style-name="P111">4</text:p>
          </table:table-cell>
          <table:table-cell table:style-name="Tabla5.G2" office:value-type="string">
            <text:p text:style-name="P105">5</text:p>
          </table:table-cell>
          <table:table-cell table:style-name="Tabla5.H2" office:value-type="string">
            <text:p text:style-name="P105">6</text:p>
          </table:table-cell>
          <table:table-cell table:style-name="Tabla5.I2" office:value-type="string">
            <text:p text:style-name="P111">7</text:p>
          </table:table-cell>
          <table:table-cell table:style-name="Tabla5.J2" office:value-type="string">
            <text:p text:style-name="P111">8</text:p>
          </table:table-cell>
        </table:table-row>
      </table:table>
      <text:p text:style-name="P6"/>
      <text:p text:style-name="P6">3) Aplicando las políticas de sustitución de páginas: LRU ( la página menos recientemente usada) y FIFO (la página que ha estado en memoria durante más tiempo). Supóngase que, después de haberse reservado espacio para el Sistema, sólo queda sitio suficiente en la memoria principal para cuatro páginas de los programas de usuario. Supóngase también que inicialmente se han situado en la memoria física las páginas virtuales 1, 2, 3 y 4 de un programa de usuario, en este orden.</text:p>
      <text:p text:style-name="P1"/>
      <text:p text:style-name="P1">a) Para cada una de las dos estrategias, ¿qué páginas estarán en la memoria al final de la siguiente secuencia de accesos a páginas virtuales? Léase la secuencia de izquierda a derecha: (6, 3, 2, 8, 4).</text:p>
      <text:p text:style-name="P7"/>
      <text:p text:style-name="P16">LRU</text:p>
      <text:p text:style-name="P16"/>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column table:style-name="Tabla10.G"/>
        <table:table-row>
          <table:table-cell table:style-name="Tabla10.A1" office:value-type="string">
            <text:p text:style-name="P43">Marco</text:p>
          </table:table-cell>
          <table:table-cell table:style-name="Tabla10.A1" office:value-type="string">
            <text:p text:style-name="P48">1,2,3,4</text:p>
          </table:table-cell>
          <table:table-cell table:style-name="Tabla10.A1" office:value-type="string">
            <text:p text:style-name="P48">6</text:p>
          </table:table-cell>
          <table:table-cell table:style-name="Tabla10.A1" office:value-type="string">
            <text:p text:style-name="P48">3</text:p>
          </table:table-cell>
          <table:table-cell table:style-name="Tabla10.A1" office:value-type="string">
            <text:p text:style-name="P71">2</text:p>
          </table:table-cell>
          <table:table-cell table:style-name="Tabla10.A1" office:value-type="string">
            <text:p text:style-name="P71">8</text:p>
          </table:table-cell>
          <table:table-cell table:style-name="Tabla10.G1" office:value-type="string">
            <text:p text:style-name="P71">4</text:p>
          </table:table-cell>
        </table:table-row>
        <table:table-row>
          <table:table-cell table:style-name="Tabla10.A2" office:value-type="string">
            <text:p text:style-name="P43">0</text:p>
          </table:table-cell>
          <table:table-cell table:style-name="Tabla10.A2" office:value-type="string">
            <text:p text:style-name="P53">1</text:p>
          </table:table-cell>
          <table:table-cell table:style-name="Tabla10.C2" office:value-type="string">
            <text:p text:style-name="P53">6</text:p>
          </table:table-cell>
          <table:table-cell table:style-name="Tabla10.A2" office:value-type="string">
            <text:p text:style-name="P48">6</text:p>
          </table:table-cell>
          <table:table-cell table:style-name="Tabla10.A2" office:value-type="string">
            <text:p text:style-name="P71">6</text:p>
          </table:table-cell>
          <table:table-cell table:style-name="Tabla10.A2" office:value-type="string">
            <text:p text:style-name="P71">6</text:p>
          </table:table-cell>
          <table:table-cell table:style-name="Tabla10.G2" office:value-type="string">
            <text:p text:style-name="P58">4</text:p>
          </table:table-cell>
        </table:table-row>
        <table:table-row>
          <table:table-cell table:style-name="Tabla10.A2" office:value-type="string">
            <text:p text:style-name="P43">1</text:p>
          </table:table-cell>
          <table:table-cell table:style-name="Tabla10.A2" office:value-type="string">
            <text:p text:style-name="P53">2</text:p>
          </table:table-cell>
          <table:table-cell table:style-name="Tabla10.A2" office:value-type="string">
            <text:p text:style-name="P48">2</text:p>
          </table:table-cell>
          <table:table-cell table:style-name="Tabla10.A2" office:value-type="string">
            <text:p text:style-name="P48">2</text:p>
          </table:table-cell>
          <table:table-cell table:style-name="Tabla10.A2" office:value-type="string">
            <text:p text:style-name="P71">2</text:p>
          </table:table-cell>
          <table:table-cell table:style-name="Tabla10.A2" office:value-type="string">
            <text:p text:style-name="P71">2</text:p>
          </table:table-cell>
          <table:table-cell table:style-name="Tabla10.G2" office:value-type="string">
            <text:p text:style-name="P71">2</text:p>
          </table:table-cell>
        </table:table-row>
        <table:table-row>
          <table:table-cell table:style-name="Tabla10.A2" office:value-type="string">
            <text:p text:style-name="P43">2</text:p>
          </table:table-cell>
          <table:table-cell table:style-name="Tabla10.A2" office:value-type="string">
            <text:p text:style-name="P53">3</text:p>
          </table:table-cell>
          <table:table-cell table:style-name="Tabla10.A2" office:value-type="string">
            <text:p text:style-name="P48">3</text:p>
          </table:table-cell>
          <table:table-cell table:style-name="Tabla10.A2" office:value-type="string">
            <text:p text:style-name="P48">3</text:p>
          </table:table-cell>
          <table:table-cell table:style-name="Tabla10.A2" office:value-type="string">
            <text:p text:style-name="P71">3</text:p>
          </table:table-cell>
          <table:table-cell table:style-name="Tabla10.A2" office:value-type="string">
            <text:p text:style-name="P71">3</text:p>
          </table:table-cell>
          <table:table-cell table:style-name="Tabla10.G2" office:value-type="string">
            <text:p text:style-name="P71">3</text:p>
          </table:table-cell>
        </table:table-row>
        <table:table-row>
          <table:table-cell table:style-name="Tabla10.A2" office:value-type="string">
            <text:p text:style-name="P43">3</text:p>
          </table:table-cell>
          <table:table-cell table:style-name="Tabla10.A2" office:value-type="string">
            <text:p text:style-name="P53">4</text:p>
          </table:table-cell>
          <table:table-cell table:style-name="Tabla10.A2" office:value-type="string">
            <text:p text:style-name="P48">4</text:p>
          </table:table-cell>
          <table:table-cell table:style-name="Tabla10.A2" office:value-type="string">
            <text:p text:style-name="P48">4</text:p>
          </table:table-cell>
          <table:table-cell table:style-name="Tabla10.A2" office:value-type="string">
            <text:p text:style-name="P71">4</text:p>
          </table:table-cell>
          <table:table-cell table:style-name="Tabla10.C2" office:value-type="string">
            <text:p text:style-name="P58">8</text:p>
          </table:table-cell>
          <table:table-cell table:style-name="Tabla10.G2" office:value-type="string">
            <text:p text:style-name="P71">8</text:p>
          </table:table-cell>
        </table:table-row>
      </table:table>
      <text:p text:style-name="P16"/>
      <text:p text:style-name="P16"/>
      <text:p text:style-name="P16">FIFO</text:p>
      <text:p text:style-name="P20"><text:soft-page-break/></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office:value-type="string">
            <text:p text:style-name="P44">Marco</text:p>
          </table:table-cell>
          <table:table-cell table:style-name="Tabla6.A1" office:value-type="string">
            <text:p text:style-name="P49">1,2,3,4</text:p>
          </table:table-cell>
          <table:table-cell table:style-name="Tabla6.A1" office:value-type="string">
            <text:p text:style-name="P49">6</text:p>
          </table:table-cell>
          <table:table-cell table:style-name="Tabla6.A1" office:value-type="string">
            <text:p text:style-name="P49">3</text:p>
          </table:table-cell>
          <table:table-cell table:style-name="Tabla6.A1" office:value-type="string">
            <text:p text:style-name="P71">2</text:p>
          </table:table-cell>
          <table:table-cell table:style-name="Tabla6.A1" office:value-type="string">
            <text:p text:style-name="P71">8</text:p>
          </table:table-cell>
          <table:table-cell table:style-name="Tabla6.G1" office:value-type="string">
            <text:p text:style-name="P71">4</text:p>
          </table:table-cell>
        </table:table-row>
        <table:table-row>
          <table:table-cell table:style-name="Tabla6.A2" office:value-type="string">
            <text:p text:style-name="P44">0</text:p>
          </table:table-cell>
          <table:table-cell table:style-name="Tabla6.A2" office:value-type="string">
            <text:p text:style-name="P54">1</text:p>
          </table:table-cell>
          <table:table-cell table:style-name="Tabla6.C2" office:value-type="string">
            <text:p text:style-name="P54">6</text:p>
          </table:table-cell>
          <table:table-cell table:style-name="Tabla6.A2" office:value-type="string">
            <text:p text:style-name="P71">6</text:p>
          </table:table-cell>
          <table:table-cell table:style-name="Tabla6.A2" office:value-type="string">
            <text:p text:style-name="P71">6</text:p>
          </table:table-cell>
          <table:table-cell table:style-name="Tabla6.A2" office:value-type="string">
            <text:p text:style-name="P71">6</text:p>
          </table:table-cell>
          <table:table-cell table:style-name="Tabla6.G2" office:value-type="string">
            <text:p text:style-name="P72">6</text:p>
          </table:table-cell>
        </table:table-row>
        <table:table-row>
          <table:table-cell table:style-name="Tabla6.A2" office:value-type="string">
            <text:p text:style-name="P44">1</text:p>
          </table:table-cell>
          <table:table-cell table:style-name="Tabla6.A2" office:value-type="string">
            <text:p text:style-name="P54">2</text:p>
          </table:table-cell>
          <table:table-cell table:style-name="Tabla6.A2" office:value-type="string">
            <text:p text:style-name="P49">2</text:p>
          </table:table-cell>
          <table:table-cell table:style-name="Tabla6.A2" office:value-type="string">
            <text:p text:style-name="P71">2</text:p>
          </table:table-cell>
          <table:table-cell table:style-name="Tabla6.A2" office:value-type="string">
            <text:p text:style-name="P71">2</text:p>
          </table:table-cell>
          <table:table-cell table:style-name="Tabla6.C2" office:value-type="string">
            <text:p text:style-name="P58">8</text:p>
          </table:table-cell>
          <table:table-cell table:style-name="Tabla6.G2" office:value-type="string">
            <text:p text:style-name="P71">8</text:p>
          </table:table-cell>
        </table:table-row>
        <table:table-row>
          <table:table-cell table:style-name="Tabla6.A2" office:value-type="string">
            <text:p text:style-name="P44">2</text:p>
          </table:table-cell>
          <table:table-cell table:style-name="Tabla6.A2" office:value-type="string">
            <text:p text:style-name="P54">3</text:p>
          </table:table-cell>
          <table:table-cell table:style-name="Tabla6.A2" office:value-type="string">
            <text:p text:style-name="P49">3</text:p>
          </table:table-cell>
          <table:table-cell table:style-name="Tabla6.A2" office:value-type="string">
            <text:p text:style-name="P71">3</text:p>
          </table:table-cell>
          <table:table-cell table:style-name="Tabla6.A2" office:value-type="string">
            <text:p text:style-name="P71">3</text:p>
          </table:table-cell>
          <table:table-cell table:style-name="Tabla6.A2" office:value-type="string">
            <text:p text:style-name="P71">3</text:p>
          </table:table-cell>
          <table:table-cell table:style-name="Tabla6.G2" office:value-type="string">
            <text:p text:style-name="P71">3</text:p>
          </table:table-cell>
        </table:table-row>
        <table:table-row>
          <table:table-cell table:style-name="Tabla6.A2" office:value-type="string">
            <text:p text:style-name="P44">3</text:p>
          </table:table-cell>
          <table:table-cell table:style-name="Tabla6.A2" office:value-type="string">
            <text:p text:style-name="P54">4</text:p>
          </table:table-cell>
          <table:table-cell table:style-name="Tabla6.A2" office:value-type="string">
            <text:p text:style-name="P49">4</text:p>
          </table:table-cell>
          <table:table-cell table:style-name="Tabla6.A2" office:value-type="string">
            <text:p text:style-name="P71">4</text:p>
          </table:table-cell>
          <table:table-cell table:style-name="Tabla6.A2" office:value-type="string">
            <text:p text:style-name="P71">4</text:p>
          </table:table-cell>
          <table:table-cell table:style-name="Tabla6.A2" office:value-type="string">
            <text:p text:style-name="P72">4</text:p>
          </table:table-cell>
          <table:table-cell table:style-name="Tabla6.G2" office:value-type="string">
            <text:p text:style-name="P71">4</text:p>
          </table:table-cell>
        </table:table-row>
      </table:table>
      <text:p text:style-name="P9"><text:span text:style-name="T6"/></text:p>
      <text:p text:style-name="P9">b) ¿Qué estrategia de sustitución de las dos trabajará mejor cuando la máquina acceda a las páginas</text:p>
      <text:p text:style-name="P1">en el siguiente orden : (<text:span text:style-name="T7">3, 4, 5, 6, 7, 6</text:span>, 5, 4, 3, 4, 5, 6, 7, 6, ...)?</text:p>
      <text:p text:style-name="P1"/>
      <text:p text:style-name="P17">LRU</text:p>
      <text:p text:style-name="P17"/>
      <table:table table:name="Tabla8" table:style-name="Tabla8">
        <table:table-column table:style-name="Tabla8.A"/>
        <table:table-column table:style-name="Tabla8.B"/>
        <table:table-column table:style-name="Tabla8.C"/>
        <table:table-column table:style-name="Tabla8.D" table:number-columns-repeated="13"/>
        <table:table-row>
          <table:table-cell table:style-name="Tabla8.A1" office:value-type="string">
            <text:p text:style-name="P44">Marco</text:p>
          </table:table-cell>
          <table:table-cell table:style-name="Tabla8.A1" office:value-type="string">
            <text:p text:style-name="P49">1,2,3,4</text:p>
          </table:table-cell>
          <table:table-cell table:style-name="Tabla8.A1" office:value-type="string">
            <text:p text:style-name="P73">3</text:p>
          </table:table-cell>
          <table:table-cell table:style-name="Tabla8.A1" office:value-type="string">
            <text:p text:style-name="P73">4</text:p>
          </table:table-cell>
          <table:table-cell table:style-name="Tabla8.A1" office:value-type="string">
            <text:p text:style-name="P73">5</text:p>
          </table:table-cell>
          <table:table-cell table:style-name="Tabla8.A1" office:value-type="string">
            <text:p text:style-name="P73">6</text:p>
          </table:table-cell>
          <table:table-cell table:style-name="Tabla8.A1" office:value-type="string">
            <text:p text:style-name="P73">7</text:p>
          </table:table-cell>
          <table:table-cell table:style-name="Tabla8.A1" office:value-type="string">
            <text:p text:style-name="P73">6</text:p>
          </table:table-cell>
          <table:table-cell table:style-name="Tabla8.A1" office:value-type="string">
            <text:p text:style-name="P73">5</text:p>
          </table:table-cell>
          <table:table-cell table:style-name="Tabla8.A1" office:value-type="string">
            <text:p text:style-name="P73">4</text:p>
          </table:table-cell>
          <table:table-cell table:style-name="Tabla8.A1" office:value-type="string">
            <text:p text:style-name="P73">3</text:p>
          </table:table-cell>
          <table:table-cell table:style-name="Tabla8.A1" office:value-type="string">
            <text:p text:style-name="P73">4</text:p>
          </table:table-cell>
          <table:table-cell table:style-name="Tabla8.A1" office:value-type="string">
            <text:p text:style-name="P73">5</text:p>
          </table:table-cell>
          <table:table-cell table:style-name="Tabla8.A1" office:value-type="string">
            <text:p text:style-name="P73">6</text:p>
          </table:table-cell>
          <table:table-cell table:style-name="Tabla8.A1" office:value-type="string">
            <text:p text:style-name="P73">7</text:p>
          </table:table-cell>
          <table:table-cell table:style-name="Tabla8.P1" office:value-type="string">
            <text:p text:style-name="P73">6</text:p>
          </table:table-cell>
        </table:table-row>
        <table:table-row>
          <table:table-cell table:style-name="Tabla8.A2" office:value-type="string">
            <text:p text:style-name="P44">0</text:p>
          </table:table-cell>
          <table:table-cell table:style-name="Tabla8.A2" office:value-type="string">
            <text:p text:style-name="P54">1</text:p>
          </table:table-cell>
          <table:table-cell table:style-name="Tabla8.A2" office:value-type="string">
            <text:p text:style-name="P76">1</text:p>
          </table:table-cell>
          <table:table-cell table:style-name="Tabla8.A2" office:value-type="string">
            <text:p text:style-name="P76">1</text:p>
          </table:table-cell>
          <table:table-cell table:style-name="Tabla8.E2" office:value-type="string">
            <text:p text:style-name="P59">5</text:p>
          </table:table-cell>
          <table:table-cell table:style-name="Tabla8.A2" office:value-type="string">
            <text:p text:style-name="P79">5</text:p>
          </table:table-cell>
          <table:table-cell table:style-name="Tabla8.A2" office:value-type="string">
            <text:p text:style-name="P79">5</text:p>
          </table:table-cell>
          <table:table-cell table:style-name="Tabla8.A2" office:value-type="string">
            <text:p text:style-name="P79">5</text:p>
          </table:table-cell>
          <table:table-cell table:style-name="Tabla8.A2" office:value-type="string">
            <text:p text:style-name="P79">5</text:p>
          </table:table-cell>
          <table:table-cell table:style-name="Tabla8.A2" office:value-type="string">
            <text:p text:style-name="P79">5</text:p>
          </table:table-cell>
          <table:table-cell table:style-name="Tabla8.A2" office:value-type="string">
            <text:p text:style-name="P79">5</text:p>
          </table:table-cell>
          <table:table-cell table:style-name="Tabla8.A2" office:value-type="string">
            <text:p text:style-name="P79">5</text:p>
          </table:table-cell>
          <table:table-cell table:style-name="Tabla8.A2" office:value-type="string">
            <text:p text:style-name="P79">5</text:p>
          </table:table-cell>
          <table:table-cell table:style-name="Tabla8.A2" office:value-type="string">
            <text:p text:style-name="P79">5</text:p>
          </table:table-cell>
          <table:table-cell table:style-name="Tabla8.A2" office:value-type="string">
            <text:p text:style-name="P79">5</text:p>
          </table:table-cell>
          <table:table-cell table:style-name="Tabla8.P2" office:value-type="string">
            <text:p text:style-name="P79">5</text:p>
          </table:table-cell>
        </table:table-row>
        <table:table-row>
          <table:table-cell table:style-name="Tabla8.A2" office:value-type="string">
            <text:p text:style-name="P44">1</text:p>
          </table:table-cell>
          <table:table-cell table:style-name="Tabla8.A2" office:value-type="string">
            <text:p text:style-name="P54">2</text:p>
          </table:table-cell>
          <table:table-cell table:style-name="Tabla8.A2" office:value-type="string">
            <text:p text:style-name="P76">2</text:p>
          </table:table-cell>
          <table:table-cell table:style-name="Tabla8.A2" office:value-type="string">
            <text:p text:style-name="P76">2</text:p>
          </table:table-cell>
          <table:table-cell table:style-name="Tabla8.A2" office:value-type="string">
            <text:p text:style-name="P76">2</text:p>
          </table:table-cell>
          <table:table-cell table:style-name="Tabla8.E2" office:value-type="string">
            <text:p text:style-name="P61">6</text:p>
          </table:table-cell>
          <table:table-cell table:style-name="Tabla8.A2" office:value-type="string">
            <text:p text:style-name="P79">6</text:p>
          </table:table-cell>
          <table:table-cell table:style-name="Tabla8.A2" office:value-type="string">
            <text:p text:style-name="P79">6</text:p>
          </table:table-cell>
          <table:table-cell table:style-name="Tabla8.A2" office:value-type="string">
            <text:p text:style-name="P79">6</text:p>
          </table:table-cell>
          <table:table-cell table:style-name="Tabla8.A2" office:value-type="string">
            <text:p text:style-name="P79">6</text:p>
          </table:table-cell>
          <table:table-cell table:style-name="Tabla8.A2" office:value-type="string">
            <text:p text:style-name="P79">6</text:p>
          </table:table-cell>
          <table:table-cell table:style-name="Tabla8.A2" office:value-type="string">
            <text:p text:style-name="P79">6</text:p>
          </table:table-cell>
          <table:table-cell table:style-name="Tabla8.A2" office:value-type="string">
            <text:p text:style-name="P79">6</text:p>
          </table:table-cell>
          <table:table-cell table:style-name="Tabla8.A2" office:value-type="string">
            <text:p text:style-name="P79">6</text:p>
          </table:table-cell>
          <table:table-cell table:style-name="Tabla8.A2" office:value-type="string">
            <text:p text:style-name="P79">6</text:p>
          </table:table-cell>
          <table:table-cell table:style-name="Tabla8.P2" office:value-type="string">
            <text:p text:style-name="P79">6</text:p>
          </table:table-cell>
        </table:table-row>
        <table:table-row>
          <table:table-cell table:style-name="Tabla8.A2" office:value-type="string">
            <text:p text:style-name="P44">2</text:p>
          </table:table-cell>
          <table:table-cell table:style-name="Tabla8.A2" office:value-type="string">
            <text:p text:style-name="P54">3</text:p>
          </table:table-cell>
          <table:table-cell table:style-name="Tabla8.A2" office:value-type="string">
            <text:p text:style-name="P76">3</text:p>
          </table:table-cell>
          <table:table-cell table:style-name="Tabla8.A2" office:value-type="string">
            <text:p text:style-name="P76">3</text:p>
          </table:table-cell>
          <table:table-cell table:style-name="Tabla8.A2" office:value-type="string">
            <text:p text:style-name="P76">3</text:p>
          </table:table-cell>
          <table:table-cell table:style-name="Tabla8.A2" office:value-type="string">
            <text:p text:style-name="P79">3</text:p>
          </table:table-cell>
          <table:table-cell table:style-name="Tabla8.E2" office:value-type="string">
            <text:p text:style-name="P61">7</text:p>
          </table:table-cell>
          <table:table-cell table:style-name="Tabla8.A2" office:value-type="string">
            <text:p text:style-name="P79">7</text:p>
          </table:table-cell>
          <table:table-cell table:style-name="Tabla8.A2" office:value-type="string">
            <text:p text:style-name="P79">7</text:p>
          </table:table-cell>
          <table:table-cell table:style-name="Tabla8.A2" office:value-type="string">
            <text:p text:style-name="P79">7</text:p>
          </table:table-cell>
          <table:table-cell table:style-name="Tabla8.E2" office:value-type="string">
            <text:p text:style-name="P61">3</text:p>
          </table:table-cell>
          <table:table-cell table:style-name="Tabla8.A2" office:value-type="string">
            <text:p text:style-name="P79">3</text:p>
          </table:table-cell>
          <table:table-cell table:style-name="Tabla8.A2" office:value-type="string">
            <text:p text:style-name="P79">3</text:p>
          </table:table-cell>
          <table:table-cell table:style-name="Tabla8.A2" office:value-type="string">
            <text:p text:style-name="P79">3</text:p>
          </table:table-cell>
          <table:table-cell table:style-name="Tabla8.E2" office:value-type="string">
            <text:p text:style-name="P61">7</text:p>
          </table:table-cell>
          <table:table-cell table:style-name="Tabla8.P2" office:value-type="string">
            <text:p text:style-name="P79">7</text:p>
          </table:table-cell>
        </table:table-row>
        <table:table-row>
          <table:table-cell table:style-name="Tabla8.A2" office:value-type="string">
            <text:p text:style-name="P44">3</text:p>
          </table:table-cell>
          <table:table-cell table:style-name="Tabla8.A2" office:value-type="string">
            <text:p text:style-name="P54">4</text:p>
          </table:table-cell>
          <table:table-cell table:style-name="Tabla8.A2" office:value-type="string">
            <text:p text:style-name="P76">4</text:p>
          </table:table-cell>
          <table:table-cell table:style-name="Tabla8.A2" office:value-type="string">
            <text:p text:style-name="P76">4</text:p>
          </table:table-cell>
          <table:table-cell table:style-name="Tabla8.A2" office:value-type="string">
            <text:p text:style-name="P76">4</text:p>
          </table:table-cell>
          <table:table-cell table:style-name="Tabla8.A2" office:value-type="string">
            <text:p text:style-name="P79">4</text:p>
          </table:table-cell>
          <table:table-cell table:style-name="Tabla8.A2" office:value-type="string">
            <text:p text:style-name="P79">4</text:p>
          </table:table-cell>
          <table:table-cell table:style-name="Tabla8.A2" office:value-type="string">
            <text:p text:style-name="P79">4</text:p>
          </table:table-cell>
          <table:table-cell table:style-name="Tabla8.A2" office:value-type="string">
            <text:p text:style-name="P79">4</text:p>
          </table:table-cell>
          <table:table-cell table:style-name="Tabla8.A2" office:value-type="string">
            <text:p text:style-name="P79">4</text:p>
          </table:table-cell>
          <table:table-cell table:style-name="Tabla8.A2" office:value-type="string">
            <text:p text:style-name="P79">4</text:p>
          </table:table-cell>
          <table:table-cell table:style-name="Tabla8.A2" office:value-type="string">
            <text:p text:style-name="P79">4</text:p>
          </table:table-cell>
          <table:table-cell table:style-name="Tabla8.A2" office:value-type="string">
            <text:p text:style-name="P79">4</text:p>
          </table:table-cell>
          <table:table-cell table:style-name="Tabla8.A2" office:value-type="string">
            <text:p text:style-name="P79">4</text:p>
          </table:table-cell>
          <table:table-cell table:style-name="Tabla8.A2" office:value-type="string">
            <text:p text:style-name="P79">4</text:p>
          </table:table-cell>
          <table:table-cell table:style-name="Tabla8.P2" office:value-type="string">
            <text:p text:style-name="P79">4</text:p>
          </table:table-cell>
        </table:table-row>
      </table:table>
      <text:p text:style-name="P17"/>
      <text:p text:style-name="P22">N.º <text:span text:style-name="T12">fallos de página</text:span>: 5</text:p>
      <text:p text:style-name="P17"/>
      <text:p text:style-name="P17">FIFO</text:p>
      <text:p text:style-name="P20"/>
      <text:p text:style-name="P21"/>
      <table:table table:name="Tabla11" table:style-name="Tabla11">
        <table:table-column table:style-name="Tabla11.A"/>
        <table:table-column table:style-name="Tabla11.B"/>
        <table:table-column table:style-name="Tabla11.C"/>
        <table:table-column table:style-name="Tabla11.D" table:number-columns-repeated="13"/>
        <table:table-row>
          <table:table-cell table:style-name="Tabla11.A1" office:value-type="string">
            <text:p text:style-name="P45">Marco</text:p>
          </table:table-cell>
          <table:table-cell table:style-name="Tabla11.A1" office:value-type="string">
            <text:p text:style-name="P50">1,2,3,4</text:p>
          </table:table-cell>
          <table:table-cell table:style-name="Tabla11.A1" office:value-type="string">
            <text:p text:style-name="P73">3</text:p>
          </table:table-cell>
          <table:table-cell table:style-name="Tabla11.A1" office:value-type="string">
            <text:p text:style-name="P73">4</text:p>
          </table:table-cell>
          <table:table-cell table:style-name="Tabla11.A1" office:value-type="string">
            <text:p text:style-name="P73">5</text:p>
          </table:table-cell>
          <table:table-cell table:style-name="Tabla11.A1" office:value-type="string">
            <text:p text:style-name="P73">6</text:p>
          </table:table-cell>
          <table:table-cell table:style-name="Tabla11.A1" office:value-type="string">
            <text:p text:style-name="P73">7</text:p>
          </table:table-cell>
          <table:table-cell table:style-name="Tabla11.A1" office:value-type="string">
            <text:p text:style-name="P73">6</text:p>
          </table:table-cell>
          <table:table-cell table:style-name="Tabla11.A1" office:value-type="string">
            <text:p text:style-name="P73">5</text:p>
          </table:table-cell>
          <table:table-cell table:style-name="Tabla11.A1" office:value-type="string">
            <text:p text:style-name="P73">4</text:p>
          </table:table-cell>
          <table:table-cell table:style-name="Tabla11.A1" office:value-type="string">
            <text:p text:style-name="P73">3</text:p>
          </table:table-cell>
          <table:table-cell table:style-name="Tabla11.A1" office:value-type="string">
            <text:p text:style-name="P73">4</text:p>
          </table:table-cell>
          <table:table-cell table:style-name="Tabla11.A1" office:value-type="string">
            <text:p text:style-name="P73">5</text:p>
          </table:table-cell>
          <table:table-cell table:style-name="Tabla11.A1" office:value-type="string">
            <text:p text:style-name="P73">6</text:p>
          </table:table-cell>
          <table:table-cell table:style-name="Tabla11.A1" office:value-type="string">
            <text:p text:style-name="P73">7</text:p>
          </table:table-cell>
          <table:table-cell table:style-name="Tabla11.P1" office:value-type="string">
            <text:p text:style-name="P73">6</text:p>
          </table:table-cell>
        </table:table-row>
        <table:table-row>
          <table:table-cell table:style-name="Tabla11.A2" office:value-type="string">
            <text:p text:style-name="P45">0</text:p>
          </table:table-cell>
          <table:table-cell table:style-name="Tabla11.A2" office:value-type="string">
            <text:p text:style-name="P55">1</text:p>
          </table:table-cell>
          <table:table-cell table:style-name="Tabla11.A2" office:value-type="string">
            <text:p text:style-name="P81">1</text:p>
          </table:table-cell>
          <table:table-cell table:style-name="Tabla11.A2" office:value-type="string">
            <text:p text:style-name="P81">1</text:p>
          </table:table-cell>
          <table:table-cell table:style-name="Tabla11.E2" office:value-type="string">
            <text:p text:style-name="P63">5</text:p>
          </table:table-cell>
          <table:table-cell table:style-name="Tabla11.A2" office:value-type="string">
            <text:p text:style-name="P81">5</text:p>
          </table:table-cell>
          <table:table-cell table:style-name="Tabla11.A2" office:value-type="string">
            <text:p text:style-name="P81">5</text:p>
          </table:table-cell>
          <table:table-cell table:style-name="Tabla11.A2" office:value-type="string">
            <text:p text:style-name="P81">5</text:p>
          </table:table-cell>
          <table:table-cell table:style-name="Tabla11.A2" office:value-type="string">
            <text:p text:style-name="P81">5</text:p>
          </table:table-cell>
          <table:table-cell table:style-name="Tabla11.A2" office:value-type="string">
            <text:p text:style-name="P81">5</text:p>
          </table:table-cell>
          <table:table-cell table:style-name="Tabla11.A2" office:value-type="string">
            <text:p text:style-name="P81">5</text:p>
          </table:table-cell>
          <table:table-cell table:style-name="Tabla11.E2" office:value-type="string">
            <text:p text:style-name="P63">4</text:p>
          </table:table-cell>
          <table:table-cell table:style-name="Tabla11.A2" office:value-type="string">
            <text:p text:style-name="P81">4</text:p>
          </table:table-cell>
          <table:table-cell table:style-name="Tabla11.A2" office:value-type="string">
            <text:p text:style-name="P81">4</text:p>
          </table:table-cell>
          <table:table-cell table:style-name="Tabla11.A2" office:value-type="string">
            <text:p text:style-name="P81">4</text:p>
          </table:table-cell>
          <table:table-cell table:style-name="Tabla11.P2" office:value-type="string">
            <text:p text:style-name="P81">4</text:p>
          </table:table-cell>
        </table:table-row>
        <table:table-row>
          <table:table-cell table:style-name="Tabla11.A2" office:value-type="string">
            <text:p text:style-name="P45">1</text:p>
          </table:table-cell>
          <table:table-cell table:style-name="Tabla11.A2" office:value-type="string">
            <text:p text:style-name="P55">2</text:p>
          </table:table-cell>
          <table:table-cell table:style-name="Tabla11.A2" office:value-type="string">
            <text:p text:style-name="P81">2</text:p>
          </table:table-cell>
          <table:table-cell table:style-name="Tabla11.A2" office:value-type="string">
            <text:p text:style-name="P81">2</text:p>
          </table:table-cell>
          <table:table-cell table:style-name="Tabla11.A2" office:value-type="string">
            <text:p text:style-name="P81">2</text:p>
          </table:table-cell>
          <table:table-cell table:style-name="Tabla11.E2" office:value-type="string">
            <text:p text:style-name="P63">6</text:p>
          </table:table-cell>
          <table:table-cell table:style-name="Tabla11.A2" office:value-type="string">
            <text:p text:style-name="P81">6</text:p>
          </table:table-cell>
          <table:table-cell table:style-name="Tabla11.A2" office:value-type="string">
            <text:p text:style-name="P81">6</text:p>
          </table:table-cell>
          <table:table-cell table:style-name="Tabla11.A2" office:value-type="string">
            <text:p text:style-name="P81">6</text:p>
          </table:table-cell>
          <table:table-cell table:style-name="Tabla11.A2" office:value-type="string">
            <text:p text:style-name="P81">6</text:p>
          </table:table-cell>
          <table:table-cell table:style-name="Tabla11.A2" office:value-type="string">
            <text:p text:style-name="P81">6</text:p>
          </table:table-cell>
          <table:table-cell table:style-name="Tabla11.A2" office:value-type="string">
            <text:p text:style-name="P81">6</text:p>
          </table:table-cell>
          <table:table-cell table:style-name="Tabla11.E2" office:value-type="string">
            <text:p text:style-name="P63">5</text:p>
          </table:table-cell>
          <table:table-cell table:style-name="Tabla11.A2" office:value-type="string">
            <text:p text:style-name="P81">5</text:p>
          </table:table-cell>
          <table:table-cell table:style-name="Tabla11.A2" office:value-type="string">
            <text:p text:style-name="P81">5</text:p>
          </table:table-cell>
          <table:table-cell table:style-name="Tabla11.P2" office:value-type="string">
            <text:p text:style-name="P81">5</text:p>
          </table:table-cell>
        </table:table-row>
        <table:table-row>
          <table:table-cell table:style-name="Tabla11.A2" office:value-type="string">
            <text:p text:style-name="P45">2</text:p>
          </table:table-cell>
          <table:table-cell table:style-name="Tabla11.A2" office:value-type="string">
            <text:p text:style-name="P55">3</text:p>
          </table:table-cell>
          <table:table-cell table:style-name="Tabla11.A2" office:value-type="string">
            <text:p text:style-name="P81">3</text:p>
          </table:table-cell>
          <table:table-cell table:style-name="Tabla11.A2" office:value-type="string">
            <text:p text:style-name="P81">3</text:p>
          </table:table-cell>
          <table:table-cell table:style-name="Tabla11.A2" office:value-type="string">
            <text:p text:style-name="P81">3</text:p>
          </table:table-cell>
          <table:table-cell table:style-name="Tabla11.A2" office:value-type="string">
            <text:p text:style-name="P81">3</text:p>
          </table:table-cell>
          <table:table-cell table:style-name="Tabla11.E2" office:value-type="string">
            <text:p text:style-name="P63">7</text:p>
          </table:table-cell>
          <table:table-cell table:style-name="Tabla11.A2" office:value-type="string">
            <text:p text:style-name="P81">7</text:p>
          </table:table-cell>
          <table:table-cell table:style-name="Tabla11.A2" office:value-type="string">
            <text:p text:style-name="P81">7</text:p>
          </table:table-cell>
          <table:table-cell table:style-name="Tabla11.A2" office:value-type="string">
            <text:p text:style-name="P81">7</text:p>
          </table:table-cell>
          <table:table-cell table:style-name="Tabla11.A2" office:value-type="string">
            <text:p text:style-name="P81">7</text:p>
          </table:table-cell>
          <table:table-cell table:style-name="Tabla11.A2" office:value-type="string">
            <text:p text:style-name="P81">7</text:p>
          </table:table-cell>
          <table:table-cell table:style-name="Tabla11.A2" office:value-type="string">
            <text:p text:style-name="P81">7</text:p>
          </table:table-cell>
          <table:table-cell table:style-name="Tabla11.E2" office:value-type="string">
            <text:p text:style-name="P63">6</text:p>
          </table:table-cell>
          <table:table-cell table:style-name="Tabla11.A2" office:value-type="string">
            <text:p text:style-name="P81">6</text:p>
          </table:table-cell>
          <table:table-cell table:style-name="Tabla11.P2" office:value-type="string">
            <text:p text:style-name="P81">6</text:p>
          </table:table-cell>
        </table:table-row>
        <table:table-row>
          <table:table-cell table:style-name="Tabla11.A2" office:value-type="string">
            <text:p text:style-name="P45">3</text:p>
          </table:table-cell>
          <table:table-cell table:style-name="Tabla11.A2" office:value-type="string">
            <text:p text:style-name="P55">4</text:p>
          </table:table-cell>
          <table:table-cell table:style-name="Tabla11.A2" office:value-type="string">
            <text:p text:style-name="P81">4</text:p>
          </table:table-cell>
          <table:table-cell table:style-name="Tabla11.A2" office:value-type="string">
            <text:p text:style-name="P81">4</text:p>
          </table:table-cell>
          <table:table-cell table:style-name="Tabla11.A2" office:value-type="string">
            <text:p text:style-name="P81">4</text:p>
          </table:table-cell>
          <table:table-cell table:style-name="Tabla11.A2" office:value-type="string">
            <text:p text:style-name="P81">4</text:p>
          </table:table-cell>
          <table:table-cell table:style-name="Tabla11.A2" office:value-type="string">
            <text:p text:style-name="P81">4</text:p>
          </table:table-cell>
          <table:table-cell table:style-name="Tabla11.A2" office:value-type="string">
            <text:p text:style-name="P81">4</text:p>
          </table:table-cell>
          <table:table-cell table:style-name="Tabla11.A2" office:value-type="string">
            <text:p text:style-name="P81">4</text:p>
          </table:table-cell>
          <table:table-cell table:style-name="Tabla11.A2" office:value-type="string">
            <text:p text:style-name="P81">4</text:p>
          </table:table-cell>
          <table:table-cell table:style-name="Tabla11.E2" office:value-type="string">
            <text:p text:style-name="P63">3</text:p>
          </table:table-cell>
          <table:table-cell table:style-name="Tabla11.A2" office:value-type="string">
            <text:p text:style-name="P81">3</text:p>
          </table:table-cell>
          <table:table-cell table:style-name="Tabla11.A2" office:value-type="string">
            <text:p text:style-name="P81">3</text:p>
          </table:table-cell>
          <table:table-cell table:style-name="Tabla11.A2" office:value-type="string">
            <text:p text:style-name="P81">3</text:p>
          </table:table-cell>
          <table:table-cell table:style-name="Tabla11.E2" office:value-type="string">
            <text:p text:style-name="P63">7</text:p>
          </table:table-cell>
          <table:table-cell table:style-name="Tabla11.P2" office:value-type="string">
            <text:p text:style-name="P81">7</text:p>
          </table:table-cell>
        </table:table-row>
      </table:table>
      <text:p text:style-name="P8"><text:span text:style-name="T6"/></text:p>
      <text:p text:style-name="P26"><text:span text:style-name="T8">N.º fallos de página</text:span>: 7</text:p>
      <text:p text:style-name="P24"/>
      <text:p text:style-name="P27">Trabaja mejor la estrategia de sustitución LRU</text:p>
      <text:p text:style-name="P1"/>
      <text:p text:style-name="P1">c) ¿Qué estrategia de sustitución trabajará mejor cuando la máquina acceda a las páginas en el</text:p>
      <text:p text:style-name="P1">siguiente orden (3, 4, 5, 6, 7, 3, 4, 5, 6, 7, 3, 4, ...)?</text:p>
      <text:p text:style-name="P1"/>
      <text:p text:style-name="P18">LRU</text:p>
      <text:p text:style-name="P18"/>
      <table:table table:name="Tabla9" table:style-name="Tabla9">
        <table:table-column table:style-name="Tabla9.A"/>
        <table:table-column table:style-name="Tabla9.B"/>
        <table:table-column table:style-name="Tabla9.C"/>
        <table:table-column table:style-name="Tabla9.D" table:number-columns-repeated="9"/>
        <table:table-column table:style-name="Tabla9.M"/>
        <table:table-column table:style-name="Tabla9.N"/>
        <table:table-row>
          <table:table-cell table:style-name="Tabla9.A1" office:value-type="string">
            <text:p text:style-name="P46">Marco</text:p>
          </table:table-cell>
          <table:table-cell table:style-name="Tabla9.A1" office:value-type="string">
            <text:p text:style-name="P51">1,2,3,4</text:p>
          </table:table-cell>
          <table:table-cell table:style-name="Tabla9.A1" office:value-type="string">
            <text:p text:style-name="P74">3</text:p>
          </table:table-cell>
          <table:table-cell table:style-name="Tabla9.A1" office:value-type="string">
            <text:p text:style-name="P74">4</text:p>
          </table:table-cell>
          <table:table-cell table:style-name="Tabla9.A1" office:value-type="string">
            <text:p text:style-name="P74">5</text:p>
          </table:table-cell>
          <table:table-cell table:style-name="Tabla9.A1" office:value-type="string">
            <text:p text:style-name="P74">6</text:p>
          </table:table-cell>
          <table:table-cell table:style-name="Tabla9.A1" office:value-type="string">
            <text:p text:style-name="P74">7</text:p>
          </table:table-cell>
          <table:table-cell table:style-name="Tabla9.A1" office:value-type="string">
            <text:p text:style-name="P81">3</text:p>
          </table:table-cell>
          <table:table-cell table:style-name="Tabla9.A1" office:value-type="string">
            <text:p text:style-name="P81">4</text:p>
          </table:table-cell>
          <table:table-cell table:style-name="Tabla9.A1" office:value-type="string">
            <text:p text:style-name="P81">5</text:p>
          </table:table-cell>
          <table:table-cell table:style-name="Tabla9.A1" office:value-type="string">
            <text:p text:style-name="P81">6</text:p>
          </table:table-cell>
          <table:table-cell table:style-name="Tabla9.A1" office:value-type="string">
            <text:p text:style-name="P81">7</text:p>
          </table:table-cell>
          <table:table-cell table:style-name="Tabla9.A1" office:value-type="string">
            <text:p text:style-name="P81">3</text:p>
          </table:table-cell>
          <table:table-cell table:style-name="Tabla9.N1" office:value-type="string">
            <text:p text:style-name="P81">4</text:p>
          </table:table-cell>
        </table:table-row>
        <table:table-row>
          <table:table-cell table:style-name="Tabla9.A2" office:value-type="string">
            <text:p text:style-name="P46">0</text:p>
          </table:table-cell>
          <table:table-cell table:style-name="Tabla9.A2" office:value-type="string">
            <text:p text:style-name="P56">1</text:p>
          </table:table-cell>
          <table:table-cell table:style-name="Tabla9.A2" office:value-type="string">
            <text:p text:style-name="P77">1</text:p>
          </table:table-cell>
          <table:table-cell table:style-name="Tabla9.A2" office:value-type="string">
            <text:p text:style-name="P77">1</text:p>
          </table:table-cell>
          <table:table-cell table:style-name="Tabla9.E2" office:value-type="string">
            <text:p text:style-name="P60">5</text:p>
          </table:table-cell>
          <table:table-cell table:style-name="Tabla9.A2" office:value-type="string">
            <text:p text:style-name="P80">5</text:p>
          </table:table-cell>
          <table:table-cell table:style-name="Tabla9.A2" office:value-type="string">
            <text:p text:style-name="P80">5</text:p>
          </table:table-cell>
          <table:table-cell table:style-name="Tabla9.A2" office:value-type="string">
            <text:p text:style-name="P81">5</text:p>
          </table:table-cell>
          <table:table-cell table:style-name="Tabla9.E2" office:value-type="string">
            <text:p text:style-name="P63">4</text:p>
          </table:table-cell>
          <table:table-cell table:style-name="Tabla9.A2" office:value-type="string">
            <text:p text:style-name="P81">4</text:p>
          </table:table-cell>
          <table:table-cell table:style-name="Tabla9.A2" office:value-type="string">
            <text:p text:style-name="P81">4</text:p>
          </table:table-cell>
          <table:table-cell table:style-name="Tabla9.A2" office:value-type="string">
            <text:p text:style-name="P81">4</text:p>
          </table:table-cell>
          <table:table-cell table:style-name="Tabla9.E2" office:value-type="string">
            <text:p text:style-name="P63">3</text:p>
          </table:table-cell>
          <table:table-cell table:style-name="Tabla9.N2" office:value-type="string">
            <text:p text:style-name="P81">3</text:p>
          </table:table-cell>
        </table:table-row>
        <table:table-row>
          <table:table-cell table:style-name="Tabla9.A2" office:value-type="string">
            <text:p text:style-name="P46">1</text:p>
          </table:table-cell>
          <table:table-cell table:style-name="Tabla9.A2" office:value-type="string">
            <text:p text:style-name="P56">2</text:p>
          </table:table-cell>
          <table:table-cell table:style-name="Tabla9.A2" office:value-type="string">
            <text:p text:style-name="P77">2</text:p>
          </table:table-cell>
          <table:table-cell table:style-name="Tabla9.A2" office:value-type="string">
            <text:p text:style-name="P77">2</text:p>
          </table:table-cell>
          <table:table-cell table:style-name="Tabla9.A2" office:value-type="string">
            <text:p text:style-name="P77">2</text:p>
          </table:table-cell>
          <table:table-cell table:style-name="Tabla9.E2" office:value-type="string">
            <text:p text:style-name="P62">6</text:p>
          </table:table-cell>
          <table:table-cell table:style-name="Tabla9.A2" office:value-type="string">
            <text:p text:style-name="P80">6</text:p>
          </table:table-cell>
          <table:table-cell table:style-name="Tabla9.A2" office:value-type="string">
            <text:p text:style-name="P81">6</text:p>
          </table:table-cell>
          <table:table-cell table:style-name="Tabla9.A2" office:value-type="string">
            <text:p text:style-name="P81">6</text:p>
          </table:table-cell>
          <table:table-cell table:style-name="Tabla9.A2" office:value-type="string">
            <text:p text:style-name="P81">6</text:p>
          </table:table-cell>
          <table:table-cell table:style-name="Tabla9.A2" office:value-type="string">
            <text:p text:style-name="P81">6</text:p>
          </table:table-cell>
          <table:table-cell table:style-name="Tabla9.A2" office:value-type="string">
            <text:p text:style-name="P81">6</text:p>
          </table:table-cell>
          <table:table-cell table:style-name="Tabla9.A2" office:value-type="string">
            <text:p text:style-name="P81">6</text:p>
          </table:table-cell>
          <table:table-cell table:style-name="Tabla9.N2" office:value-type="string">
            <text:p text:style-name="P83">6</text:p>
          </table:table-cell>
        </table:table-row>
        <table:table-row>
          <table:table-cell table:style-name="Tabla9.A2" office:value-type="string">
            <text:p text:style-name="P46">2</text:p>
          </table:table-cell>
          <table:table-cell table:style-name="Tabla9.A2" office:value-type="string">
            <text:p text:style-name="P56">3</text:p>
          </table:table-cell>
          <table:table-cell table:style-name="Tabla9.A2" office:value-type="string">
            <text:p text:style-name="P77">3</text:p>
          </table:table-cell>
          <table:table-cell table:style-name="Tabla9.A2" office:value-type="string">
            <text:p text:style-name="P77">3</text:p>
          </table:table-cell>
          <table:table-cell table:style-name="Tabla9.A2" office:value-type="string">
            <text:p text:style-name="P77">3</text:p>
          </table:table-cell>
          <table:table-cell table:style-name="Tabla9.A2" office:value-type="string">
            <text:p text:style-name="P80">3</text:p>
          </table:table-cell>
          <table:table-cell table:style-name="Tabla9.E2" office:value-type="string">
            <text:p text:style-name="P62">7</text:p>
          </table:table-cell>
          <table:table-cell table:style-name="Tabla9.A2" office:value-type="string">
            <text:p text:style-name="P81">7</text:p>
          </table:table-cell>
          <table:table-cell table:style-name="Tabla9.A2" office:value-type="string">
            <text:p text:style-name="P81">7</text:p>
          </table:table-cell>
          <table:table-cell table:style-name="Tabla9.A2" office:value-type="string">
            <text:p text:style-name="P81">7</text:p>
          </table:table-cell>
          <table:table-cell table:style-name="Tabla9.A2" office:value-type="string">
            <text:p text:style-name="P81">7</text:p>
          </table:table-cell>
          <table:table-cell table:style-name="Tabla9.A2" office:value-type="string">
            <text:p text:style-name="P81">7</text:p>
          </table:table-cell>
          <table:table-cell table:style-name="Tabla9.A2" office:value-type="string">
            <text:p text:style-name="P81">7</text:p>
          </table:table-cell>
          <table:table-cell table:style-name="Tabla9.N2" office:value-type="string">
            <text:p text:style-name="P83">7</text:p>
          </table:table-cell>
        </table:table-row>
        <table:table-row>
          <table:table-cell table:style-name="Tabla9.A2" office:value-type="string">
            <text:p text:style-name="P46">3</text:p>
          </table:table-cell>
          <table:table-cell table:style-name="Tabla9.A2" office:value-type="string">
            <text:p text:style-name="P56">4</text:p>
          </table:table-cell>
          <table:table-cell table:style-name="Tabla9.A2" office:value-type="string">
            <text:p text:style-name="P77">4</text:p>
          </table:table-cell>
          <table:table-cell table:style-name="Tabla9.A2" office:value-type="string">
            <text:p text:style-name="P77">4</text:p>
          </table:table-cell>
          <table:table-cell table:style-name="Tabla9.A2" office:value-type="string">
            <text:p text:style-name="P77">4</text:p>
          </table:table-cell>
          <table:table-cell table:style-name="Tabla9.A2" office:value-type="string">
            <text:p text:style-name="P80">4</text:p>
          </table:table-cell>
          <table:table-cell table:style-name="Tabla9.A2" office:value-type="string">
            <text:p text:style-name="P80">4</text:p>
          </table:table-cell>
          <table:table-cell table:style-name="Tabla9.E2" office:value-type="string">
            <text:p text:style-name="P63">3</text:p>
          </table:table-cell>
          <table:table-cell table:style-name="Tabla9.A2" office:value-type="string">
            <text:p text:style-name="P81">3</text:p>
          </table:table-cell>
          <table:table-cell table:style-name="Tabla9.E2" office:value-type="string">
            <text:p text:style-name="P63">5</text:p>
          </table:table-cell>
          <table:table-cell table:style-name="Tabla9.A2" office:value-type="string">
            <text:p text:style-name="P81">5</text:p>
          </table:table-cell>
          <table:table-cell table:style-name="Tabla9.A2" office:value-type="string">
            <text:p text:style-name="P81">5</text:p>
          </table:table-cell>
          <table:table-cell table:style-name="Tabla9.A2" office:value-type="string">
            <text:p text:style-name="P81">5</text:p>
          </table:table-cell>
          <table:table-cell table:style-name="Tabla9.N5" office:value-type="string">
            <text:p text:style-name="P64">4</text:p>
          </table:table-cell>
        </table:table-row>
      </table:table>
      <text:p text:style-name="P18"/>
      <text:p text:style-name="P23">N.º <text:span text:style-name="T12">fallos de página</text:span>: <text:span text:style-name="T9">8</text:span></text:p>
      <text:p text:style-name="P18"/>
      <text:p text:style-name="P18">FIFO</text:p>
      <text:p text:style-name="P31"/>
      <text:p text:style-name="P18"><text:soft-page-break/></text:p>
      <table:table table:name="Tabla12" table:style-name="Tabla12">
        <table:table-column table:style-name="Tabla12.A"/>
        <table:table-column table:style-name="Tabla12.B"/>
        <table:table-column table:style-name="Tabla12.C"/>
        <table:table-column table:style-name="Tabla12.D" table:number-columns-repeated="9"/>
        <table:table-column table:style-name="Tabla12.M"/>
        <table:table-column table:style-name="Tabla12.N"/>
        <table:table-row>
          <table:table-cell table:style-name="Tabla12.A1" office:value-type="string">
            <text:p text:style-name="P46">Marco</text:p>
          </table:table-cell>
          <table:table-cell table:style-name="Tabla12.A1" office:value-type="string">
            <text:p text:style-name="P51">1,2,3,4</text:p>
          </table:table-cell>
          <table:table-cell table:style-name="Tabla12.A1" office:value-type="string">
            <text:p text:style-name="P74">3</text:p>
          </table:table-cell>
          <table:table-cell table:style-name="Tabla12.A1" office:value-type="string">
            <text:p text:style-name="P74">4</text:p>
          </table:table-cell>
          <table:table-cell table:style-name="Tabla12.A1" office:value-type="string">
            <text:p text:style-name="P74">5</text:p>
          </table:table-cell>
          <table:table-cell table:style-name="Tabla12.A1" office:value-type="string">
            <text:p text:style-name="P74">6</text:p>
          </table:table-cell>
          <table:table-cell table:style-name="Tabla12.A1" office:value-type="string">
            <text:p text:style-name="P74">7</text:p>
          </table:table-cell>
          <table:table-cell table:style-name="Tabla12.A1" office:value-type="string">
            <text:p text:style-name="P81">3</text:p>
          </table:table-cell>
          <table:table-cell table:style-name="Tabla12.A1" office:value-type="string">
            <text:p text:style-name="P81">4</text:p>
          </table:table-cell>
          <table:table-cell table:style-name="Tabla12.A1" office:value-type="string">
            <text:p text:style-name="P81">5</text:p>
          </table:table-cell>
          <table:table-cell table:style-name="Tabla12.A1" office:value-type="string">
            <text:p text:style-name="P81">6</text:p>
          </table:table-cell>
          <table:table-cell table:style-name="Tabla12.A1" office:value-type="string">
            <text:p text:style-name="P81">7</text:p>
          </table:table-cell>
          <table:table-cell table:style-name="Tabla12.A1" office:value-type="string">
            <text:p text:style-name="P81">3</text:p>
          </table:table-cell>
          <table:table-cell table:style-name="Tabla12.N1" office:value-type="string">
            <text:p text:style-name="P81">4</text:p>
          </table:table-cell>
        </table:table-row>
        <table:table-row>
          <table:table-cell table:style-name="Tabla12.A2" office:value-type="string">
            <text:p text:style-name="P46">0</text:p>
          </table:table-cell>
          <table:table-cell table:style-name="Tabla12.A2" office:value-type="string">
            <text:p text:style-name="P56">1</text:p>
          </table:table-cell>
          <table:table-cell table:style-name="Tabla12.A2" office:value-type="string">
            <text:p text:style-name="P81">1</text:p>
          </table:table-cell>
          <table:table-cell table:style-name="Tabla12.A2" office:value-type="string">
            <text:p text:style-name="P81">1</text:p>
          </table:table-cell>
          <table:table-cell table:style-name="Tabla12.E2" office:value-type="string">
            <text:p text:style-name="P63">5</text:p>
          </table:table-cell>
          <table:table-cell table:style-name="Tabla12.A2" office:value-type="string">
            <text:p text:style-name="P81">5</text:p>
          </table:table-cell>
          <table:table-cell table:style-name="Tabla12.A2" office:value-type="string">
            <text:p text:style-name="P81">5</text:p>
          </table:table-cell>
          <table:table-cell table:style-name="Tabla12.A2" office:value-type="string">
            <text:p text:style-name="P84">5</text:p>
          </table:table-cell>
          <table:table-cell table:style-name="Tabla12.E2" office:value-type="string">
            <text:p text:style-name="P65">4</text:p>
          </table:table-cell>
          <table:table-cell table:style-name="Tabla12.A2" office:value-type="string">
            <text:p text:style-name="P84">4</text:p>
          </table:table-cell>
          <table:table-cell table:style-name="Tabla12.A2" office:value-type="string">
            <text:p text:style-name="P84">4</text:p>
          </table:table-cell>
          <table:table-cell table:style-name="Tabla12.A2" office:value-type="string">
            <text:p text:style-name="P84">4</text:p>
          </table:table-cell>
          <table:table-cell table:style-name="Tabla12.E2" office:value-type="string">
            <text:p text:style-name="P65">3</text:p>
          </table:table-cell>
          <table:table-cell table:style-name="Tabla12.N2" office:value-type="string">
            <text:p text:style-name="P84">3</text:p>
          </table:table-cell>
        </table:table-row>
        <table:table-row>
          <table:table-cell table:style-name="Tabla12.A2" office:value-type="string">
            <text:p text:style-name="P46">1</text:p>
          </table:table-cell>
          <table:table-cell table:style-name="Tabla12.A2" office:value-type="string">
            <text:p text:style-name="P56">2</text:p>
          </table:table-cell>
          <table:table-cell table:style-name="Tabla12.A2" office:value-type="string">
            <text:p text:style-name="P81">2</text:p>
          </table:table-cell>
          <table:table-cell table:style-name="Tabla12.A2" office:value-type="string">
            <text:p text:style-name="P81">2</text:p>
          </table:table-cell>
          <table:table-cell table:style-name="Tabla12.A2" office:value-type="string">
            <text:p text:style-name="P81">2</text:p>
          </table:table-cell>
          <table:table-cell table:style-name="Tabla12.E2" office:value-type="string">
            <text:p text:style-name="P63">6</text:p>
          </table:table-cell>
          <table:table-cell table:style-name="Tabla12.A2" office:value-type="string">
            <text:p text:style-name="P81">6</text:p>
          </table:table-cell>
          <table:table-cell table:style-name="Tabla12.A2" office:value-type="string">
            <text:p text:style-name="P84">6</text:p>
          </table:table-cell>
          <table:table-cell table:style-name="Tabla12.A2" office:value-type="string">
            <text:p text:style-name="P84">6</text:p>
          </table:table-cell>
          <table:table-cell table:style-name="Tabla12.E2" office:value-type="string">
            <text:p text:style-name="P65">5</text:p>
          </table:table-cell>
          <table:table-cell table:style-name="Tabla12.A2" office:value-type="string">
            <text:p text:style-name="P84">5</text:p>
          </table:table-cell>
          <table:table-cell table:style-name="Tabla12.A2" office:value-type="string">
            <text:p text:style-name="P84">5</text:p>
          </table:table-cell>
          <table:table-cell table:style-name="Tabla12.A2" office:value-type="string">
            <text:p text:style-name="P84">5</text:p>
          </table:table-cell>
          <table:table-cell table:style-name="Tabla12.N3" office:value-type="string">
            <text:p text:style-name="P65">4</text:p>
          </table:table-cell>
        </table:table-row>
        <table:table-row>
          <table:table-cell table:style-name="Tabla12.A2" office:value-type="string">
            <text:p text:style-name="P46">2</text:p>
          </table:table-cell>
          <table:table-cell table:style-name="Tabla12.A2" office:value-type="string">
            <text:p text:style-name="P56">3</text:p>
          </table:table-cell>
          <table:table-cell table:style-name="Tabla12.A2" office:value-type="string">
            <text:p text:style-name="P81">3</text:p>
          </table:table-cell>
          <table:table-cell table:style-name="Tabla12.A2" office:value-type="string">
            <text:p text:style-name="P81">3</text:p>
          </table:table-cell>
          <table:table-cell table:style-name="Tabla12.A2" office:value-type="string">
            <text:p text:style-name="P81">3</text:p>
          </table:table-cell>
          <table:table-cell table:style-name="Tabla12.A2" office:value-type="string">
            <text:p text:style-name="P81">3</text:p>
          </table:table-cell>
          <table:table-cell table:style-name="Tabla12.E2" office:value-type="string">
            <text:p text:style-name="P63">7</text:p>
          </table:table-cell>
          <table:table-cell table:style-name="Tabla12.A2" office:value-type="string">
            <text:p text:style-name="P84">7</text:p>
          </table:table-cell>
          <table:table-cell table:style-name="Tabla12.A2" office:value-type="string">
            <text:p text:style-name="P84">5</text:p>
          </table:table-cell>
          <table:table-cell table:style-name="Tabla12.A2" office:value-type="string">
            <text:p text:style-name="P84">7</text:p>
          </table:table-cell>
          <table:table-cell table:style-name="Tabla12.E2" office:value-type="string">
            <text:p text:style-name="P65">6</text:p>
          </table:table-cell>
          <table:table-cell table:style-name="Tabla12.A2" office:value-type="string">
            <text:p text:style-name="P84">6</text:p>
          </table:table-cell>
          <table:table-cell table:style-name="Tabla12.A2" office:value-type="string">
            <text:p text:style-name="P84">6</text:p>
          </table:table-cell>
          <table:table-cell table:style-name="Tabla12.N2" office:value-type="string">
            <text:p text:style-name="P84">6</text:p>
          </table:table-cell>
        </table:table-row>
        <table:table-row>
          <table:table-cell table:style-name="Tabla12.A2" office:value-type="string">
            <text:p text:style-name="P46">3</text:p>
          </table:table-cell>
          <table:table-cell table:style-name="Tabla12.A2" office:value-type="string">
            <text:p text:style-name="P56">4</text:p>
          </table:table-cell>
          <table:table-cell table:style-name="Tabla12.A2" office:value-type="string">
            <text:p text:style-name="P81">4</text:p>
          </table:table-cell>
          <table:table-cell table:style-name="Tabla12.A2" office:value-type="string">
            <text:p text:style-name="P81">4</text:p>
          </table:table-cell>
          <table:table-cell table:style-name="Tabla12.A2" office:value-type="string">
            <text:p text:style-name="P81">4</text:p>
          </table:table-cell>
          <table:table-cell table:style-name="Tabla12.A2" office:value-type="string">
            <text:p text:style-name="P81">4</text:p>
          </table:table-cell>
          <table:table-cell table:style-name="Tabla12.A2" office:value-type="string">
            <text:p text:style-name="P81">4</text:p>
          </table:table-cell>
          <table:table-cell table:style-name="Tabla12.E2" office:value-type="string">
            <text:p text:style-name="P65">3</text:p>
          </table:table-cell>
          <table:table-cell table:style-name="Tabla12.A2" office:value-type="string">
            <text:p text:style-name="P84">3</text:p>
          </table:table-cell>
          <table:table-cell table:style-name="Tabla12.A2" office:value-type="string">
            <text:p text:style-name="P84">3</text:p>
          </table:table-cell>
          <table:table-cell table:style-name="Tabla12.A2" office:value-type="string">
            <text:p text:style-name="P84">3</text:p>
          </table:table-cell>
          <table:table-cell table:style-name="Tabla12.E2" office:value-type="string">
            <text:p text:style-name="P65">7</text:p>
          </table:table-cell>
          <table:table-cell table:style-name="Tabla12.A2" office:value-type="string">
            <text:p text:style-name="P84">7</text:p>
          </table:table-cell>
          <table:table-cell table:style-name="Tabla12.N2" office:value-type="string">
            <text:p text:style-name="P84">7</text:p>
          </table:table-cell>
        </table:table-row>
      </table:table>
      <text:p text:style-name="P18"><text:span text:style-name="T6"/></text:p>
      <text:p text:style-name="P26"><text:span text:style-name="T8">N.º fallos de página</text:span>: <text:span text:style-name="T10">10</text:span></text:p>
      <text:p text:style-name="P24"/>
      <text:p text:style-name="P27">Trabaja mejor la estrategia de sustitución LRU</text:p>
      <text:p text:style-name="P1"/>
      <text:p text:style-name="P1">d) ¿Qué estrategia de sustitución trabajará mejor cuando la máquina acceda a las páginas en orden totalmente aleatorio, tal como: (3, 4, 2, 8, 7, 2, 4, 5, 6, 3, 4, 8, ...)?</text:p>
      <text:p text:style-name="P1"/>
      <text:p text:style-name="P19">LRU</text:p>
      <text:p text:style-name="P19"/>
      <table:table table:name="Tabla13" table:style-name="Tabla13">
        <table:table-column table:style-name="Tabla13.A"/>
        <table:table-column table:style-name="Tabla13.B"/>
        <table:table-column table:style-name="Tabla13.C"/>
        <table:table-column table:style-name="Tabla13.D" table:number-columns-repeated="9"/>
        <table:table-column table:style-name="Tabla13.M"/>
        <table:table-column table:style-name="Tabla13.N"/>
        <table:table-row>
          <table:table-cell table:style-name="Tabla13.A1" office:value-type="string">
            <text:p text:style-name="P47">Marco</text:p>
          </table:table-cell>
          <table:table-cell table:style-name="Tabla13.A1" office:value-type="string">
            <text:p text:style-name="P52">1,2,3,4</text:p>
          </table:table-cell>
          <table:table-cell table:style-name="Tabla13.A1" office:value-type="string">
            <text:p text:style-name="P75">3</text:p>
          </table:table-cell>
          <table:table-cell table:style-name="Tabla13.A1" office:value-type="string">
            <text:p text:style-name="P75">4</text:p>
          </table:table-cell>
          <table:table-cell table:style-name="Tabla13.E1" office:value-type="string">
            <text:p text:style-name="P85">2</text:p>
          </table:table-cell>
          <table:table-cell table:style-name="Tabla13.E1" office:value-type="string">
            <text:p text:style-name="P85">8</text:p>
          </table:table-cell>
          <table:table-cell table:style-name="Tabla13.E1" office:value-type="string">
            <text:p text:style-name="P85">7</text:p>
          </table:table-cell>
          <table:table-cell table:style-name="Tabla13.E1" office:value-type="string">
            <text:p text:style-name="P85">2</text:p>
          </table:table-cell>
          <table:table-cell table:style-name="Tabla13.E1" office:value-type="string">
            <text:p text:style-name="P85">4</text:p>
          </table:table-cell>
          <table:table-cell table:style-name="Tabla13.E1" office:value-type="string">
            <text:p text:style-name="P85">5</text:p>
          </table:table-cell>
          <table:table-cell table:style-name="Tabla13.E1" office:value-type="string">
            <text:p text:style-name="P85">6</text:p>
          </table:table-cell>
          <table:table-cell table:style-name="Tabla13.E1" office:value-type="string">
            <text:p text:style-name="P85">3</text:p>
          </table:table-cell>
          <table:table-cell table:style-name="Tabla13.E1" office:value-type="string">
            <text:p text:style-name="P85">4</text:p>
          </table:table-cell>
          <table:table-cell table:style-name="Tabla13.N1" office:value-type="string">
            <text:p text:style-name="P85">8</text:p>
          </table:table-cell>
        </table:table-row>
        <table:table-row>
          <table:table-cell table:style-name="Tabla13.A5" office:value-type="string">
            <text:p text:style-name="P47">0</text:p>
          </table:table-cell>
          <table:table-cell table:style-name="Tabla13.B2" office:value-type="string">
            <text:p text:style-name="P57">1</text:p>
          </table:table-cell>
          <table:table-cell table:style-name="Tabla13.C2" office:value-type="string">
            <text:p text:style-name="P78">1</text:p>
          </table:table-cell>
          <table:table-cell table:style-name="Tabla13.D2" office:value-type="string">
            <text:p text:style-name="P78">1</text:p>
          </table:table-cell>
          <table:table-cell table:style-name="Tabla13.E2" office:value-type="string">
            <text:p text:style-name="P86">1</text:p>
          </table:table-cell>
          <table:table-cell table:style-name="Tabla13.F2" office:value-type="string">
            <text:p text:style-name="P66">8</text:p>
          </table:table-cell>
          <table:table-cell table:style-name="Tabla13.E2" office:value-type="string">
            <text:p text:style-name="P86">8</text:p>
          </table:table-cell>
          <table:table-cell table:style-name="Tabla13.E2" office:value-type="string">
            <text:p text:style-name="P86">8</text:p>
          </table:table-cell>
          <table:table-cell table:style-name="Tabla13.E2" office:value-type="string">
            <text:p text:style-name="P86">8</text:p>
          </table:table-cell>
          <table:table-cell table:style-name="Tabla13.F2" office:value-type="string">
            <text:p text:style-name="P67">5</text:p>
          </table:table-cell>
          <table:table-cell table:style-name="Tabla13.E2" office:value-type="string">
            <text:p text:style-name="P86">5</text:p>
          </table:table-cell>
          <table:table-cell table:style-name="Tabla13.E2" office:value-type="string">
            <text:p text:style-name="P86">5</text:p>
          </table:table-cell>
          <table:table-cell table:style-name="Tabla13.E2" office:value-type="string">
            <text:p text:style-name="P86">5</text:p>
          </table:table-cell>
          <table:table-cell table:style-name="Tabla13.N2" office:value-type="string">
            <text:p text:style-name="P66">8</text:p>
          </table:table-cell>
        </table:table-row>
        <table:table-row>
          <table:table-cell table:style-name="Tabla13.A5" office:value-type="string">
            <text:p text:style-name="P47">1</text:p>
          </table:table-cell>
          <table:table-cell table:style-name="Tabla13.B3" office:value-type="string">
            <text:p text:style-name="P57">2</text:p>
          </table:table-cell>
          <table:table-cell table:style-name="Tabla13.C3" office:value-type="string">
            <text:p text:style-name="P78">2</text:p>
          </table:table-cell>
          <table:table-cell table:style-name="Tabla13.D3" office:value-type="string">
            <text:p text:style-name="P78">2</text:p>
          </table:table-cell>
          <table:table-cell table:style-name="Tabla13.E2" office:value-type="string">
            <text:p text:style-name="P86">2</text:p>
          </table:table-cell>
          <table:table-cell table:style-name="Tabla13.E2" office:value-type="string">
            <text:p text:style-name="P86">2</text:p>
          </table:table-cell>
          <table:table-cell table:style-name="Tabla13.E2" office:value-type="string">
            <text:p text:style-name="P86">2</text:p>
          </table:table-cell>
          <table:table-cell table:style-name="Tabla13.E2" office:value-type="string">
            <text:p text:style-name="P86">2</text:p>
          </table:table-cell>
          <table:table-cell table:style-name="Tabla13.E2" office:value-type="string">
            <text:p text:style-name="P86">2</text:p>
          </table:table-cell>
          <table:table-cell table:style-name="Tabla13.E2" office:value-type="string">
            <text:p text:style-name="P86">2</text:p>
          </table:table-cell>
          <table:table-cell table:style-name="Tabla13.E2" office:value-type="string">
            <text:p text:style-name="P86">2</text:p>
          </table:table-cell>
          <table:table-cell table:style-name="Tabla13.F2" office:value-type="string">
            <text:p text:style-name="P66">3</text:p>
          </table:table-cell>
          <table:table-cell table:style-name="Tabla13.E2" office:value-type="string">
            <text:p text:style-name="P86">3</text:p>
          </table:table-cell>
          <table:table-cell table:style-name="Tabla13.N3" office:value-type="string">
            <text:p text:style-name="P86">3</text:p>
          </table:table-cell>
        </table:table-row>
        <table:table-row>
          <table:table-cell table:style-name="Tabla13.A5" office:value-type="string">
            <text:p text:style-name="P47">2</text:p>
          </table:table-cell>
          <table:table-cell table:style-name="Tabla13.B4" office:value-type="string">
            <text:p text:style-name="P57">3</text:p>
          </table:table-cell>
          <table:table-cell table:style-name="Tabla13.C4" office:value-type="string">
            <text:p text:style-name="P78">3</text:p>
          </table:table-cell>
          <table:table-cell table:style-name="Tabla13.D4" office:value-type="string">
            <text:p text:style-name="P78">3</text:p>
          </table:table-cell>
          <table:table-cell table:style-name="Tabla13.E2" office:value-type="string">
            <text:p text:style-name="P86">3</text:p>
          </table:table-cell>
          <table:table-cell table:style-name="Tabla13.E2" office:value-type="string">
            <text:p text:style-name="P86">3</text:p>
          </table:table-cell>
          <table:table-cell table:style-name="Tabla13.F2" office:value-type="string">
            <text:p text:style-name="P66">7</text:p>
          </table:table-cell>
          <table:table-cell table:style-name="Tabla13.E2" office:value-type="string">
            <text:p text:style-name="P86">7</text:p>
          </table:table-cell>
          <table:table-cell table:style-name="Tabla13.E2" office:value-type="string">
            <text:p text:style-name="P86">7</text:p>
          </table:table-cell>
          <table:table-cell table:style-name="Tabla13.E2" office:value-type="string">
            <text:p text:style-name="P86">7</text:p>
          </table:table-cell>
          <table:table-cell table:style-name="Tabla13.F2" office:value-type="string">
            <text:p text:style-name="P66">6</text:p>
          </table:table-cell>
          <table:table-cell table:style-name="Tabla13.E2" office:value-type="string">
            <text:p text:style-name="P86">6</text:p>
          </table:table-cell>
          <table:table-cell table:style-name="Tabla13.E2" office:value-type="string">
            <text:p text:style-name="P86">6</text:p>
          </table:table-cell>
          <table:table-cell table:style-name="Tabla13.N3" office:value-type="string">
            <text:p text:style-name="P86">6</text:p>
          </table:table-cell>
        </table:table-row>
        <table:table-row>
          <table:table-cell table:style-name="Tabla13.A5" office:value-type="string">
            <text:p text:style-name="P47">3</text:p>
          </table:table-cell>
          <table:table-cell table:style-name="Tabla13.B5" office:value-type="string">
            <text:p text:style-name="P57">4</text:p>
          </table:table-cell>
          <table:table-cell table:style-name="Tabla13.C5" office:value-type="string">
            <text:p text:style-name="P78">4</text:p>
          </table:table-cell>
          <table:table-cell table:style-name="Tabla13.D5" office:value-type="string">
            <text:p text:style-name="P78">4</text:p>
          </table:table-cell>
          <table:table-cell table:style-name="Tabla13.E2" office:value-type="string">
            <text:p text:style-name="P86">4</text:p>
          </table:table-cell>
          <table:table-cell table:style-name="Tabla13.E2" office:value-type="string">
            <text:p text:style-name="P86">4</text:p>
          </table:table-cell>
          <table:table-cell table:style-name="Tabla13.E2" office:value-type="string">
            <text:p text:style-name="P86">4</text:p>
          </table:table-cell>
          <table:table-cell table:style-name="Tabla13.E2" office:value-type="string">
            <text:p text:style-name="P86">4</text:p>
          </table:table-cell>
          <table:table-cell table:style-name="Tabla13.E2" office:value-type="string">
            <text:p text:style-name="P86">4</text:p>
          </table:table-cell>
          <table:table-cell table:style-name="Tabla13.E2" office:value-type="string">
            <text:p text:style-name="P86">4</text:p>
          </table:table-cell>
          <table:table-cell table:style-name="Tabla13.E2" office:value-type="string">
            <text:p text:style-name="P86">4</text:p>
          </table:table-cell>
          <table:table-cell table:style-name="Tabla13.E2" office:value-type="string">
            <text:p text:style-name="P86">4</text:p>
          </table:table-cell>
          <table:table-cell table:style-name="Tabla13.F2" office:value-type="string">
            <text:p text:style-name="P66">4</text:p>
          </table:table-cell>
          <table:table-cell table:style-name="Tabla13.N3" office:value-type="string">
            <text:p text:style-name="P86">4</text:p>
          </table:table-cell>
        </table:table-row>
      </table:table>
      <text:p text:style-name="P19"/>
      <text:p text:style-name="P23">N.º <text:span text:style-name="T12">fallos de página</text:span>: <text:span text:style-name="T11">7</text:span></text:p>
      <text:p text:style-name="P19"/>
      <text:p text:style-name="P19">FIFO</text:p>
      <text:p text:style-name="P32"/>
      <text:p text:style-name="P19"/>
      <table:table table:name="Tabla14" table:style-name="Tabla14">
        <table:table-column table:style-name="Tabla14.A"/>
        <table:table-column table:style-name="Tabla14.B"/>
        <table:table-column table:style-name="Tabla14.C"/>
        <table:table-column table:style-name="Tabla14.D" table:number-columns-repeated="9"/>
        <table:table-column table:style-name="Tabla14.M"/>
        <table:table-column table:style-name="Tabla14.N"/>
        <table:table-row>
          <table:table-cell table:style-name="Tabla14.A1" office:value-type="string">
            <text:p text:style-name="P47">Marco</text:p>
          </table:table-cell>
          <table:table-cell table:style-name="Tabla14.A1" office:value-type="string">
            <text:p text:style-name="P52">1,2,3,4</text:p>
          </table:table-cell>
          <table:table-cell table:style-name="Tabla14.A1" office:value-type="string">
            <text:p text:style-name="P75">3</text:p>
          </table:table-cell>
          <table:table-cell table:style-name="Tabla14.A1" office:value-type="string">
            <text:p text:style-name="P75">4</text:p>
          </table:table-cell>
          <table:table-cell table:style-name="Tabla14.E1" office:value-type="string">
            <text:p text:style-name="P85">2</text:p>
          </table:table-cell>
          <table:table-cell table:style-name="Tabla14.E1" office:value-type="string">
            <text:p text:style-name="P85">8</text:p>
          </table:table-cell>
          <table:table-cell table:style-name="Tabla14.E1" office:value-type="string">
            <text:p text:style-name="P85">7</text:p>
          </table:table-cell>
          <table:table-cell table:style-name="Tabla14.E1" office:value-type="string">
            <text:p text:style-name="P85">2</text:p>
          </table:table-cell>
          <table:table-cell table:style-name="Tabla14.E1" office:value-type="string">
            <text:p text:style-name="P85">4</text:p>
          </table:table-cell>
          <table:table-cell table:style-name="Tabla14.E1" office:value-type="string">
            <text:p text:style-name="P85">5</text:p>
          </table:table-cell>
          <table:table-cell table:style-name="Tabla14.E1" office:value-type="string">
            <text:p text:style-name="P85">6</text:p>
          </table:table-cell>
          <table:table-cell table:style-name="Tabla14.E1" office:value-type="string">
            <text:p text:style-name="P85">3</text:p>
          </table:table-cell>
          <table:table-cell table:style-name="Tabla14.E1" office:value-type="string">
            <text:p text:style-name="P85">4</text:p>
          </table:table-cell>
          <table:table-cell table:style-name="Tabla14.N1" office:value-type="string">
            <text:p text:style-name="P85">8</text:p>
          </table:table-cell>
        </table:table-row>
        <table:table-row>
          <table:table-cell table:style-name="Tabla14.A5" office:value-type="string">
            <text:p text:style-name="P47">0</text:p>
          </table:table-cell>
          <table:table-cell table:style-name="Tabla14.B2" office:value-type="string">
            <text:p text:style-name="P57">1</text:p>
          </table:table-cell>
          <table:table-cell table:style-name="Tabla14.C2" office:value-type="string">
            <text:p text:style-name="P82">1</text:p>
          </table:table-cell>
          <table:table-cell table:style-name="Tabla14.D2" office:value-type="string">
            <text:p text:style-name="P82">1</text:p>
          </table:table-cell>
          <table:table-cell table:style-name="Tabla14.E2" office:value-type="string">
            <text:p text:style-name="P87">1</text:p>
          </table:table-cell>
          <table:table-cell table:style-name="Tabla14.F2" office:value-type="string">
            <text:p text:style-name="P68">8</text:p>
          </table:table-cell>
          <table:table-cell table:style-name="Tabla14.E2" office:value-type="string">
            <text:p text:style-name="P87">8</text:p>
          </table:table-cell>
          <table:table-cell table:style-name="Tabla14.E2" office:value-type="string">
            <text:p text:style-name="P87">8</text:p>
          </table:table-cell>
          <table:table-cell table:style-name="Tabla14.E2" office:value-type="string">
            <text:p text:style-name="P87">8</text:p>
          </table:table-cell>
          <table:table-cell table:style-name="Tabla14.E2" office:value-type="string">
            <text:p text:style-name="P87">8</text:p>
          </table:table-cell>
          <table:table-cell table:style-name="Tabla14.F2" office:value-type="string">
            <text:p text:style-name="P68">6</text:p>
          </table:table-cell>
          <table:table-cell table:style-name="Tabla14.E2" office:value-type="string">
            <text:p text:style-name="P87">6</text:p>
          </table:table-cell>
          <table:table-cell table:style-name="Tabla14.E2" office:value-type="string">
            <text:p text:style-name="P87">6</text:p>
          </table:table-cell>
          <table:table-cell table:style-name="Tabla14.N2" office:value-type="string">
            <text:p text:style-name="P87">6</text:p>
          </table:table-cell>
        </table:table-row>
        <table:table-row>
          <table:table-cell table:style-name="Tabla14.A5" office:value-type="string">
            <text:p text:style-name="P47">1</text:p>
          </table:table-cell>
          <table:table-cell table:style-name="Tabla14.B3" office:value-type="string">
            <text:p text:style-name="P57">2</text:p>
          </table:table-cell>
          <table:table-cell table:style-name="Tabla14.C3" office:value-type="string">
            <text:p text:style-name="P82">2</text:p>
          </table:table-cell>
          <table:table-cell table:style-name="Tabla14.D3" office:value-type="string">
            <text:p text:style-name="P82">2</text:p>
          </table:table-cell>
          <table:table-cell table:style-name="Tabla14.E2" office:value-type="string">
            <text:p text:style-name="P87">2</text:p>
          </table:table-cell>
          <table:table-cell table:style-name="Tabla14.E2" office:value-type="string">
            <text:p text:style-name="P87">2</text:p>
          </table:table-cell>
          <table:table-cell table:style-name="Tabla14.F2" office:value-type="string">
            <text:p text:style-name="P68">7</text:p>
          </table:table-cell>
          <table:table-cell table:style-name="Tabla14.E2" office:value-type="string">
            <text:p text:style-name="P87">7</text:p>
          </table:table-cell>
          <table:table-cell table:style-name="Tabla14.E2" office:value-type="string">
            <text:p text:style-name="P87">7</text:p>
          </table:table-cell>
          <table:table-cell table:style-name="Tabla14.E2" office:value-type="string">
            <text:p text:style-name="P87">7</text:p>
          </table:table-cell>
          <table:table-cell table:style-name="Tabla14.E2" office:value-type="string">
            <text:p text:style-name="P87">7</text:p>
          </table:table-cell>
          <table:table-cell table:style-name="Tabla14.F2" office:value-type="string">
            <text:p text:style-name="P68">3</text:p>
          </table:table-cell>
          <table:table-cell table:style-name="Tabla14.E2" office:value-type="string">
            <text:p text:style-name="P87">3</text:p>
          </table:table-cell>
          <table:table-cell table:style-name="Tabla14.N2" office:value-type="string">
            <text:p text:style-name="P87">3</text:p>
          </table:table-cell>
        </table:table-row>
        <table:table-row>
          <table:table-cell table:style-name="Tabla14.A5" office:value-type="string">
            <text:p text:style-name="P47">2</text:p>
          </table:table-cell>
          <table:table-cell table:style-name="Tabla14.B4" office:value-type="string">
            <text:p text:style-name="P57">3</text:p>
          </table:table-cell>
          <table:table-cell table:style-name="Tabla14.C4" office:value-type="string">
            <text:p text:style-name="P82">3</text:p>
          </table:table-cell>
          <table:table-cell table:style-name="Tabla14.D4" office:value-type="string">
            <text:p text:style-name="P82">3</text:p>
          </table:table-cell>
          <table:table-cell table:style-name="Tabla14.E2" office:value-type="string">
            <text:p text:style-name="P87">3</text:p>
          </table:table-cell>
          <table:table-cell table:style-name="Tabla14.E2" office:value-type="string">
            <text:p text:style-name="P87">3</text:p>
          </table:table-cell>
          <table:table-cell table:style-name="Tabla14.E2" office:value-type="string">
            <text:p text:style-name="P87">3</text:p>
          </table:table-cell>
          <table:table-cell table:style-name="Tabla14.F2" office:value-type="string">
            <text:p text:style-name="P68">2</text:p>
          </table:table-cell>
          <table:table-cell table:style-name="Tabla14.E2" office:value-type="string">
            <text:p text:style-name="P87">2</text:p>
          </table:table-cell>
          <table:table-cell table:style-name="Tabla14.E2" office:value-type="string">
            <text:p text:style-name="P87">2</text:p>
          </table:table-cell>
          <table:table-cell table:style-name="Tabla14.E2" office:value-type="string">
            <text:p text:style-name="P87">2</text:p>
          </table:table-cell>
          <table:table-cell table:style-name="Tabla14.E2" office:value-type="string">
            <text:p text:style-name="P87">2</text:p>
          </table:table-cell>
          <table:table-cell table:style-name="Tabla14.F2" office:value-type="string">
            <text:p text:style-name="P68">4</text:p>
          </table:table-cell>
          <table:table-cell table:style-name="Tabla14.N2" office:value-type="string">
            <text:p text:style-name="P87">4</text:p>
          </table:table-cell>
        </table:table-row>
        <table:table-row>
          <table:table-cell table:style-name="Tabla14.A5" office:value-type="string">
            <text:p text:style-name="P47">3</text:p>
          </table:table-cell>
          <table:table-cell table:style-name="Tabla14.B5" office:value-type="string">
            <text:p text:style-name="P57">4</text:p>
          </table:table-cell>
          <table:table-cell table:style-name="Tabla14.C5" office:value-type="string">
            <text:p text:style-name="P82">4</text:p>
          </table:table-cell>
          <table:table-cell table:style-name="Tabla14.D5" office:value-type="string">
            <text:p text:style-name="P82">4</text:p>
          </table:table-cell>
          <table:table-cell table:style-name="Tabla14.E2" office:value-type="string">
            <text:p text:style-name="P87">4</text:p>
          </table:table-cell>
          <table:table-cell table:style-name="Tabla14.E2" office:value-type="string">
            <text:p text:style-name="P87">4</text:p>
          </table:table-cell>
          <table:table-cell table:style-name="Tabla14.E2" office:value-type="string">
            <text:p text:style-name="P87">4</text:p>
          </table:table-cell>
          <table:table-cell table:style-name="Tabla14.E2" office:value-type="string">
            <text:p text:style-name="P87">4</text:p>
          </table:table-cell>
          <table:table-cell table:style-name="Tabla14.E2" office:value-type="string">
            <text:p text:style-name="P87">4</text:p>
          </table:table-cell>
          <table:table-cell table:style-name="Tabla14.F2" office:value-type="string">
            <text:p text:style-name="P68">5</text:p>
          </table:table-cell>
          <table:table-cell table:style-name="Tabla14.E2" office:value-type="string">
            <text:p text:style-name="P87">5</text:p>
          </table:table-cell>
          <table:table-cell table:style-name="Tabla14.E2" office:value-type="string">
            <text:p text:style-name="P87">5</text:p>
          </table:table-cell>
          <table:table-cell table:style-name="Tabla14.E2" office:value-type="string">
            <text:p text:style-name="P87">5</text:p>
          </table:table-cell>
          <table:table-cell table:style-name="Tabla14.N2" office:value-type="string">
            <text:p text:style-name="P68">8</text:p>
          </table:table-cell>
        </table:table-row>
      </table:table>
      <text:p text:style-name="P19"><text:span text:style-name="T6"/></text:p>
      <text:p text:style-name="P26"><text:span text:style-name="T8">N.º fallos de página</text:span>: <text:span text:style-name="T11">7</text:span></text:p>
      <text:p text:style-name="P25"/>
      <text:p text:style-name="P29">Empatan ambas estrategias</text:p>
      <text:p text:style-name="P10"/>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01:36:45.314310140</meta:creation-date>
    <dc:date>2018-11-11T21:25:25.906329414</dc:date>
    <meta:editing-duration>PT2H2M50S</meta:editing-duration>
    <meta:editing-cycles>25</meta:editing-cycles>
    <meta:generator>LibreOffice/6.0.6.2$Linux_X86_64 LibreOffice_project/00m0$Build-2</meta:generator>
    <meta:document-statistic meta:table-count="22" meta:image-count="0" meta:object-count="0" meta:page-count="5" meta:paragraph-count="793" meta:word-count="1439" meta:character-count="5093" meta:non-whitespace-character-count="4442"/>
  </office:meta>
</office:document-meta>
</file>